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F000049E700002ACB27B8C777.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2" svg:font-family="Arial" style:font-family-generic="system"/>
    <style:font-face style:name="Courier New3" svg:font-family="'Courier New'" style:font-family-generic="system"/>
    <style:font-face style:name="DejaVu Sans1" svg:font-family="'DejaVu Sans'" style:font-family-generic="system"/>
    <style:font-face style:name="Lohit Hindi2" svg:font-family="'Lohit Hindi'"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automatic-styles>
    <style:style style:name="Таблица2" style:family="table">
      <style:table-properties style:width="16.417cm" fo:margin-left="-0.079cm" fo:margin-top="0cm" fo:margin-bottom="0cm" table:align="left" style:writing-mode="lr-tb"/>
    </style:style>
    <style:style style:name="Таблица2.A" style:family="table-column">
      <style:table-column-properties style:column-width="3.48cm"/>
    </style:style>
    <style:style style:name="Таблица2.B" style:family="table-column">
      <style:table-column-properties style:column-width="3.302cm"/>
    </style:style>
    <style:style style:name="Таблица2.C" style:family="table-column">
      <style:table-column-properties style:column-width="3.66cm"/>
    </style:style>
    <style:style style:name="Таблица2.D" style:family="table-column">
      <style:table-column-properties style:column-width="5.974cm"/>
    </style:style>
    <style:style style:name="Таблица2.1" style:family="table-row">
      <style:table-row-properties style:min-row-height="2.09cm" fo:keep-together="auto"/>
    </style:style>
    <style:style style:name="Таблица2.A1" style:family="table-cell">
      <style:table-cell-properties style:vertical-align="middle" fo:padding="0cm" fo:border="0.75pt solid #000001"/>
    </style:style>
    <style:style style:name="Таблица2.2" style:family="table-row">
      <style:table-row-properties fo:keep-together="auto"/>
    </style:style>
    <style:style style:name="Таблица2.A2" style:family="table-cell">
      <style:table-cell-properties style:vertical-align="" fo:padding="0cm" fo:border="0.75pt solid #000001"/>
    </style:style>
    <style:style style:name="Таблица2.3" style:family="table-row">
      <style:table-row-properties fo:keep-together="auto"/>
    </style:style>
    <style:style style:name="Таблица2.4" style:family="table-row">
      <style:table-row-properties fo:keep-together="auto"/>
    </style:style>
    <style:style style:name="Таблица2.5" style:family="table-row">
      <style:table-row-properties style:min-row-height="3.443cm" fo:keep-together="auto"/>
    </style:style>
    <style:style style:name="Таблица2.6" style:family="table-row">
      <style:table-row-properties style:min-row-height="2.739cm"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2.9" style:family="table-row">
      <style:table-row-properties fo:keep-together="auto"/>
    </style:style>
    <style:style style:name="Таблица2.10" style:family="table-row">
      <style:table-row-properties fo:keep-together="auto"/>
    </style:style>
    <style:style style:name="Таблица2.11" style:family="table-row">
      <style:table-row-properties fo:keep-together="auto"/>
    </style:style>
    <style:style style:name="Таблица2.12" style:family="table-row">
      <style:table-row-properties fo:keep-together="auto"/>
    </style:style>
    <style:style style:name="Таблица2.13" style:family="table-row">
      <style:table-row-properties fo:keep-together="auto"/>
    </style:style>
    <style:style style:name="Таблица2.14" style:family="table-row">
      <style:table-row-properties fo:keep-together="auto"/>
    </style:style>
    <style:style style:name="Таблица2.15" style:family="table-row">
      <style:table-row-properties style:min-row-height="2.544cm" fo:keep-together="auto"/>
    </style:style>
    <style:style style:name="Таблица2.16" style:family="table-row">
      <style:table-row-properties fo:keep-together="auto"/>
    </style:style>
    <style:style style:name="Таблица2.17" style:family="table-row">
      <style:table-row-properties style:min-row-height="2.438cm" fo:keep-together="auto"/>
    </style:style>
    <style:style style:name="Таблица2.18" style:family="table-row">
      <style:table-row-properties fo:keep-together="auto"/>
    </style:style>
    <style:style style:name="Таблица2.19" style:family="table-row">
      <style:table-row-properties fo:keep-together="auto"/>
    </style:style>
    <style:style style:name="Таблица2.20" style:family="table-row">
      <style:table-row-properties fo:keep-together="auto"/>
    </style:style>
    <style:style style:name="Таблица2.21" style:family="table-row">
      <style:table-row-properties style:min-row-height="3.009cm" fo:keep-together="auto"/>
    </style:style>
    <style:style style:name="Таблица2.22" style:family="table-row">
      <style:table-row-properties fo:keep-together="auto"/>
    </style:style>
    <style:style style:name="Таблица2.23" style:family="table-row">
      <style:table-row-properties fo:keep-together="auto"/>
    </style:style>
    <style:style style:name="Таблица2.24" style:family="table-row">
      <style:table-row-properties style:min-row-height="2.425cm" fo:keep-together="auto"/>
    </style:style>
    <style:style style:name="Таблица2.25" style:family="table-row">
      <style:table-row-properties style:min-row-height="5.214cm" fo:keep-together="auto"/>
    </style:style>
    <style:style style:name="Таблица3" style:family="table">
      <style:table-properties style:width="16.417cm" fo:margin-left="-0.079cm" fo:margin-top="0cm" fo:margin-bottom="0cm" table:align="left" style:writing-mode="lr-tb"/>
    </style:style>
    <style:style style:name="Таблица3.A" style:family="table-column">
      <style:table-column-properties style:column-width="5.472cm"/>
    </style:style>
    <style:style style:name="Таблица3.B" style:family="table-column">
      <style:table-column-properties style:column-width="3.17cm"/>
    </style:style>
    <style:style style:name="Таблица3.C" style:family="table-column">
      <style:table-column-properties style:column-width="2.302cm"/>
    </style:style>
    <style:style style:name="Таблица3.D" style:family="table-column">
      <style:table-column-properties style:column-width="5.473cm"/>
    </style:style>
    <style:style style:name="Таблица3.A1" style:family="table-cell">
      <style:table-cell-properties style:vertical-align="middle" fo:padding="0cm" fo:border="0.75pt solid #000001"/>
    </style:style>
    <style:style style:name="Таблица3.2" style:family="table-row">
      <style:table-row-properties fo:keep-together="auto"/>
    </style:style>
    <style:style style:name="Таблица3.A2" style:family="table-cell">
      <style:table-cell-properties style:vertical-align="" fo:padding="0cm" fo:border="0.75pt solid #000001"/>
    </style:style>
    <style:style style:name="Таблица4" style:family="table">
      <style:table-properties style:width="16.417cm" fo:margin-left="-0.079cm" fo:margin-top="0cm" fo:margin-bottom="0cm" table:align="left" style:writing-mode="lr-tb"/>
    </style:style>
    <style:style style:name="Таблица4.A" style:family="table-column">
      <style:table-column-properties style:column-width="4.314cm"/>
    </style:style>
    <style:style style:name="Таблица4.B" style:family="table-column">
      <style:table-column-properties style:column-width="1.157cm"/>
    </style:style>
    <style:style style:name="Таблица4.C" style:family="table-column">
      <style:table-column-properties style:column-width="5.472cm"/>
    </style:style>
    <style:style style:name="Таблица4.D" style:family="table-column">
      <style:table-column-properties style:column-width="5.473cm"/>
    </style:style>
    <style:style style:name="Таблица4.A1" style:family="table-cell">
      <style:table-cell-properties style:vertical-align="" fo:padding="0cm" fo:border="0.75pt solid #000001"/>
    </style:style>
    <style:style style:name="Таблица4.2" style:family="table-row">
      <style:table-row-properties fo:keep-together="auto"/>
    </style:style>
    <style:style style:name="Таблица5" style:family="table">
      <style:table-properties style:width="16.42cm" fo:margin-left="-0.079cm" fo:margin-top="0cm" fo:margin-bottom="0cm" table:align="left" style:writing-mode="lr-tb"/>
    </style:style>
    <style:style style:name="Таблица5.A" style:family="table-column">
      <style:table-column-properties style:column-width="4.105cm"/>
    </style:style>
    <style:style style:name="Таблица5.C" style:family="table-column">
      <style:table-column-properties style:column-width="2.439cm"/>
    </style:style>
    <style:style style:name="Таблица5.D" style:family="table-column">
      <style:table-column-properties style:column-width="1.665cm"/>
    </style:style>
    <style:style style:name="Таблица5.E" style:family="table-column">
      <style:table-column-properties style:column-width="0.898cm"/>
    </style:style>
    <style:style style:name="Таблица5.F" style:family="table-column">
      <style:table-column-properties style:column-width="3.209cm"/>
    </style:style>
    <style:style style:name="Таблица5.1" style:family="table-row">
      <style:table-row-properties style:min-row-height="1.058cm" fo:keep-together="auto"/>
    </style:style>
    <style:style style:name="Таблица5.A1" style:family="table-cell">
      <style:table-cell-properties style:vertical-align="" fo:padding="0cm" fo:border="0.75pt solid #000001"/>
    </style:style>
    <style:style style:name="Таблица5.2" style:family="table-row">
      <style:table-row-properties style:min-row-height="0.801cm" fo:keep-together="auto"/>
    </style:style>
    <style:style style:name="Таблица5.3" style:family="table-row">
      <style:table-row-properties style:min-row-height="0.462cm" fo:keep-together="auto"/>
    </style:style>
    <style:style style:name="Таблица5.4" style:family="table-row">
      <style:table-row-properties style:min-row-height="1.072cm" fo:keep-together="auto"/>
    </style:style>
    <style:style style:name="Таблица5.5" style:family="table-row">
      <style:table-row-properties style:min-row-height="1.589cm" fo:keep-together="auto"/>
    </style:style>
    <style:style style:name="Таблица5.6" style:family="table-row">
      <style:table-row-properties style:min-row-height="1.679cm" fo:keep-together="auto"/>
    </style:style>
    <style:style style:name="Таблица5.7" style:family="table-row">
      <style:table-row-properties style:min-row-height="1.08cm" fo:keep-together="auto"/>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P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672487" style:letter-kerning="true" style:font-size-asian="14pt" style:language-asian="en" style:country-asian="US" style:font-name-complex="Times New Roman2" style:font-size-complex="14pt" style:language-complex="ar" style:country-complex="SA"/>
    </style:style>
    <style:style style:name="P4"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672487" style:letter-kerning="true" style:font-size-asian="14pt" style:language-asian="zh" style:country-asian="CN" style:font-name-complex="Lohit Hindi2" style:font-size-complex="14pt" style:language-complex="hi" style:country-complex="IN"/>
    </style:style>
    <style:style style:name="P5"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672487" style:letter-kerning="true" style:font-size-asian="14pt" style:language-asian="en" style:country-asian="US" style:font-name-complex="Times New Roman2" style:font-size-complex="14pt" style:language-complex="ar" style:country-complex="SA"/>
    </style:style>
    <style:style style:name="P6"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Times New Roman" fo:font-size="14pt" officeooo:paragraph-rsid="00672487" style:font-size-asian="14pt" style:font-size-complex="14pt"/>
    </style:style>
    <style:style style:name="P7"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8"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9"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style:font-name="Times New Roman" fo:font-size="14pt" officeooo:paragraph-rsid="00672487" style:font-size-asian="14pt" style:font-size-complex="14pt"/>
    </style:style>
    <style:style style:name="P10"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672487" style:letter-kerning="true" style:font-size-asian="14pt" style:language-asian="en" style:country-asian="US" style:font-name-complex="DejaVu Sans1" style:font-size-complex="14pt" style:language-complex="ar" style:country-complex="SA"/>
    </style:style>
    <style:style style:name="P11" style:family="paragraph" style:parent-style-name="Standard">
      <style:paragraph-properties fo:line-height="150%" fo:text-align="justify" style:justify-single-word="false"/>
      <style:text-properties fo:color="#000000" style:font-name="Times New Roman" fo:font-size="14pt" style:font-size-asian="14pt" style:font-name-complex="Times New Roman3" style:font-size-complex="14pt"/>
    </style:style>
    <style:style style:name="P12" style:family="paragraph" style:parent-style-name="Standard">
      <style:paragraph-properties fo:line-height="150%" fo:text-align="justify" style:justify-single-word="false"/>
      <style:text-properties fo:color="#000000" style:font-name="Times New Roman" fo:font-size="14pt" officeooo:rsid="004bd8ef" officeooo:paragraph-rsid="004bd8ef" style:font-size-asian="14pt" style:font-name-complex="Times New Roman3" style:font-size-complex="14pt"/>
    </style:style>
    <style:style style:name="P13" style:family="paragraph" style:parent-style-name="Standard">
      <style:paragraph-properties fo:line-height="150%" fo:text-align="start" style:justify-single-word="false"/>
      <style:text-properties fo:color="#000000" style:font-name="Times New Roman" fo:font-size="14pt" fo:font-weight="normal" officeooo:rsid="004bd8ef" officeooo:paragraph-rsid="004bd8ef" style:font-size-asian="14pt" style:font-weight-asian="normal" style:font-name-complex="Times New Roman3" style:font-size-complex="14pt" style:font-weight-complex="normal"/>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officeooo:paragraph-rsid="001562a8" style:letter-kerning="false" style:font-size-asian="14pt"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officeooo:paragraph-rsid="001562a8" style:letter-kerning="false" style:font-size-asian="14pt" style:font-style-asian="normal"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5ac6b3" style:letter-kerning="false" style:font-size-asian="14pt" style:font-style-asian="normal" style:font-weight-asian="normal"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620dd0"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bold" officeooo:paragraph-rsid="004981ad" style:letter-kerning="false" style:font-size-asian="14pt" style:font-style-asian="normal" style:font-weight-asian="bold" style:font-size-complex="14pt" style:font-weight-complex="bold"/>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5ac6b3" style:letter-kerning="false" style:font-size-asian="14pt" style:font-style-asian="normal" style:font-weight-asian="normal"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672487" style:letter-kerning="false" style:font-size-asian="14pt" style:font-style-asian="normal" style:font-weight-asian="normal" style:font-size-complex="14pt"/>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672487" style:letter-kerning="false" style:font-size-asian="14pt" style:font-style-asian="normal" style:font-weight-asian="normal" style:font-size-complex="14pt" style:font-weight-complex="normal"/>
    </style:style>
    <style:style style:name="P2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fo:background-color="#ffff00" style:font-size-asian="14pt" style:font-style-asian="normal" style:font-weight-asian="normal" style:font-size-complex="14pt"/>
    </style:style>
    <style:style style:name="P24"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font-weight-complex="bold"/>
    </style:style>
    <style:style style:name="P25"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26"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style>
    <style:style style:name="P27"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style>
    <style:style style:name="P2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1562a8" style:font-size-asian="14pt" style:font-size-complex="14pt"/>
    </style:style>
    <style:style style:name="P30"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officeooo:paragraph-rsid="00620dd0"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5ac6b3" style:font-size-asian="14pt"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font-style-complex="italic"/>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font-weight="normal" officeooo:paragraph-rsid="00672487" style:font-size-asian="14pt" style:font-weight-asian="normal" style:font-size-complex="14pt" style:font-weight-complex="normal"/>
    </style:style>
    <style:style style:name="P34"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fo:font-weight="bold" officeooo:paragraph-rsid="005c094e" style:font-size-asian="14pt" style:language-asian="ru" style:country-asian="RU" style:font-weight-asian="bold" style:font-name-complex="Times New Roman2" style:font-size-complex="14pt" style:language-complex="ar" style:country-complex="SA"/>
    </style:style>
    <style:style style:name="P35"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5c094e" style:font-size-asian="14pt" style:language-asian="ru" style:country-asian="RU" style:font-name-complex="Times New Roman2" style:font-size-complex="14pt" style:language-complex="ar" style:country-complex="SA"/>
    </style:style>
    <style:style style:name="P36" style:family="paragraph" style:parent-style-name="Standard">
      <style:paragraph-properties fo:margin-left="0cm" fo:margin-right="0cm" fo:line-height="150%" fo:text-align="justify" style:justify-single-word="false" fo:text-indent="1.251cm" style:auto-text-indent="false">
        <style:tab-stops>
          <style:tab-stop style:position="1.588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tab-stops>
          <style:tab-stop style:position="1.905cm"/>
        </style:tab-stops>
      </style:paragraph-properties>
      <style:text-properties officeooo:paragraph-rsid="005c094e"/>
    </style:style>
    <style:style style:name="P38" style:family="paragraph" style:parent-style-name="Standard">
      <style:paragraph-properties fo:margin-left="0cm" fo:margin-right="0cm" fo:line-height="150%" fo:text-align="justify" style:justify-single-word="false" fo:orphans="0" fo:widows="0" fo:text-indent="1.251cm" style:auto-text-indent="false"/>
      <style:text-properties officeooo:paragraph-rsid="005c094e"/>
    </style:style>
    <style:style style:name="P39" style:family="paragraph" style:parent-style-name="Standard">
      <style:paragraph-properties fo:margin-left="0cm" fo:margin-right="0cm" fo:line-height="150%" fo:text-align="justify" style:justify-single-word="false" fo:text-indent="1.251cm" style:auto-text-indent="false"/>
      <style:text-properties officeooo:paragraph-rsid="005c094e"/>
    </style:style>
    <style:style style:name="P40" style:family="paragraph" style:parent-style-name="Standard">
      <style:paragraph-properties fo:margin-left="0cm" fo:margin-right="0cm" fo:line-height="150%" fo:text-align="justify" style:justify-single-word="false" fo:text-indent="1.251cm" style:auto-text-indent="false"/>
      <style:text-properties fo:language="ru" fo:country="RU" officeooo:paragraph-rsid="005c094e"/>
    </style:style>
    <style:style style:name="P41"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672487" style:font-size-asian="14pt" style:font-size-complex="14pt"/>
    </style:style>
    <style:style style:name="P42"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weight="bold" officeooo:paragraph-rsid="0067b0f9" style:font-size-asian="14pt" style:font-weight-asian="bold" style:font-size-complex="14pt" style:font-weight-complex="bold"/>
    </style:style>
    <style:style style:name="P43"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weight="bold" officeooo:paragraph-rsid="00672487" style:font-size-asian="14pt" style:font-weight-asian="bold" style:font-size-complex="14pt" style:font-weight-complex="bold"/>
    </style:style>
    <style:style style:name="P44"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background-image/>
      </style:paragraph-properties>
      <style:text-properties officeooo:paragraph-rsid="00672487"/>
    </style:style>
    <style:style style:name="P45"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name-complex="Times New Roman CYR1"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officeooo:paragraph-rsid="00216a7b" style:font-size-asian="14pt" style:font-name-complex="Times New Roman CYR1" style:font-size-complex="14pt" style:font-style-complex="italic"/>
    </style:style>
    <style:style style:name="P4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size-complex="14pt"/>
    </style:style>
    <style:style style:name="P48"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fo:font-style="normal" officeooo:paragraph-rsid="001562a8" style:letter-kerning="false" style:font-size-asian="14pt" style:font-style-asian="normal" style:font-name-complex="Times New Roman CYR1" style:font-size-complex="14pt"/>
    </style:style>
    <style:style style:name="P4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620dd0"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5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5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officeooo:paragraph-rsid="00620dd0" style:font-size-asian="14pt" style:font-name-complex="Times New Roman CYR1" style:font-size-complex="14pt"/>
    </style:style>
    <style:style style:name="P52" style:family="paragraph" style:parent-style-name="Standard">
      <style:paragraph-properties fo:margin-left="0cm" fo:margin-right="0cm" fo:margin-top="0cm" fo:margin-bottom="0cm" style:contextual-spacing="false" fo:line-height="150%" fo:text-align="center" style:justify-single-word="false" fo:orphans="0" fo:widows="0" fo:text-indent="1.251cm" style:auto-text-indent="false"/>
      <style:text-properties fo:color="#000000" style:font-name="Times New Roman" fo:font-size="14pt" fo:font-weight="bold" officeooo:rsid="004bd8ef" officeooo:paragraph-rsid="004bd8ef" style:font-size-asian="14pt" style:font-weight-asian="bold" style:font-name-complex="Times New Roman CYR1" style:font-size-complex="14pt" style:font-weight-complex="bold"/>
    </style:style>
    <style:style style:name="P5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5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5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5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5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482b1e" officeooo:paragraph-rsid="00482b1e"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5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fo:font-weight="normal" officeooo:rsid="0021dc75" officeooo:paragraph-rsid="005ac6b3"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59"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 fo:font-size="14pt" fo:language="ru" fo:country="RU" fo:font-style="normal" fo:font-weight="normal" officeooo:paragraph-rsid="004981ad" style:letter-kerning="false" style:font-size-asian="14pt" style:font-style-asian="normal" style:font-weight-asian="normal" style:font-size-complex="14pt"/>
    </style:style>
    <style:style style:name="P60" style:family="paragraph" style:parent-style-name="Normal_20__28_Web_29_">
      <style:paragraph-properties fo:margin-left="0cm" fo:margin-right="0cm" fo:line-height="150%" fo:text-align="justify" style:justify-single-word="false" fo:text-indent="1.251cm" style:auto-text-indent="false"/>
      <style:text-properties officeooo:paragraph-rsid="005c094e"/>
    </style:style>
    <style:style style:name="P61" style:family="paragraph" style:parent-style-name="Standard">
      <style:paragraph-properties fo:line-height="150%" fo:text-align="justify" style:justify-single-word="false" fo:break-before="page"/>
      <style:text-properties fo:color="#000000" style:font-name="Times New Roman" fo:font-size="14pt" officeooo:paragraph-rsid="0026146e" style:font-size-asian="14pt" style:font-size-complex="14pt"/>
    </style:style>
    <style:style style:name="P62" style:family="paragraph" style:parent-style-name="Standard">
      <style:paragraph-properties fo:line-height="150%" fo:text-align="justify" style:justify-single-word="false" fo:break-before="page"/>
      <style:text-properties style:font-name="Times New Roman" fo:font-size="14pt" fo:font-weight="bold" officeooo:paragraph-rsid="00672487" style:font-size-asian="14pt" style:font-weight-asian="bold" style:font-size-complex="14pt" style:font-weight-complex="bold"/>
    </style:style>
    <style:style style:name="P63" style:family="paragraph" style:parent-style-name="Standard">
      <style:paragraph-properties fo:margin-left="0cm" fo:margin-right="0cm" fo:line-height="150%" fo:text-align="justify" style:justify-single-word="false" fo:text-indent="1.499cm" style:auto-text-indent="false"/>
      <style:text-properties fo:color="#000000" style:font-name="Times New Roman" fo:font-size="14pt" fo:language="ru" fo:country="RU" fo:font-style="normal" fo:font-weight="normal" officeooo:paragraph-rsid="004f8424" style:letter-kerning="false" style:font-size-asian="14pt" style:font-style-asian="normal" style:font-weight-asian="normal" style:font-name-complex="Times New Roman CYR1" style:font-size-complex="14pt" style:font-style-complex="italic" style:font-weight-complex="bold"/>
    </style:style>
    <style:style style:name="P64" style:family="paragraph" style:parent-style-name="Text_20_body">
      <style:paragraph-properties fo:margin-left="0cm" fo:margin-right="0cm" fo:line-height="150%" fo:text-align="justify" style:justify-single-word="false" fo:text-indent="1.499cm" style:auto-text-indent="false"/>
      <style:text-properties officeooo:paragraph-rsid="004f8424"/>
    </style:style>
    <style:style style:name="P65"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66"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67"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68"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69"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officeooo:rsid="00532275" officeooo:paragraph-rsid="00532275" style:font-size-asian="14pt" style:font-name-complex="Times New Roman3" style:font-size-complex="14pt"/>
    </style:style>
    <style:style style:name="P70"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style-complex="italic" style:font-weight-complex="bold"/>
    </style:style>
    <style:style style:name="P71"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72"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weight="bold" officeooo:rsid="00532275" officeooo:paragraph-rsid="00535195" style:letter-kerning="false" style:font-size-asian="14pt" style:font-weight-asian="bold" style:font-name-complex="Times New Roman3" style:font-size-complex="14pt" style:font-weight-complex="bold"/>
    </style:style>
    <style:style style:name="P73"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style:text-underline-style="none" fo:font-weight="bold" officeooo:rsid="00532275" officeooo:paragraph-rsid="00672487" style:letter-kerning="false" style:font-size-asian="14pt" style:font-style-asian="normal" style:font-weight-asian="bold" style:font-name-complex="Times New Roman3" style:font-size-complex="14pt" style:font-weight-complex="bold"/>
    </style:style>
    <style:style style:name="P74" style:family="paragraph" style:parent-style-name="Text_20_body">
      <style:text-properties officeooo:paragraph-rsid="0043b7ff"/>
    </style:style>
    <style:style style:name="P75"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76"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981ad"/>
    </style:style>
    <style:style style:name="P77"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officeooo:paragraph-rsid="004981ad"/>
    </style:style>
    <style:style style:name="P78" style:family="paragraph" style:parent-style-name="Standard" style:master-page-name="Standard">
      <style:paragraph-properties fo:line-height="150%" fo:text-align="center" style:justify-single-word="false" style:page-number="auto"/>
      <style:text-properties fo:color="#000000" style:font-name="Times New Roman" fo:font-size="14pt" fo:font-weight="bold" officeooo:rsid="004bd8ef" officeooo:paragraph-rsid="004bd8ef" style:font-size-asian="14pt" style:font-weight-asian="bold" style:font-name-complex="Times New Roman3" style:font-size-complex="14pt" style:font-weight-complex="bold"/>
    </style:style>
    <style:style style:name="P79" style:family="paragraph" style:parent-style-name="Standard" style:list-style-name="L1">
      <style:paragraph-properties fo:line-height="150%" fo:text-align="justify" style:justify-single-word="false"/>
      <style:text-properties fo:color="#000000" style:font-name="Times New Roman" fo:font-size="14pt" officeooo:rsid="00532275" officeooo:paragraph-rsid="00532275" style:font-size-asian="14pt" style:font-name-complex="Times New Roman3" style:font-size-complex="14pt"/>
    </style:style>
    <style:style style:name="P80" style:family="paragraph" style:parent-style-name="Standard">
      <style:paragraph-properties fo:line-height="150%" fo:text-align="justify" style:justify-single-word="false"/>
      <style:text-properties fo:color="#000000" style:font-name="Times New Roman" fo:font-size="14pt" style:font-size-asian="14pt" style:font-name-complex="Times New Roman3" style:font-size-complex="14pt"/>
    </style:style>
    <style:style style:name="P81" style:family="paragraph" style:parent-style-name="Standard" style:list-style-name="L1">
      <style:paragraph-properties fo:line-height="150%" fo:text-align="justify" style:justify-single-word="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82"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fo:font-style="normal" fo:font-weight="bold" officeooo:rsid="00532275" officeooo:paragraph-rsid="00620dd0" style:letter-kerning="false" style:font-size-asian="14pt" style:language-asian="ru" style:country-asian="RU" style:font-style-asian="normal" style:font-weight-asian="bold" style:font-name-complex="Times New Roman3" style:font-size-complex="14pt" style:language-complex="ar" style:country-complex="SA" style:font-weight-complex="bold"/>
    </style:style>
    <style:style style:name="P8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620dd0"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84" style:family="paragraph" style:parent-style-name="Standard">
      <style:paragraph-properties fo:margin-left="0cm" fo:margin-right="0cm" fo:margin-top="0cm" fo:margin-bottom="0cm" style:contextual-spacing="false" fo:line-height="150%" fo:text-align="center" style:justify-single-word="false" fo:orphans="2" fo:widows="2" fo:text-indent="1.251cm" style:auto-text-indent="false" fo:break-before="page" style:vertical-align="auto"/>
      <style:text-properties fo:color="#000000" style:font-name="Times New Roman"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85"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style>
    <style:style style:name="P8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672487" style:letter-kerning="false" style:font-size-asian="14pt" style:font-style-asian="normal" style:font-weight-asian="normal" style:font-size-complex="14pt"/>
    </style:style>
    <style:style style:name="P87"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fo:font-weight="bold" officeooo:paragraph-rsid="005c094e" style:font-size-asian="14pt" style:language-asian="ru" style:country-asian="RU" style:font-weight-asian="bold" style:font-name-complex="Times New Roman2" style:font-size-complex="14pt" style:language-complex="ar" style:country-complex="SA"/>
    </style:style>
    <style:style style:name="P88"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5c094e" style:font-size-asian="14pt" style:language-asian="ru" style:country-asian="RU" style:font-name-complex="Times New Roman2" style:font-size-complex="14pt" style:language-complex="ar" style:country-complex="SA"/>
    </style:style>
    <style:style style:name="P89"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5c094e" style:font-size-asian="14pt" style:language-asian="ru" style:country-asian="RU" style:font-size-complex="14pt"/>
    </style:style>
    <style:style style:name="P90" style:family="paragraph" style:parent-style-name="Standard" style:list-style-name="WWNum5">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91" style:family="paragraph" style:parent-style-name="Standard" style:list-style-name="WWNum6">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92" style:family="paragraph" style:parent-style-name="Standard" style:list-style-name="WWNum7">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93" style:family="paragraph" style:parent-style-name="Standard">
      <style:paragraph-properties fo:margin-left="0cm" fo:margin-right="0cm" fo:line-height="150%" fo:text-align="justify" style:justify-single-word="false" fo:text-indent="1.251cm" style:auto-text-indent="false">
        <style:tab-stops>
          <style:tab-stop style:position="1.905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94" style:family="paragraph" style:parent-style-name="Standard" style:list-style-name="WWNum10">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95" style:family="paragraph" style:parent-style-name="Standard" style:list-style-name="WWNum11">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96" style:family="paragraph" style:parent-style-name="Standard" style:list-style-name="WWNum12">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97" style:family="paragraph" style:parent-style-name="Standard" style:list-style-name="WWNum13">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98" style:family="paragraph" style:parent-style-name="Standard" style:list-style-name="WWNum14">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99" style:family="paragraph" style:parent-style-name="Standard" style:list-style-name="WWNum15">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0" style:family="paragraph" style:parent-style-name="Standard" style:list-style-name="WWNum16">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1" style:family="paragraph" style:parent-style-name="Standard" style:list-style-name="WWNum17">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2" style:family="paragraph" style:parent-style-name="Standard" style:list-style-name="WWNum18">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3" style:family="paragraph" style:parent-style-name="Standard" style:list-style-name="WWNum19">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4" style:family="paragraph" style:parent-style-name="Standard" style:list-style-name="WWNum20">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5" style:family="paragraph" style:parent-style-name="Standard" style:list-style-name="WWNum21">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6" style:family="paragraph" style:parent-style-name="Standard" style:list-style-name="WWNum22">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7" style:family="paragraph" style:parent-style-name="Standard" style:list-style-name="WWNum23">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8" style:family="paragraph" style:parent-style-name="Standard" style:list-style-name="WWNum24">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9"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110" style:family="paragraph" style:parent-style-name="Standard" style:list-style-name="WWNum10">
      <style:paragraph-properties fo:margin-left="0cm" fo:margin-right="0cm" fo:line-height="150%" fo:text-align="justify" style:justify-single-word="false" fo:orphans="2" fo:widows="2" fo:text-indent="1.251cm" style:auto-text-indent="false" fo:background-color="#ffffff" style:vertical-align="auto">
        <style:tab-stops>
          <style:tab-stop style:position="1.067cm"/>
        </style:tab-stops>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111" style:family="paragraph" style:parent-style-name="Standard" style:list-style-name="WWNum11">
      <style:paragraph-properties fo:margin-left="0cm" fo:margin-right="0cm" fo:line-height="150%" fo:text-align="justify" style:justify-single-word="false" fo:orphans="2" fo:widows="2" fo:text-indent="1.251cm" style:auto-text-indent="false" fo:background-color="#ffffff" style:vertical-align="auto">
        <style:tab-stops>
          <style:tab-stop style:position="1.161cm"/>
        </style:tab-stops>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112"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tab-stops>
          <style:tab-stop style:position="1.288cm"/>
        </style:tab-stops>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113" style:family="paragraph" style:parent-style-name="Standard" style:list-style-name="WWNum12">
      <style:paragraph-properties fo:margin-left="0cm" fo:margin-right="0cm" fo:line-height="150%" fo:text-align="justify" style:justify-single-word="false" fo:orphans="2" fo:widows="2" fo:text-indent="1.251cm" style:auto-text-indent="false" fo:background-color="#ffffff" style:vertical-align="auto">
        <style:tab-stops>
          <style:tab-stop style:position="1.034cm"/>
        </style:tab-stops>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114"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672487"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115" style:family="paragraph" style:parent-style-name="Standard">
      <style:paragraph-properties fo:break-before="page"/>
      <style:text-properties fo:color="#000000" style:font-name="Times New Roman1" fo:font-size="14pt" fo:language="ru" fo:country="RU" officeooo:paragraph-rsid="005c094e" style:font-size-asian="14pt" style:language-asian="ru" style:country-asian="RU" style:font-size-complex="14pt"/>
    </style:style>
    <style:style style:name="P116" style:family="paragraph" style:parent-style-name="Standard">
      <style:paragraph-properties fo:line-height="150%" fo:text-align="justify" style:justify-single-word="false" fo:break-before="page"/>
      <style:text-properties style:font-name="Times New Roman" fo:font-size="14pt" fo:font-style="normal" fo:font-weight="bold" officeooo:paragraph-rsid="00672487" style:font-size-asian="14pt" style:font-style-asian="normal" style:font-weight-asian="bold" style:font-size-complex="14pt" style:font-weight-complex="bold"/>
    </style:style>
    <style:style style:name="P117"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672487" style:letter-kerning="true" style:font-size-asian="14pt" style:language-asian="en" style:country-asian="US" style:font-name-complex="Times New Roman2" style:font-size-complex="14pt" style:language-complex="ar" style:country-complex="SA"/>
    </style:style>
    <style:style style:name="P118"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672487" style:letter-kerning="true" style:font-size-asian="14pt" style:language-asian="en" style:country-asian="US" style:font-name-complex="Times New Roman2" style:font-size-complex="14pt" style:language-complex="ar" style:country-complex="SA"/>
    </style:style>
    <style:style style:name="P119" style:family="paragraph" style:parent-style-name="Text_20_body" style:list-style-name="L11">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paragraph-rsid="004981ad" style:letter-kerning="false" style:font-size-asian="14pt" style:font-style-asian="normal" style:font-weight-asian="normal" style:font-size-complex="14pt"/>
    </style:style>
    <style:style style:name="P120" style:family="paragraph" style:parent-style-name="Text_20_body" style:list-style-name="L2">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1" style:family="paragraph" style:parent-style-name="Text_20_body" style:list-style-name="L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2" style:family="paragraph" style:parent-style-name="Text_20_body" style:list-style-name="L4">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3" style:family="paragraph" style:parent-style-name="Text_20_body" style:list-style-name="L5">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4" style:family="paragraph" style:parent-style-name="Text_20_body" style:list-style-name="L6">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5"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6" style:family="paragraph" style:parent-style-name="Text_20_body" style:list-style-name="L8">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7" style:family="paragraph" style:parent-style-name="Text_20_body" style:list-style-name="L9">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8" style:family="paragraph" style:parent-style-name="Text_20_body" style:list-style-name="L10">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9"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130" style:family="paragraph" style:parent-style-name="Text_20_body" style:list-style-name="L7">
      <style:paragraph-properties fo:margin-left="0cm" fo:margin-right="0cm" fo:line-height="150%" fo:text-align="justify" style:justify-single-word="false" fo:text-indent="1.499cm" style:auto-text-indent="false"/>
      <style:text-properties officeooo:paragraph-rsid="004f8424"/>
    </style:style>
    <style:style style:name="P131" style:family="paragraph" style:parent-style-name="Text_20_body" style:list-style-name="L8">
      <style:paragraph-properties fo:margin-left="0cm" fo:margin-right="0cm" fo:line-height="150%" fo:text-align="justify" style:justify-single-word="false" fo:text-indent="1.499cm" style:auto-text-indent="false"/>
      <style:text-properties officeooo:paragraph-rsid="004f8424"/>
    </style:style>
    <style:style style:name="P132" style:family="paragraph" style:parent-style-name="Text_20_body" style:list-style-name="L12">
      <style:paragraph-properties fo:margin-top="0cm" fo:margin-bottom="0.212cm" style:contextual-spacing="false" fo:text-align="justify" style:justify-single-word="false"/>
      <style:text-properties fo:font-variant="normal" fo:text-transform="none" fo:color="#000000" style:font-name="Times New Roman" fo:font-size="14pt" fo:letter-spacing="normal" fo:font-style="normal" fo:font-weight="normal" officeooo:paragraph-rsid="004981ad" style:font-size-asian="14pt" style:font-size-complex="14pt"/>
    </style:style>
    <style:style style:name="P133"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134" style:family="paragraph" style:parent-style-name="Normal_20__28_Web_29_">
      <style:paragraph-properties fo:margin-left="0cm" fo:margin-right="0cm" fo:line-height="150%" fo:text-align="justify" style:justify-single-word="false" fo:text-indent="1.251cm" style:auto-text-indent="false">
        <style:tab-stops>
          <style:tab-stop style:position="8.25cm" style:type="center"/>
          <style:tab-stop style:position="13.723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135"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672487" style:letter-kerning="true" style:font-size-asian="14pt" style:language-asian="en" style:country-asian="US" style:font-name-complex="Times New Roman2" style:font-size-complex="14pt" style:language-complex="ar" style:country-complex="SA"/>
    </style:style>
    <style:style style:name="P136"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672487" style:letter-kerning="true" style:font-size-asian="14pt" style:language-asian="en" style:country-asian="US" style:font-name-complex="Times New Roman2" style:font-size-complex="14pt" style:language-complex="ar" style:country-complex="SA"/>
    </style:style>
    <style:style style:name="P137" style:family="paragraph" style:parent-style-name="Frame_20_contents">
      <style:paragraph-properties fo:margin-left="0cm" fo:margin-right="0cm" fo:text-align="center" style:justify-single-word="false" fo:orphans="2" fo:widows="2" fo:text-indent="0cm" style:auto-text-indent="false" style:vertical-align="auto"/>
      <style:text-properties style:font-name="Times New Roman1" fo:font-size="12pt" fo:language="ru" fo:country="RU" style:font-size-asian="12pt" style:language-asian="ru" style:country-asian="RU" style:font-name-complex="Times New Roman2" style:font-size-complex="12pt" style:language-complex="ar" style:country-complex="SA"/>
    </style:style>
    <style:style style:name="P138" style:family="paragraph" style:parent-style-name="Frame_20_contents">
      <style:paragraph-properties fo:text-align="center" style:justify-single-word="false"/>
      <style:text-properties style:font-name="Times New Roman1"/>
    </style:style>
    <style:style style:name="P139" style:family="paragraph" style:parent-style-name="Frame_20_contents">
      <style:paragraph-properties fo:margin-left="0cm" fo:margin-right="0cm" fo:text-align="justify" style:justify-single-word="false" fo:text-indent="0.635cm" style:auto-text-indent="false"/>
      <style:text-properties style:font-name="Times New Roman1"/>
    </style:style>
    <style:style style:name="P140" style:family="paragraph">
      <style:paragraph-properties fo:text-align="center"/>
    </style:style>
    <style:style style:name="T1" style:family="text">
      <style:text-properties fo:color="#000000" style:text-line-through-style="none" style:font-name="Times New Roman"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2" style:family="text">
      <style:text-properties fo:color="#000000" style:font-name="Times New Roman" fo:font-size="14pt" fo:font-weight="normal" style:font-size-asian="14pt" style:font-weight-asian="normal" style:font-size-complex="14pt" style:font-weight-complex="normal"/>
    </style:style>
    <style:style style:name="T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color="#000000" style:font-name="Times New Roman" fo:font-size="14pt" fo:font-style="normal" style:font-size-asian="14pt" style:font-style-asian="normal" style:font-size-complex="14pt" style:font-style-complex="normal"/>
    </style:style>
    <style:style style:name="T5" style:family="text">
      <style:text-properties fo:color="#000000" style:font-name="Times New Roman" fo:font-size="14pt" style:font-size-asian="14pt" style:font-size-complex="14pt"/>
    </style:style>
    <style:style style:name="T6" style:family="text">
      <style:text-properties fo:color="#000000" style:font-name="Times New Roman1" fo:font-size="14pt" fo:language="ru" fo:country="RU" style:font-size-asian="14pt" style:language-asian="ru" style:country-asian="RU"/>
    </style:style>
    <style:style style:name="T7" style:family="text">
      <style:text-properties fo:color="#000000" style:font-name="Times New Roman1" fo:font-size="14pt" fo:language="ru" fo:country="RU" style:font-size-asian="14pt" style:language-asian="ru" style:country-asian="RU" style:font-size-complex="14pt"/>
    </style:style>
    <style:style style:name="T8" style:family="text">
      <style:text-properties fo:color="#000000" fo:language="en" fo:country="US" style:letter-kerning="true" style:language-asian="en" style:country-asian="US" style:font-name-complex="Times New Roman2" style:language-complex="ar" style:country-complex="SA"/>
    </style:style>
    <style:style style:name="T9" style:family="text">
      <style:text-properties fo:color="#000000" fo:language="en" fo:country="US" style:letter-kerning="true" style:language-asian="en" style:country-asian="US" style:font-name-complex="Times New Roman2" style:language-complex="ar" style:country-complex="SA" style:font-weight-complex="bold"/>
    </style:style>
    <style:style style:name="T10" style:family="text">
      <style:text-properties fo:color="#000000" fo:language="ru" fo:country="RU" style:letter-kerning="true" style:language-asian="en" style:country-asian="US" style:font-name-complex="Times New Roman2" style:language-complex="ar" style:country-complex="SA"/>
    </style:style>
    <style:style style:name="T11" style:family="text">
      <style:text-properties officeooo:rsid="003a110f" fo:background-color="#9900ff"/>
    </style:style>
    <style:style style:name="T12" style:family="text">
      <style:text-properties fo:font-variant="normal" fo:text-transform="none" style:font-name="Times New Roman" fo:letter-spacing="normal"/>
    </style:style>
    <style:style style:name="T13" style:family="text">
      <style:text-properties fo:font-variant="normal" fo:text-transform="none" style:font-name="Times New Roman" fo:letter-spacing="normal" fo:font-style="normal" fo:font-weight="normal" style:font-weight-asian="normal" style:font-weight-complex="normal"/>
    </style:style>
    <style:style style:name="T14" style:family="text">
      <style:text-properties fo:font-variant="normal" fo:text-transform="none" style:font-name="Times New Roman" fo:letter-spacing="normal" officeooo:rsid="0047b5a1"/>
    </style:style>
    <style:style style:name="T15" style:family="text">
      <style:text-properties fo:font-variant="normal" fo:text-transform="none" style:font-name="Times New Roman" fo:letter-spacing="normal" fo:font-weight="normal"/>
    </style:style>
    <style:style style:name="T16" style:family="text">
      <style:text-properties fo:font-variant="normal" fo:text-transform="none" style:text-line-through-style="none" style:font-name="Times New Roman"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font-style="normal" fo:font-weight="normal" fo:background-color="#ffff00" style:font-size-asian="14pt" style:font-size-complex="14pt"/>
    </style:style>
    <style:style style:name="T19" style:family="text">
      <style:text-properties style:text-underline-style="none" fo:font-weight="bold" style:font-weight-asian="bold" style:font-style-complex="italic"/>
    </style:style>
    <style:style style:name="T20" style:family="text">
      <style:text-properties style:text-underline-style="none" style:font-style-complex="italic"/>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font-style-complex="italic"/>
    </style:style>
    <style:style style:name="T24" style:family="text">
      <style:text-properties officeooo:rsid="00311828" style:font-style-complex="italic"/>
    </style:style>
    <style:style style:name="T25" style:family="text">
      <style:text-properties style:font-style-complex="italic" style:font-weight-complex="bold"/>
    </style:style>
    <style:style style:name="T26" style:family="text">
      <style:text-properties fo:language="en" fo:country="US" style:font-style-complex="italic"/>
    </style:style>
    <style:style style:name="T27" style:family="text">
      <style:text-properties style:font-name-complex="Times New Roman CYR1"/>
    </style:style>
    <style:style style:name="T28" style:family="text">
      <style:text-properties fo:language="ru" fo:country="RU" fo:font-style="italic" style:letter-kerning="false" style:font-style-asian="italic"/>
    </style:style>
    <style:style style:name="T29" style:family="text">
      <style:text-properties fo:language="ru" fo:country="RU" fo:font-style="normal" style:letter-kerning="false" style:font-style-asian="normal"/>
    </style:style>
    <style:style style:name="T30" style:family="text">
      <style:text-properties fo:language="ru" fo:country="RU" fo:font-style="normal" fo:font-weight="normal" style:letter-kerning="false" style:font-style-asian="normal" style:font-weight-asian="normal"/>
    </style:style>
    <style:style style:name="T31" style:family="text">
      <style:text-properties fo:language="ru" fo:country="RU" fo:font-style="normal" style:text-underline-style="none" fo:font-weight="normal" style:letter-kerning="false" style:font-style-asian="normal" style:font-weight-asian="normal"/>
    </style:style>
    <style:style style:name="T32" style:family="text">
      <style:text-properties fo:language="ru" fo:country="RU" fo:font-style="normal" style:text-underline-style="none" fo:font-weight="bold" style:letter-kerning="false" style:font-style-asian="normal" style:font-weight-asian="bold"/>
    </style:style>
    <style:style style:name="T33" style:family="text">
      <style:text-properties fo:language="ru" fo:country="RU" style:language-asian="ru" style:country-asian="RU" style:font-name-complex="Times New Roman2" style:language-complex="ar" style:country-complex="SA"/>
    </style:style>
    <style:style style:name="T34" style:family="text">
      <style:text-properties officeooo:rsid="0014dd9c"/>
    </style:style>
    <style:style style:name="T35" style:family="text">
      <style:text-properties officeooo:rsid="00532275"/>
    </style:style>
    <style:style style:name="T36" style:family="text">
      <style:text-properties officeooo:rsid="00535195"/>
    </style:style>
    <style:style style:name="T37" style:family="text">
      <style:text-properties fo:background-color="#ffff00"/>
    </style:style>
    <style:style style:name="T38" style:family="text">
      <style:text-properties style:font-name="Times New Roman1"/>
    </style:style>
    <style:style style:name="T39" style:family="text">
      <style:text-properties style:font-name="Times New Roman1" fo:font-size="14pt" fo:language="ru" fo:country="RU" style:font-size-asian="14pt" style:language-asian="ru" style:country-asian="RU" style:font-name-complex="Times New Roman2" style:font-size-complex="14pt" style:language-complex="ar" style:country-complex="SA"/>
    </style:style>
    <style:style style:name="T40" style:family="text">
      <style:text-properties style:font-name="Times New Roman1" fo:font-size="14pt" fo:language="en" fo:country="US" style:font-size-asian="14pt" style:language-asian="ru" style:country-asian="RU" style:font-name-complex="Times New Roman2" style:font-size-complex="14pt" style:language-complex="ar" style:country-complex="SA"/>
    </style:style>
    <style:style style:name="T41" style:family="text">
      <style:text-properties style:font-name="Times New Roman1" officeooo:rsid="0067b0f9"/>
    </style:style>
    <style:style style:name="T42" style:family="text">
      <style:text-properties fo:font-weight="bold" officeooo:rsid="00532275" style:language-asian="ru" style:country-asian="RU" style:font-weight-asian="bold" style:font-name-complex="Times New Roman3" style:language-complex="ar" style:country-complex="SA" style:font-weight-complex="bold"/>
    </style:style>
    <style:style style:name="T43" style:family="text">
      <style:text-properties fo:font-weight="bold" officeooo:rsid="006094c7" style:language-asian="ru" style:country-asian="RU" style:font-weight-asian="bold" style:font-name-complex="Times New Roman3" style:language-complex="ar" style:country-complex="SA" style:font-weight-complex="bold"/>
    </style:style>
    <style:style style:name="T44" style:family="text">
      <style:text-properties fo:font-weight="bold" style:font-weight-asian="bold" style:font-weight-complex="bold"/>
    </style:style>
    <style:style style:name="T45" style:family="text">
      <style:text-properties fo:font-style="normal" style:letter-kerning="false" style:font-style-asian="normal"/>
    </style:style>
    <style:style style:name="T46" style:family="text">
      <style:text-properties officeooo:rsid="0067b0f9"/>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0.74pt solid #000000" style:writing-mode="lr-tb"/>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5cm" svg:stroke-color="#000000" draw:fill="none"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План</text:p>
      <text:p text:style-name="P13">Введение</text:p>
      <text:list xml:id="list3206331960224859243" text:style-name="L1">
        <text:list-item>
          <text:p text:style-name="P79">Теоретическая часть</text:p>
        </text:list-item>
      </text:list>
      <text:p text:style-name="P69">1.1 История развития Международных стандартов учета и финансовой отчетности</text:p>
      <text:p text:style-name="P69">1.2 Роль и назначение Международных стандартов финансовой отчетности.</text:p>
      <text:p text:style-name="P69">1.3 Структура Комитета по Международным стандартам финансовой отчётности</text:p>
      <text:p text:style-name="P69">1.4 Попечительский совет «Комитет по Международным стандартам финансовой отчетности»</text:p>
      <text:p text:style-name="P69">1.5 Совет по Международным стандартам финансовой отчетности</text:p>
      <text:p text:style-name="P69">1.6 Разработка Международных стандартов финансовой отчетности и интерпретаций</text:p>
      <text:p text:style-name="P69">1.7 Понятие Международных стандартов финансовой отчетности</text:p>
      <text:p text:style-name="P69">1.8 Сущность Международных стандартов финансовой отчетности</text:p>
      <text:list xml:id="list215616733540636" text:continue-numbering="true" text:style-name="L1">
        <text:list-item>
          <text:p text:style-name="P79">Аналитическая часть</text:p>
        </text:list-item>
      </text:list>
      <text:p text:style-name="P69">2.1 Подготовка финансовой отчетности в соответствии с Международными стандартами финансовой отчетности</text:p>
      <text:p text:style-name="P69">2.2 Принципы функционирования системы Международных стандартов финансовой отчетности и её элементы</text:p>
      <text:p text:style-name="P69">2.3 Основные отличия Российских и международных стандартов финансовой отчетности.</text:p>
      <text:p text:style-name="P69">2.4 Стандарты, определяющие учетную политику</text:p>
      <text:p text:style-name="P69"><text:soft-page-break/>2.5 Представление финансовой отчетности и ее состав</text:p>
      <text:p text:style-name="P69">2.6 Отражение доходов, расходов и финансового результата предприятия в Международных стандартах финансовой отчетности</text:p>
      <text:p text:style-name="P69">2.7 Исправление существенных ошибок в учете</text:p>
      <text:list xml:id="list215616511900209" text:continue-numbering="true" text:style-name="L1">
        <text:list-item>
          <text:p text:style-name="P79">Выводы</text:p>
        </text:list-item>
      </text:list>
      <text:p text:style-name="P69">3.1 Этапы реформирования бухгалтерского учета в соответствии с Международными стандартами финансовой отчетности</text:p>
      <text:p text:style-name="P69">3.2 Проблемы и недостатки процедуры перехода на МСФО</text:p>
      <text:p text:style-name="P12">Заключение</text:p>
      <text:p text:style-name="P12">Список используемой литературы</text:p>
      <text:p text:style-name="P12">Приложения</text:p>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44">Введение</text:span></text:p>
      <text:p text:style-name="P11"><text:bookmark text:name="_GoBack"/></text:p>
      <text:p text:style-name="P45">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45">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text:soft-page-break/>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p>
      <text:p text:style-name="P47"><text:span text:style-name="T27">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45">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text:soft-page-break/>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p>
      <text:p text:style-name="P45">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p>
      <text:p text:style-name="P45"/>
      <text:p text:style-name="P45"/>
      <text:p text:style-name="P52"><text:span text:style-name="T35">1 </text:span>Теоретическая часть</text:p>
      <text:p text:style-name="P45"/>
      <text:p text:style-name="P70">1.1 История развития Международных стандартов учета и финансовой отчетности</text:p>
      <text:p text:style-name="P28"><text:span text:style-name="T23">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26">XIII</text:span><text:span text:style-name="T23">-</text:span><text:span text:style-name="T26">XIV</text:span><text:span text:style-name="T23">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text:span><text:soft-page-break/><text:span text:style-name="T23">Пачоли, который большую часть своей жизни преподавал в университетах Перуджи, Флоренции, Болоньи.</text:span></text:p>
      <text:p text:style-name="P28"><text:span text:style-name="T23">Книга</text:span><text:span text:style-name="T26">, </text:span><text:span text:style-name="T23">которую</text:span><text:span text:style-name="T26"> </text:span><text:span text:style-name="T23">он</text:span><text:span text:style-name="T26"> </text:span><text:span text:style-name="T23">написал</text:span><text:span text:style-name="T26">, </text:span><text:span text:style-name="T23">называлась</text:span><text:span text:style-name="T26"> «Summa de Arithmetica, Geometrica, Pro-portioni et Proportionalita». </text:span><text:span text:style-name="T23">Она появилась в свет в Венеции в 1494 г., всего лишь два года спустя после того, как Колумб ступил на землю Америки. «</text:span><text:span text:style-name="T26">Summa</text:span><text:span text:style-name="T23">» была посвящена главным образом математике, но включала раздел о двойной бухгалтерии, который назывался «</text:span><text:span text:style-name="T26">Particularis</text:span><text:span text:style-name="T23"> </text:span><text:span text:style-name="T26">de</text:span><text:span text:style-name="T23"> </text:span><text:span text:style-name="T26">Computis</text:span><text:span text:style-name="T23"> </text:span><text:span text:style-name="T26">et</text:span><text:span text:style-name="T23"> </text:span><text:span text:style-name="T26">Scripturis</text:span><text:span text:style-name="T23">»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8"><text:span text:style-name="T23">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26">debere</text:span><text:span text:style-name="T23">, т.е. «должен». Термин «кредит» происходит от того же корня, что и </text:span><text:span text:style-name="T26">creed</text:span><text:span text:style-name="T23">, означающее «нечто, чему некто верит». Например, христианское утверждение о вере известно как Вероучение Апостолов (</text:span><text:span text:style-name="T26">Apostles</text:span><text:span text:style-name="T23">' </text:span><text:span text:style-name="T26">Creed</text:span><text:span text:style-name="T23">). Этот термин также обозначает людей, дающих взаймы, – кредиторов, которые полагаются на веру должника.</text:span></text:p>
      <text:p text:style-name="P32">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32"><text:soft-page-break/>За последние 25 лет роль транснациональных компаний (ТНК) претерпела серьезные изменения. Сейчас они занимают доминирующее 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p>
      <text:p text:style-name="P32">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2">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8"><text:soft-page-break/><text:span text:style-name="T23">Принято сопоставлять национальные правила учета с теми, что действуют в США (</text:span><text:span text:style-name="T26">US</text:span><text:span text:style-name="T23"> </text:span><text:span text:style-name="T26">GAAP</text:span><text:span text:style-name="T23">). Но из этой привычки не следует делать вывод, что правила учета в США лучше во всех или хоть в каком-то отношении. Это, в частности, подтверждается скандалом с американской компанией </text:span><text:span text:style-name="T26">Enron</text:span><text:span text:style-name="T23">,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8"><text:span text:style-name="T23">Пока МСФО не будут одобрены американской Комиссией по ценным бумагам и биржам (</text:span><text:span text:style-name="T26">Security</text:span><text:span text:style-name="T23"> </text:span><text:span text:style-name="T26">Exchange</text:span><text:span text:style-name="T23"> </text:span><text:span text:style-name="T26">Commission</text:span><text:span text:style-name="T23">, </text:span><text:span text:style-name="T26">SEC</text:span><text:span text:style-name="T23">),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28"><text:span text:style-name="T23">В большинстве развивающихся стран не созданы национальные стандарты учета. Поэтому они следуют предписаниям </text:span><text:span text:style-name="T26">GAAP</text:span><text:span text:style-name="T23">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8"><text:span text:style-name="T23">Когда </text:span><text:span text:style-name="T24">российское</text:span><text:span text:style-name="T23">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text:span><text:soft-page-break/><text:span text:style-name="T23">кредитором. Препятствия возникают в результате того, что финансовая информация предприятия подготавливается и используется в формате, 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24">российские</text:span><text:span text:style-name="T23"> компании начали создавать и внедрять процедуры составления отчетности в соответствии с МСФО.</text:span></text:p>
      <text:p text:style-name="P32">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2">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2">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2">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text:soft-page-break/>системы управления корпорацией, цель которой – побуждать менеджеров действовать в интересах собственника фирмы.</text:p>
      <text:p text:style-name="P32">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2">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2">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text:soft-page-break/>не принимать в расчет расходы на регулирование, еще никто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2">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2">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46">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text:soft-page-break/>исторических обстоятельств.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45"/>
      <text:p text:style-name="P72">1.2 Роль и назначение Международных стандартов финансовой отчетности.</text:p>
      <text:p text:style-name="P14">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14">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14">В настоящее время ведется разработка стандартов по трем группам:</text:p>
      <text:p text:style-name="P14">● стандарты бухгалтерской отчетности;</text:p>
      <text:p text:style-name="P14">● стандарты, связанные с имуществом и обязательствами;</text:p>
      <text:p text:style-name="P14">● стандарты, связанные с финансовыми результатами.</text:p>
      <text:p text:style-name="P14">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text:soft-page-break/>уровней управления, а также отчетности по сегментам деятельности, т. е. отраслям, подотраслям, видам деятельности в соответствии с рекомендациями международных стандартов.</text:p>
      <text:p text:style-name="P14">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14">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14">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14">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14">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text:soft-page-break/>периода; начисления; осторожности в оценке (консерватизма); постоянства существования.</text:p>
      <text:p text:style-name="P14">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14">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14">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14">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14"><text:soft-page-break/>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14">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14">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14">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14"><text:soft-page-break/>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14">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14">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14"><text:soft-page-break/>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14">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14">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14">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29"><text:span text:style-name="T28">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29"> Это позволяет сопоставлять отчеты между </text:span><text:soft-page-break/><text:span text:style-name="T29">фирмами, компаниями, предприятиями во всем мире, получать информацию для внешних пользователей.</text:span></text:p>
      <text:p text:style-name="P15">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15">В настоящее время существуют несколько форм использования странами Международных стандартов финансовой отчетности:</text:p>
      <text:p text:style-name="P15">● применение МСФО в качестве национальных стандартов (Кипр, Кувейт, Латвия, Мальта, Пакистан, Тринидад и Тобаго, Хорватия);</text:p>
      <text:p text:style-name="P15">●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15">●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15">● национальные стандарты основаны на МСФО и обеспечивают дополнительные их разъяснения (Китай, Иран, Словению, Тунис, Филиппины);</text:p>
      <text:p text:style-name="P15">●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15">● национальные стандарты основаны на МСФО, за исключением того, что каждый национальный стандарт включает в себя положение, <text:soft-page-break/>сравнивающее национальный стандарт с МСФО (Австралия, Дания, Италия, Новая Зеландия, Швеция).</text:p>
      <text:p text:style-name="P15">Страны ЕС, чьи предприятия выпускают акции, котирующиеся на фондовом рынке, перешли на МСФО с 1 января 2005 г.</text:p>
      <text:p text:style-name="P15">В настоящее время международные стандарты используются в основном крупными российскими компаниями, предприятиями нефтегазового комплекса и банками. 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51"><text:span text:style-name="T45">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span></text:p>
      <text:p text:style-name="P82"/>
      <text:p text:style-name="P51"><text:span text:style-name="T42">1.7 Понятие </text:span><text:span text:style-name="T43">и сущность </text:span><text:span text:style-name="T42">Международных стандартов финансовой отчетности</text:span></text:p>
      <text:p text:style-name="P24"/>
      <text:p text:style-name="P24">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26"><text:soft-page-break/>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26">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26">Система международных стандартов финансовой отчетности включает совокупность следующих элементов: </text:p>
      <text:p text:style-name="P26">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0"><text:span text:style-name="T33">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26">К компонентам финансовой отчетности в соответствии с МСФО помимо вышеуказанных форм относятся приложения: учетная политика и примечания. </text:p>
      <text:p text:style-name="P26"><text:soft-page-break/>Основу подготовки финансовой отчетности составляют два основополагающих допущения - метод начисления и непрерывность деятельности.</text:p>
      <text:p text:style-name="P26">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26">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26">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27">-<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27">-<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27"><text:soft-page-break/>-<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27">-<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26">На практике часто необходим компромисс между качественными характеристиками. </text:p>
      <text:p text:style-name="P26">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26">Стандарты разрабатываются по следующей процедуре:</text:p>
      <text:list xml:id="list3464032304095348183" text:style-name="WWNum4">
        <text:list-item>
          <text:p text:style-name="P85">постановка проблемы Советом по МСФО в первоначальном документе и назначение подготовительного комитета;</text:p>
        </text:list-item>
        <text:list-item>
          <text:p text:style-name="P85">подготовка схемы вопроса подготовительным комитетом после изучения национальной и региональной практики;</text:p>
        </text:list-item>
        <text:list-item>
          <text:p text:style-name="P85">подготовка дискуссионного документа или замечаний Совета по МСФО по схеме вопроса;</text:p>
        </text:list-item>
        <text:list-item>
          <text:p text:style-name="P85">разработка проекта основных принципов;</text:p>
        </text:list-item>
        <text:list-item>
          <text:p text:style-name="P85">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85">подготовка проекта МСФО на основе предварительного проекта и результатов обсуждения;</text:p>
        </text:list-item>
        <text:list-item>
          <text:p text:style-name="P85"><text:soft-page-break/>утверждение Советом по МСФО и публикация МСФО.</text:p>
        </text:list-item>
      </text:list>
      <text:p text:style-name="P26">Каждый стандарт строится по установленной схеме, которая включает:</text:p>
      <text:list xml:id="list215616701820401" text:continue-numbering="true" text:style-name="WWNum4">
        <text:list-item>
          <text:list>
            <text:list-item>
              <text:p text:style-name="P85">цели - основные задачи и ключевые положения стандарта;</text:p>
            </text:list-item>
            <text:list-item>
              <text:p text:style-name="P85">сферу применения;</text:p>
            </text:list-item>
            <text:list-item>
              <text:p text:style-name="P85">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85">раскрытие информации.</text:p>
            </text:list-item>
          </text:list>
        </text:list-item>
      </text:list>
      <text:p text:style-name="P26">Далее приведена сводная таблица всех стандартов, в том числе новых, имеющих обозначение «IFRS» в отличие от прежнего «IAS» (таблица 1.1 <text:span text:style-name="T11">приложения</text:span>).</text:p>
      <text:p text:style-name="P26">3. Интерпретации, разработанные Постоянным комитетом по интерпретациям МСФО (Interpretations of International Accounting Standards).</text:p>
      <text:p text:style-name="P83">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17">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text:soft-page-break/>перехода затронет не только те компании, которые сами должны перейти на МСФО, но и их инвесторов, поставщиков, покупателей и конкурентов. </text:p>
      <text:p text:style-name="P17">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7">В качестве микроэкономических стимулов можно выделить:</text:p>
      <text:p text:style-name="P17">рост рыночной капитализации;</text:p>
      <text:p text:style-name="P17">выход на зарубежные рынки капитала и снижение цены привлекаемого капитала;</text:p>
      <text:p text:style-name="P17">возможность более эффективного использования информации для принятия управленческих решений. </text:p>
      <text:p text:style-name="P17">Среди основных макроэкономических стимулов можно выделить следующие:</text:p>
      <text:p text:style-name="P17">приток иностранных инвестиций в экономику;</text:p>
      <text:p text:style-name="P17">большая прозрачность отечественных компаний и, как следствие, улучшение имиджа бизнеса за рубежом;</text:p>
      <text:p text:style-name="P17">более глубокая интеграция экономики страны в мировую хозяйственную систему;</text:p>
      <text:p text:style-name="P17">улучшение качества статистической информации и возможность ее сопоставления.</text:p>
      <text:p text:style-name="P17">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49"><text:soft-page-break/>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48"/>
      <text:p text:style-name="P71">1.3 Структура Комитета по Международным стандартам финансовой отчётности</text:p>
      <text:p text:style-name="P65">Комитет по международным стандартам финансовой отчётности (КМСФО) – это независимая некоммерческая организация, созданная с целью достижения согласованности бухгалтерских принципов, используемых коммерческими предприятиями и другими организациями в процессе составления финансовой отчетности во всем мире.</text:p>
      <text:p text:style-name="P65">В дополнение к признанию профессиональными бухгалтерами, работа КМСФО получает всемирную поддержку бизнес сообществ, финансовых руководителей компаний, финансовых аналитиков, фондовых бирж, юристов, банкиров и агентств, регулирующих выпуск ценных бумаг.</text:p>
      <text:p text:style-name="P64"><text:span text:style-name="Strong_20_Emphasis"><text:span text:style-name="T2">Комитет по МСФО</text:span></text:span><text:span text:style-name="T2"> </text:span><text:span text:style-name="T5">(Board of the International Accounting Standards Committee (IASC)) был основан в 1973 г. как независимый орган частного сектора в результате соглашения профессиональных организаций 10 стран: Австралии, Канады, Франции, Германии, Японии, Мексики, Нидерландов, Великобритании, Ирландии и США.</text:span></text:p>
      <text:p text:style-name="P64"><text:span text:style-name="T5">С 1981 </text:span><text:span text:style-name="T4">года </text:span><text:span text:style-name="Emphasis"><text:span text:style-name="T4">Комитет по МСФО</text:span></text:span><text:span text:style-name="T4"> </text:span><text:span text:style-name="T5">был полностью автономным во внедрении международных стандартов финансовой отчетности и в вопросах обсуждения документов, касающихся международного учета.</text:span></text:p>
      <text:p text:style-name="P65">В 1984 г. Лондонская фондовая биржа рекомендовала всем иностранным корпорациям, желающим котировать свои ценные бумаги в Лондоне, придерживаться МСФО. В 1985 г. одна из крупнейших <text:soft-page-break/>американских корпораций General Electrik составила отчетность за 1984 г. не только по американским, но и по международным стандартам. Сотрудничество КМСФО с Международной организацией комиссий по ценным бумагам (International Organization of Securities Commissions, IOSCO) с 1987 г. привело к созданию совместных стратегических проектов. В результате в 1993 г. между КМСФО и МОКЦБ было подписано соглашение, в соответствии с которым, компании, желающие получить котировку на фондовой бирже, должны составлять отчетность в соответствии с международными стандартами учета.</text:p>
      <text:p text:style-name="P65">Так с 1983 по 2000 г. членами КМСФО являлись все члены Международной Федерации бухгалтеров (International Federation of Accountants (IFAC)). Число членов КМСФО постоянно увеличивается. В настоящее время в составе комитета более 100 профессиональных бухгалтерских организаций десятков стран.</text:p>
      <text:p text:style-name="P65">1989 - Создана Международная организация Комиссий по ценным бумагам (IOSCO).</text:p>
      <text:p text:style-name="P65">1993 - Начат проект IOSCO по продвижению МСФО на мировых фондовых биржах с целью обеспечения компаний возможностью привлечения капитала на многих биржах одновременно.</text:p>
      <text:p text:style-name="P65">1997 - Создан Постоянный комитет по интерпретациям МСФО (ПКИ).</text:p>
      <text:p text:style-name="P65">1998 - Закончена работа над основными стандартами.</text:p>
      <text:p text:style-name="P65">2000 - Комиссия по Ценным бумагам и Биржам США (SEC) проводит анализ основных стандартов и публикует обзор в феврале 2000. Этот анализ дал начало процессу конвергенции с Общепринятых Принципов Бухгалтерского Учета США ( US GAAP ) с Международными стандартами финансовой отчетности.</text:p>
      <text:p text:style-name="P65">В начале 1998 г. в составе Комитета насчитывалось 119 организаций - членов и 6 ассоциированных членов из 88 стран, включая <text:soft-page-break/>восточноевропейские страны – Болгарию, Польшу, Румынию, Венгрию и др. Многие страны, не входящие в состав комитета используют международные стандарты бухгалтерского учета. По состоянию на конец 2000 года в состав КМСФО входили все профессиональные бухгалтерские организации (более 140), которые являются членами Международной федерации бухгалтеров (МФБ).</text:p>
      <text:p text:style-name="P65">КМСФО завершил последний обзор своей стратегии и структуры в 1994 году. Однако, опыт, приобретенный во время работы над программой проекта «основных» стандартов Международной Организации Комиссий по Ценным Бумагам и Биржам (МОКЦББ) побудил правление КМСФО начать пересмотр структуры, операционных структур и соглашений о финансировании.</text:p>
      <text:p text:style-name="P65">В 1997 году правление КМСФО сформировало Рабочую группу, которой была поставлена цель пересмотреть структуру КМСФО. Рабочая группа решила. Что КМСФО нуждается в новой эффективной инфраструктуре, которая смогла бы свести вместе его опыт и текущую работу с опытом и работой разработчиков национальных стандартов.</text:p>
      <text:p text:style-name="P65">Исходные данные Рабочей группы по изменениям были впоследствии пересмотрены и окончательные рекомендации были представлены в Заключительном Отчете группы, названном «Рекомендации по приданию формы будущему КМСФО». Отчет был представлен Правлению КМСФО в ноябре 1999 года. Правление КМСФО приняло рекомендации Рабочей группы в декабре 1999 года и немедленно начало претворять их в жизнь.</text:p>
      <text:p text:style-name="P65">Согласно рекомендациям, КМСФО был реорганизован в отдельный орган, как фонд, и стал управляться Попечителями.</text:p>
      <text:p text:style-name="P65">В декабре 1999 года Правление назначило Комиссию по Назначениям, которая закончила свою работу к маю 2000 года. Единственной обязанностью Комиссии по Назначениям являлось назначение первоначальных попечителей согласно новой структуре. Попечители назначили членов Правления, ПКИ и <text:soft-page-break/>Консультативного Совета по Стандартам. Кроме того, Попечители осуществляли контроль над результатами деятельности КМСФО, обеспечивали финансирование КМСФО, утверждали бюджет КМСФО и отвечали за изменение устава КМСФО.</text:p>
      <text:p text:style-name="P65">В состав попечителей вошли 19 человек, представляющих различные регионы и профессии. Назначение попечителей производилось следующим образом – 6 человек представляли Северную Америку, 6 Попечителей – Европу, 4 Попечителя – страны Тихоокеанского региона и 3 – любой регион при условии сохранения географического баланса. МФБ предложило кандидатуры на пять из двенадцати должностей, и каждая национальная организация пользователей и составителей финансовой отчетности и образовательное учреждение предложит по одному кандидату. Остальные одиннадцать получили статус «свободных» Попечителей, так как их назначение не будет проводиться в ходе консультаций с организациями-членами КМСФО. Действующий состав Попечителей будет использовать те же самые процедуры при отборе кандидатов на замещение вакансий последующего состава Попечителей.</text:p>
      <text:p text:style-name="P64"><text:span text:style-name="Strong_20_Emphasis"><text:span text:style-name="T2">В апреле 2001 года структура Комитета была реформирована и создан Совет по Международным стандартам финансовой отчётности (IASB). IASB принял существовавшие IAS и продолжил работу, выпуская вновь создаваемые стандарты под названием IFRS.</text:span></text:span></text:p>
      <text:p text:style-name="P65">В соответствии с заявлением о Миссии МСФО, перед СМФО поставлены три основные цели:</text:p>
      <text:list xml:id="list3210783001829037069" text:style-name="L2">
        <text:list-item>
          <text:p text:style-name="P120">Формулировать и издавать в интересах общества единый комплект высококачественных, понятных и практически реализуемых всемирных стандартов финансовой отчетности, которые необходимо соблюдать при предоставлении финансовых отчетов;</text:p>
        </text:list-item>
        <text:list-item>
          <text:p text:style-name="P120">Способствовать принятию и соблюдению стандартов во всем мире;</text:p>
        </text:list-item>
        <text:list-item>
          <text:p text:style-name="P120"><text:soft-page-break/>Сотрудничать с национальными органами, отвечающими за разработку и внедрение стандартов финансовой отчетности для обеспечения максимального сближения стандартов финансовой отчетности во всем мире.</text:p>
        </text:list-item>
      </text:list>
      <text:p text:style-name="P65">В настоящее время структура Комитета выглядит следующим образом:</text:p>
      <text:list xml:id="list4099391949559663290" text:style-name="L3">
        <text:list-item>
          <text:p text:style-name="P121">Попечительский совет «Комитет по международным стандартам финансовой отчетности» (International Accounting Standards Committee Foundation);</text:p>
        </text:list-item>
        <text:list-item>
          <text:p text:style-name="P121">Правление КМСФО (International Financial Standards Board);</text:p>
        </text:list-item>
        <text:list-item>
          <text:p text:style-name="P121">Персонал;</text:p>
        </text:list-item>
        <text:list-item>
          <text:p text:style-name="P121">Консультативный Совет по стандартам (Standards Advisory Council);</text:p>
        </text:list-item>
        <text:list-item>
          <text:p text:style-name="P121">Комитет по интерпретациям МСФО (International Financial Reporting Interpretations Committee).</text:p>
        </text:list-item>
      </text:list>
      <text:p text:style-name="P64"><text:span text:style-name="T2">Управляющим органом СМСФО является </text:span><text:span text:style-name="Strong_20_Emphasis"><text:span text:style-name="T2">институт попечителей МСФО</text:span></text:span><text:span text:style-name="T2">.</text:span></text:p>
      <text:p text:style-name="P66"/>
      <text:p text:style-name="P71">1.4 Попечительский совет «Комитет по Международным стандартам финансовой отчетности»</text:p>
      <text:p text:style-name="P65">Попечительский совет – это некоммерческая организация, которая была зарегистрирована по законам американского штата Делавэр 6 февраля 2001 г. Попечительский совет является правопреемником прежнего Комитета по международным стандартам, отвечавшим за разработку МСФО до реформирования структуры Комитета в 1997-2000 гг.</text:p>
      <text:p text:style-name="P65">Учредителями Попечительского совета являются 19 доверенных лиц (Trustees), имеющих богатый опыт работы в различных сферах деятельности и обладающих необходимыми знаниями для разработки высококачественных <text:soft-page-break/>стандартов финансовой отчетности для их использования на международных рынках капитала.</text:p>
      <text:p text:style-name="P65">Попечители (или доверительные управляющие) назначают членов СМСФО, Постоянного Комитета по интерпретациям (КИМФО – IFRIC) и Консультативного совета по стандартам (КСС – SAC). Попечители также контролируют эффективность работы СМСФО, изыскивают финансирование, утверждают бюджет СМСФО и вносят изменения в устав.</text:p>
      <text:p text:style-name="P67">Основные цели совета это:</text:p>
      <text:list xml:id="list7355837932129880858" text:style-name="L4">
        <text:list-item>
          <text:p text:style-name="P122">формулировать и публиковать, исходя из общественных интересов, высококачественные, понятные и осуществимые глобальные стандарты финансовой отчётности, предусматривающие представление высококачественной, прозрачной и сравнимой информации в финансовой отчетности для того, чтобы пользователи финансовой отчетности могли принимать экономические решения;</text:p>
        </text:list-item>
        <text:list-item>
          <text:p text:style-name="P122">проводить работу по более широкому использованию и точному применению стандартов;</text:p>
        </text:list-item>
        <text:list-item>
          <text:p text:style-name="P122">способствовать сближению МСФО и национальных стандартов финансовой отчетности.</text:p>
        </text:list-item>
      </text:list>
      <text:p text:style-name="P67">Попечительский совет выполняет следующие функции:</text:p>
      <text:list xml:id="list7048864981936579288" text:style-name="L5">
        <text:list-item>
          <text:p text:style-name="P123">назначение членов Правления КМСФО, Консультативного Совета по стандартам, Комитета по интерпретациям МСФО;</text:p>
        </text:list-item>
        <text:list-item>
          <text:p text:style-name="P123">ежегодный анализ эффективности стратегии Правления КМСФО;</text:p>
        </text:list-item>
        <text:list-item>
          <text:p text:style-name="P123">одобрение бюджета Правления;</text:p>
        </text:list-item>
        <text:list-item>
          <text:p text:style-name="P123">рассмотрение стратегических вопросов, затрагивающих международные стандарты финансовой отчетности, повсеместное продвижение целей КМСФО;</text:p>
        </text:list-item>
        <text:list-item>
          <text:p text:style-name="P123"><text:soft-page-break/>утверждение оперативных процедур Правления КМСФО, Консультативного Совета по стандартам, Комитета по интерпретациям МСФО;</text:p>
        </text:list-item>
        <text:list-item>
          <text:p text:style-name="P123">утверждение поправок к Конституции в соответствии с установленными процедурами. Следует отметить, что Попечительский совет не занимается вопросами разработки международных стандартов, это является исключительной прерогативой Правления КМСФО.</text:p>
        </text:list-item>
      </text:list>
      <text:p text:style-name="P65">В настоящее время Председателем Попечительского совета является Пол Волкер, в прошлом Председатель Федеральной резервной системы США (1979-1987 гг.). В состав Доверенных лиц входят представители следующих регионов: 6 представителей из Северной Америки, 6 – из Европы, 4 – из Тихоокеанского региона и 3 – из других регионов.</text:p>
      <text:p text:style-name="P71">1.5 Совет по Международным стандартам финансовой отчетности</text:p>
      <text:p text:style-name="P65">(Правление или International Accounting Standards Board) – это основной орган в структуре МСФО, который несет ответственность за принятие международных стандартов. В состав Совета входят лица, подготавливающие и использующие финансовую отчетность, аудиторы и научные работники, всего 14 членов, 12 из которых работают на постоянной основе. Члены СМСФО назначаются попечителями на срок от 3 до 5 лет. Несколько членов Совета непосредственно отвечают за координацию работы с органами, устанавливающими национальные стандарты финансовой отчетности. Повседневная работа Совета осуществляется с участием разнообразного технического и административного персонала. СМСФО занимается подготовкой и изданием МСФО, подготовку и публикацию Проектов стандартов, установление порядка рассмотрения комментариев, полученных по опубликованным для обсуждения Проектам стандартов, публикацию основ для выработки заключений.</text:p>
      <text:p text:style-name="P65"><text:soft-page-break/>Представители Правления должны отвечать жестким критериям, таким как высокий уровень знаний и практического опыта в сфере бухгалтерского учета, приверженность целям КМСФО и общественным целям, знание общеэкономической конъюнктуры и т.п. Минимум 5 членов должны обладать профессиональным опытом в сфере аудита, минимум 3 – опытом подготовки финансовой отчетности, минимум 3 должны являться опытными пользователями финансовой отчетности и минимум один член должен иметь академический опыт.</text:p>
      <text:p text:style-name="P67">Правление выполняет следующие основные функции:</text:p>
      <text:list xml:id="list3088380965152760798" text:style-name="L6">
        <text:list-item>
          <text:p text:style-name="P124">Разработка международных стандартов финансовой отчетности, Проектов МСФО, утверждение Интерпретаций, разработанных Комитетом по интерпретациям МСФО;</text:p>
        </text:list-item>
        <text:list-item>
          <text:p text:style-name="P124">Публикация всех Проектов МСФО, Проектов изложения принципов и прочих документов для публичного осуждения;</text:p>
        </text:list-item>
        <text:list-item>
          <text:p text:style-name="P124">Решение всех технических вопросов, включая их совместное обсуждение с национальными организациями по разработке стандартов;</text:p>
        </text:list-item>
        <text:list-item>
          <text:p text:style-name="P124">Разработке процедур по анализу комментариев по вопросам, вынесенным на публичное обсуждение;</text:p>
        </text:list-item>
        <text:list-item>
          <text:p text:style-name="P124">Создание групп специалистов для технических консультаций по крупным проектам;</text:p>
        </text:list-item>
        <text:list-item>
          <text:p text:style-name="P124">Совместная работа с Консультативным Советом по стандартам по основным проектам.</text:p>
        </text:list-item>
      </text:list>
      <text:p text:style-name="P65">Технический персонал <text:span text:style-name="T34">СМСФО</text:span> поддерживает Правление, Консультационный совет по стандартам и ПКИ. Изначально количество высококвалифицированного технического персонала не должно было превышать 15 человек.</text:p>
      <text:p text:style-name="P65"><text:soft-page-break/>При осуществлении проекта Совет часто формирует специальную консультативную группу для выработки рекомендаций по проекту. Также персонал СМСФО подготавливает предлагаемый новый документ.</text:p>
      <text:p text:style-name="P65">Операционные функции возглавляются техническим директором, который назначается председателем Правления после консультации с Попечителями. Технический директор не является членом правления, но может участвовать в обсуждениях на заседаниях Правления.</text:p>
      <text:p text:style-name="P65">Коммерческий директор руководит персоналом. Занимающимся публикациями, авторскими правами, обменом информацией, вопросами финансирования, административными и финансовыми вопросами. Назначения на должность Коммерческого директора также осуществляет Председатель правления, в соответствии с рекомендациями Попечителей.</text:p>
      <text:p text:style-name="P64"><text:span text:style-name="Strong_20_Emphasis"><text:span text:style-name="T2">Консультативный Совет по стандартам</text:span></text:span><text:span text:style-name="T5"> представляет собой форум для организаций и лиц, желающих участвовать в обсуждении методических и иных вопросов, касающихся применения и формулировки стандартов, - а также в выработке рекомендаций Совету и Попечителям по вопросам повестки дня и приоритетам.</text:span></text:p>
      <text:p text:style-name="P65">Совет состоит приблизительно из 45 членов, избираемых на 3 года, и включает специалистов с различным опытом и представляющих различные географические регионы. Совет проводит встречи с Правлением КМСФО минимум три раза в год. Совет может вносить в повестку работы Правления актуальные проекты, а также проводить совместные консультации по текущим проектам КМСФО.</text:p>
      <text:p text:style-name="P64"><text:span text:style-name="Strong_20_Emphasis"><text:span text:style-name="T2">Комитет по интерпретациям МСФО</text:span></text:span><text:span text:style-name="T5"> был создан в апреле 1997 года для предоставления концептуально выверенных и практически реализуемых интерпретаций МСФО в отношении возникающих вопросов в финансовой отчетности, которые специально не рассматриваются в МСФО, а также в случаях, когда возникли или могут возникнуть неудовлетворительные или противоречивые интерпретации в отсутствие официальных разъяснений, а </text:span><text:soft-page-break/><text:span text:style-name="T5">также для интерпретации спорных вопросов, связанных с формированием финансовой отчетности.</text:span></text:p>
      <text:p text:style-name="P65">Целью КИМФО (до реорганизации 2001 года – Постоянный комитет по интерпретациям (ПКИ)) заключается в обеспечении применения стандартов и повышении сопоставимости финансовой отчетности, подготовленной по МСФО, посредством разъяснения трудных вопросов бухгалтерского учета и отчетности. В состав КИМФО входят аудиторы, лица, подготавливающие и использующие финансовую отчетность. КИМФО может выпускать проекты интерпретаций для обсуждения. Однако окончательные тексты интерпретаций утверждает СМСФО, после чего интерпретации становятся частью нормативной базы МСФО, и имеют такую же силу, как и МСФО.</text:p>
      <text:p text:style-name="P65">КИМФО применяет подход, описанный в МСФО 1 «Представление финансовой отчетности», а именно проводит аналогии с требованиями и руководством МСФО, затрагивающих аналогичные или связанные проблемы, использует критерии определения, признания и оценки активов, обязательств, доходов и расходов, установленные в Принципах подготовки и составления финансовой отчетности, учитывает решения других органов, устанавливающих стандарты, и принятую в мире отраслевую практику.</text:p>
      <text:p text:style-name="P65">Интерпретации КИМФО обозначаются как IFRIC-1, IFRIC-2, и т.д. (, а до 2001 года – SIC-1, SIC-2 и т.д. Интерпретации вступают в силу непосредственно сразу после утверждения и публикации, если не предусмотрено иное.</text:p>
      <text:p text:style-name="P65">В задачи Комитета входит рассмотрение вопросов бухгалтерского учёта, которые не получили отражения в существующих стандартах или могут иметь неоднозначное толкование. Работа Комитета осуществляется в тесном взаимодействии с аналогичными национальными комитетами. Комитет занимается неудовлетворительной практикой учёта в рамках международных стандартов и возникновением новых обстоятельств, не <text:soft-page-break/>учтённых при разработке существующих стандартов. Интерпретации утверждаются Правлением КМСФО. Постоянный Комитет по интерпретациям состоит из 12 голосующих членов, избираемых на 3 года. Представители Европейской комиссии и Международной организации комиссий по ценным бумагам являются наблюдателями Комитета без права голоса.</text:p>
      <text:p text:style-name="P65">В соответствии с функциями каждого подразделения СМСФО его новую структуру можно представить следующим образом (см. схему).</text:p>
      <text:p text:style-name="P65">КМСФО сотрудничает с различными организациями, также занимающимися разработкой стандартов (например, с Советом по стандартам бухгалтерского учета США, с Институтом присяжных бухгалтеров Канады, с Межправительственной рабочей группой экспертов ООН по Международным стандартам бухгалтерского учета и отчетности и др.). В его работе принимают участие такие международные профессиональные организации, как Всемирный Банк, ЕС, IOSCO, ОЭСР, Международная торговая палата и др. Растет число предприятий, составляющих свою отчетность в соответствии с МСФО (например, в 1998 г. отчетность в соответствии с МСФО представили 210 компаний стран ЕС, в 2000 г. МСФО применяли уже 275 компаний стран ЕС).</text:p>
      <text:p text:style-name="P65">Работа КМСФО финансируется профессиональными бухгалтерскими организациями, транснациональными компаниями, финансовыми институтами, аудиторскими компаниями и другими организациями. КМСФО также получает прибыль от продажи собственных разработок и публикаций. Работа КМСФО финансируется за счёт взносов профессиональных объединений бухгалтеров, различных компаний, финансовых организаций, а также за счёт прибыли от публикаций стандартов. В 2002 г. бюджет КМСФО составил около 15 млн. долларов.</text:p>
      <text:p text:style-name="P65">КМСФО стремиться сделать управляющую информацию стандартов более понятной, учитывая, что многие предприятия развивающихся стран <text:soft-page-break/>также начали использовать международные стандарты для подготовки достоверной информации финансовой отчетности. В последнее время разработка интерпретаций объявлена одним из приоритетных направлений в деятельности КМСФО, в свете чего в 1996 г. был образован Постоянный комитет по интерпретациям (Standing Interpretations Committee, SIC).</text:p>
      <text:p text:style-name="P65">В настоящее время стандартизацией учета, помимо КМСФО, занимается также Межправительственная рабочая группа экспертов по международным стандартам в области учета и отчетности при ООН и рабочая группа по учетным стандартам Организации экономического сотрудничества и развития. Однако общепризнанно, что ведущая роль в этом процессе принадлежит КМСФО.</text:p>
      <text:p text:style-name="P71">1.6 Разработка Международных стандартов финансовой отчетности и интерпретаций</text:p>
      <text:p text:style-name="P65">Комитет по международным стандартам бухгалтерского учета является независимой организацией, главной целью создания которой является достижение единообразия учетных принципов, которыми пользуются предприятия и организации во всем мире для составления финансовой отчетности.</text:p>
      <text:p text:style-name="P65">Процедура издания стандарта КМСФО может выглядеть следующим образом.</text:p>
      <text:list xml:id="list4784305006185116457" text:style-name="L7">
        <text:list-item>
          <text:p text:style-name="P130"><text:span text:style-name="Strong_20_Emphasis"><text:span text:style-name="T2">Решение о программе</text:span></text:span></text:p>
        </text:list-item>
        <text:list-item>
          <text:p text:style-name="P130"><text:span text:style-name="Strong_20_Emphasis"><text:span text:style-name="T2">Назначение правлением подготовительного комитета</text:span></text:span></text:p>
        </text:list-item>
        <text:list-item>
          <text:p text:style-name="P130"><text:span text:style-name="Strong_20_Emphasis"><text:span text:style-name="T2">Планирование основных моментов</text:span></text:span></text:p>
          <text:list>
            <text:list-item>
              <text:p text:style-name="P129">Определяет сферу действия проекта</text:p>
            </text:list-item>
            <text:list-item>
              <text:p text:style-name="P129">Подготовительный комитет подготавливает, правление - утверждает</text:p>
            </text:list-item>
          </text:list>
        </text:list-item>
        <text:list-item>
          <text:p text:style-name="P130"><text:span text:style-name="Strong_20_Emphasis"><text:span text:style-name="T2">Проектная формулировка принципов</text:span></text:span></text:p>
          <text:list>
            <text:list-item>
              <text:p text:style-name="P125">Выпускается подготовительным комитетом для сбора комментариев</text:p>
            </text:list-item>
          </text:list>
        </text:list-item>
        <text:list-item>
          <text:p text:style-name="P130"><text:soft-page-break/><text:span text:style-name="Strong_20_Emphasis"><text:span text:style-name="T2">Окончательная формулировка принципов</text:span></text:span></text:p>
          <text:list>
            <text:list-item>
              <text:p text:style-name="P129">Составляется подготовительным комитетом</text:p>
            </text:list-item>
            <text:list-item>
              <text:p text:style-name="P129">Утверждается правлением (простым большинством голосов)</text:p>
            </text:list-item>
          </text:list>
        </text:list-item>
        <text:list-item>
          <text:p text:style-name="P130"><text:span text:style-name="Strong_20_Emphasis"><text:span text:style-name="T2">Предварительный вариант Стандарта</text:span></text:span></text:p>
          <text:list>
            <text:list-item>
              <text:p text:style-name="P125">Составляется подготовительным комитетом</text:p>
            </text:list-item>
            <text:list-item>
              <text:p text:style-name="P125">Утверждается правлением (две трети голосов)</text:p>
            </text:list-item>
            <text:list-item>
              <text:p text:style-name="P125">Публикуется для комментариев общественности</text:p>
            </text:list-item>
          </text:list>
        </text:list-item>
      </text:list>
      <text:p text:style-name="P65">В некоторых проектах правление сразу переходит к предварительному варианту стандарта без предшествующего опубликования проектной формулировки принципов. Если в результате комментариев общественности производятся значительные изменения предварительного варианта стандарта, пересмотренный предварительный вариант стандарта публикуется снова перед выпуском финального варианта МСФО.</text:p>
      <text:list xml:id="list844850039930835245" text:style-name="L8">
        <text:list-item>
          <text:p text:style-name="P131"><text:span text:style-name="Strong_20_Emphasis"><text:span text:style-name="T2">Окончательный международный стандарт финансовой отчетности</text:span></text:span></text:p>
          <text:list>
            <text:list-item>
              <text:p text:style-name="P126">Утверждается правлением (три четверти голосов)</text:p>
            </text:list-item>
          </text:list>
        </text:list-item>
      </text:list>
      <text:p text:style-name="P68">Этапы разработки МСФО</text:p>
      <text:p text:style-name="P65">Традиционный процесс разработки международных стандартов бухгалтерского учета включает следующие этапы:</text:p>
      <text:p text:style-name="P64"><text:span text:style-name="Strong_20_Emphasis"><text:span text:style-name="T2">I этап: формирование Редакционной комиссии</text:span></text:span><text:span text:style-name="T2">.</text:span><text:span text:style-name="T5"> Ее возглавляет уполномоченный представитель Правления. Она обычно включает представителей бухгалтерской профессии не менее чем из трех различных стран, но может включать представителей других организаций, состоящих в Правлении или Консультативной группе, а также экспертов в определенных областях;</text:span></text:p>
      <text:p text:style-name="P64"><text:span text:style-name="Strong_20_Emphasis"><text:span text:style-name="T2">II этап: разработка проекта Международного стандарта.</text:span></text:span><text:span text:style-name="T5"> Редакционная комиссия рассматривает возникающие вопросы подготовки и представления </text:span><text:soft-page-break/><text:span text:style-name="T5">финансовых отчетов, а также обсуждает план работы КМСФО над этими вопросами. Она изучает требования к бухгалтерскому учету и учетную практику на национальном и региональном уровнях, включая различные бухгалтерские системы в различных экономических условиях. В результате обсуждения указанных вопросов, Редакционная комиссия представляет на рассмотрение Правления «Общий план разработки проекта международного стандарта финансовой отчетности»;</text:span></text:p>
      <text:p text:style-name="P64"><text:span text:style-name="Strong_20_Emphasis"><text:span text:style-name="T2">III этап: подготовка рабочего проекта положений стандарта.</text:span></text:span><text:span text:style-name="Strong_20_Emphasis"><text:span text:style-name="T5"> </text:span></text:span><text:span text:style-name="T5">Редакционная комиссия готовит «Рабочий проект положений». Его целью является установление тех принципов, которые будут использованы при подготовке «Проекта международного стандарта финансовой отчетности». Он также содержит описание рассмотренных альтернативных решений и причины, по которым рекомендуется их принятие или отклонение. Все заинтересованные стороны могут вносить свои предложения и замечания на стадии рассмотрения проекта, которая обычно длится четыре месяца;</text:span></text:p>
      <text:p text:style-name="P64"><text:span text:style-name="Strong_20_Emphasis"><text:span text:style-name="T2">IV этап: утверждение Правлением рабочего проекта положений стандарта.</text:span></text:span><text:span text:style-name="Strong_20_Emphasis"><text:span text:style-name="T5"> </text:span></text:span><text:span text:style-name="T5">Редакционная комиссия просматривает перечень замечаний по «Рабочему проекту положений» и согласовывает окончательный вариант, после чего данный проект представляется на утверждение Правления и используется в качестве базы для подготовки «Проекта международного стандарта финансовой отчетности». Окончательный вариант «Рабочего проекта положений» не публикуется, однако может быть представлен по требованию общественности;</text:span></text:p>
      <text:p text:style-name="P64"><text:span text:style-name="Strong_20_Emphasis"><text:span text:style-name="T2">V этап: составление плана разработки международного стандарта.</text:span></text:span><text:span text:style-name="T5"> Редакционная комиссия разрабатывает план «Проекта международного стандарта финансовой отчетности», который впоследствии рассматривается и публикуется в случае его принятия. Все заинтересованные стороны могут вносить свои предложения и замечания на стадии рассмотрения проекта, которая обычно длится от одного месяца до полугода;</text:span></text:p>
      <text:p text:style-name="P64"><text:soft-page-break/><text:span text:style-name="Strong_20_Emphasis"><text:span text:style-name="T2">VI этап: подготовка проекта международного стандарта.</text:span></text:span><text:span text:style-name="T5"> Редакционная комиссия рассматривает все предложения и замечания и готовит «Проект международного стандарта финансовой отчетности» на рассмотрение Правления. После утверждения проекта, для чего необходимо не менее 2/3 голосов членов Правления, публикуется новый стандарт бухгалтерского учета.</text:span></text:p>
      <text:p text:style-name="P65">В ходе этого процесса Правление может решить, что рассматриваемый вопрос требует дополнительной консультации или составления перечня обсуждаемых вопросов для получения различных комментариев. При этом может появиться необходимость подготовить не один, а несколько вариантов «Проекта международного стандарта бухгалтерского учета».</text:p>
      <text:p text:style-name="P65">Правление может также принимать решение о создании Редакционной комиссии для рассмотрения вопроса о целесообразности корректировки уже существующих стандартов с учетом изменений, которые произошли с момента их принятия. В случае пересмотра существующего стандарта бухгалтерского учета, Правление поручает Редакционной комиссии подготовить «Проект международного стандарта бухгалтерского учета» без предварительного опубликования «Рабочего проекта положений».</text:p>
      <text:p text:style-name="P64"><text:span text:style-name="Strong_20_Emphasis"><text:span text:style-name="T2">Рабочая программа Комитета ставит две цели:</text:span></text:span></text:p>
      <text:list xml:id="list1617510895809092122" text:style-name="L9">
        <text:list-item>
          <text:p text:style-name="P127">Во-первых, дальнейшее развитие международных стандартов учета на базе, уже существующей, системы стандартов.</text:p>
        </text:list-item>
        <text:list-item>
          <text:p text:style-name="P127">Во-вторых, содействие процессу унификации бухгалтерского учета путем сокращения количества альтернативных бухгалтерских подходов, разрешенных международными стандартами бухгалтерского учета.</text:p>
        </text:list-item>
      </text:list>
      <text:p text:style-name="P64"><text:span text:style-name="Strong_20_Emphasis"><text:span text:style-name="T2">Предложения о выпуске ПКИ</text:span></text:span><text:span text:style-name="T5"> могут выдвигаться любым лицом или организацией на рассмотрение ПКИ. Однако в этом случае необходимо учесть следующие условия:</text:span></text:p>
      <text:list xml:id="list5896366158319988421" text:style-name="L10">
        <text:list-item>
          <text:p text:style-name="P128"><text:soft-page-break/>предложение должно затрагивать интерпретацию существующего стандарта в контексте концепции КМСФО (т.е. «параллельное» создание стандартов или вмешательство в работу протекающих проектов по созданию стандартов не входит в компетенцию ПКИ);</text:p>
        </text:list-item>
        <text:list-item>
          <text:p text:style-name="P128">предложение должно иметь практическую значимость (т.е. предпочтение отдается вопросам, являющимся важными для практики чета многих компаний, обычно повсеместно в разных странах и отраслях промышленности, вопросы чисто теоретического характера не рассматриваются);</text:p>
        </text:list-item>
        <text:list-item>
          <text:p text:style-name="P128">предложение должно относится к специфическому набору условий (т.е. очень широкие или политически спорные вопросы по которым не существует руководств будут переданным Правлению, например, измерение справедливой компенсации);</text:p>
        </text:list-item>
        <text:list-item>
          <text:p text:style-name="P128">значительно расходящиеся интерпретации предложения образуются или уже существуют в практике компаний (т.е. были замечены расхождения или даже злоупотребления).</text:p>
        </text:list-item>
      </text:list>
      <text:p text:style-name="P65">В случае, если не более, чем три члена ПКИ проголосовало против интерпретации, то ПКИ запрашивает разрешение правления к публикации ПКИ, причем как и в случае с международными стандартами финансовой отчетности, необходимы голоса трех четвертей правления в пользу ПКИ.</text:p>
      <text:p text:style-name="P65">Предварительные интерпретации должны быть опубликованы для получения комментариев широкой общественности. Окончательный вариант интерпретаций публикуется только после утверждения правлением.</text:p>
      <text:p text:style-name="P65">В соответствии с регламентом работы КМСФО персоналу КМСФО не разрешается предоставлять консультации, разъясняющие смысл международных стандартов финансовой отчетности.</text:p>
      <text:p text:style-name="P63"/>
      <text:p text:style-name="P84">2 Аналитическая часть</text:p>
      <text:p text:style-name="P50"/>
      <text:p text:style-name="P18">2.<text:span text:style-name="T35">1 </text:span>Подготовка финансовой отчетности в соответствии с Международными стандартами финансовой отчетности</text:p>
      <text:p text:style-name="P16"/>
      <text:p text:style-name="P16">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1"><text:span text:style-name="T30">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31">КМСФО, при разработке будущих и пересмотре существующих стандартов число расхождений будет последовательно уменьшаться.</text:span></text:p>
      <text:p text:style-name="P20">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text:span text:style-name="T37">Принципы</text:span> относят инвесторов, работников, займодавцев, поставщиков и <text:soft-page-break/>других торговых кредиторов, покупателей, правительства и их органы, общественность.</text:p>
      <text:p text:style-name="P20">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20">Элементы отчётности МСФО</text:p>
      <text:p text:style-name="P20">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20">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20">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1"><text:soft-page-break/><text:span text:style-name="T31">Собственный капитал - это оставшаяся доля активов предприятия после вычета всех обязательств</text:span><text:span text:style-name="T32">.</text:span></text:p>
      <text:p text:style-name="P31"><text:span text:style-name="T31">Доходы</text:span><text:span text:style-name="T32"> </text:span><text:span text:style-name="T31">-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58"><text:span text:style-name="T20">Расходы</text:span><text:span text:style-name="T19"> </text:span><text:span text:style-name="T20">-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59"><text:span text:style-name="T14">С</text:span><text:span text:style-name="T12">ущность </text:span><text:span text:style-name="Strong_20_Emphasis"><text:span text:style-name="T15">международных стандартов финансовой отчетности</text:span></text:span><text:span text:style-name="T12"> базиру</text:span><text:span text:style-name="T14">е</text:span><text:span text:style-name="T12">тся на трех главных концепциях:</text:span></text:p>
      <text:list xml:id="list8040089003147731541" text:style-name="L11">
        <text:list-item>
          <text:p text:style-name="P119">справедливая стоимость;</text:p>
        </text:list-item>
        <text:list-item>
          <text:p text:style-name="P119">приоритет экономического содержания над правовой формой;</text:p>
        </text:list-item>
        <text:list-item>
          <text:p text:style-name="P119">прозрачность.<text:line-break/></text:p>
        </text:list-item>
      </text:list>
      <text:p text:style-name="P77"><text:span text:style-name="T17">Суть </text:span><text:span text:style-name="Strong_20_Emphasis"><text:span text:style-name="T17">концепции справедливой стоимости</text:span></text:span><text:span text:style-name="T17">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77"><text:span text:style-name="T17">Согласно </text:span><text:span text:style-name="Strong_20_Emphasis"><text:span text:style-name="T17">концепции приоритета экономического содержания над правовой формой</text:span></text:span><text:span text:style-name="T17">, не столь важно, какую правовую форму имеет тот или иной факт хозяйственной деятельности. Важно, что он представляет с экономической </text:span><text:soft-page-break/><text:span text:style-name="T17">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77"><text:span text:style-name="T17">В соответствии с </text:span><text:span text:style-name="Strong_20_Emphasis"><text:span text:style-name="T17">концепцией прозрачности</text:span></text:span><text:span text:style-name="T17"> в отчетности по </text:span><text:span text:style-name="Strong_20_Emphasis"><text:span text:style-name="T17">международным стандартам финансовой отчетности</text:span></text:span><text:span text:style-name="T17">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77"><text:span text:style-name="Strong_20_Emphasis"><text:span text:style-name="T17">Международные стандарты финансовой отчетности</text:span></text:span><text:span text:style-name="T17">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77"><text:span text:style-name="T17">Существует два способа получения отчетности, соответствующей </text:span><text:span text:style-name="Strong_20_Emphasis"><text:span text:style-name="T17">международным стандартам финансовой отчетности</text:span></text:span><text:span text:style-name="T17">: параллельный учет и трансформация.</text:span></text:p>
      <text:p text:style-name="P77"><text:span text:style-name="Strong_20_Emphasis"><text:span text:style-name="T17">Параллельный учет</text:span></text:span><text:span text:style-name="T17"> для российской организации - это ведение двух баз данных: по российским стандартам и по </text:span><text:span text:style-name="Strong_20_Emphasis"><text:span text:style-name="T17">МСФО</text:span></text:span><text:span text:style-name="T17">.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17">МСФО</text:span></text:span><text:span text:style-name="T17">.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77"><text:soft-page-break/><text:span text:style-name="Strong_20_Emphasis"><text:span text:style-name="T17">Трансформация</text:span></text:span><text:span text:style-name="T17"> <text:s/>- это процесс подготовки отчетов по </text:span><text:span text:style-name="Strong_20_Emphasis"><text:span text:style-name="T17">международным стандартам финансовой отчетности</text:span></text:span><text:span text:style-name="T17">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span></text:p>
      <text:p text:style-name="P77"><text:span text:style-name="T17">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17">финансовую отчетность по МСФО</text:span></text:span><text:span text:style-name="T17"> путем трансформации.</text:span></text:p>
      <text:p text:style-name="P77"><text:span text:style-name="T17">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17">отчетности по международным стандартам финансовой отчетности</text:span></text:span><text:span text:style-name="T17">,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span></text:p>
      <text:p text:style-name="P76"><text:span text:style-name="T18">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18">отчетности по МСФО</text:span></text:span><text:span text:style-name="T18">. Обращаем Ваше внимание</text:span><text:span text:style-name="T17">,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17">МСФО</text:span></text:span><text:span text:style-name="T17"> и понимания ее результатов целесообразно привлечь российскую аудиторскую компанию.</text:span></text:p>
      <text:p text:style-name="P76"><text:soft-page-break/><text:span text:style-name="T17">Внедряя </text:span><text:span text:style-name="Strong_20_Emphasis"><text:span text:style-name="T17">Международные стандарты финансовой отчетности</text:span></text:span><text:span text:style-name="T17"> с помощью аудиторов можно достичь таких эффектов, как:</text:span></text:p>
      <text:list xml:id="list4869100566475679019" text:style-name="L12">
        <text:list-item>
          <text:p text:style-name="P132">формирование отчетности для внешних пользователей в сжатые сроки с высокой точностью и с минимальными трудозатратами;</text:p>
        </text:list-item>
        <text:list-item>
          <text:p text:style-name="P132">объективная оценка состояния компании на основании финансовой отчетности и принятие обоснованных управленческих решений.</text:p>
        </text:list-item>
      </text:list>
      <text:p text:style-name="P76"><text:span text:style-name="T17">Следует помнить, что финансовая отчетность признается подготовленной в соответствии с </text:span><text:span text:style-name="Strong_20_Emphasis"><text:span text:style-name="T17">международными стандартами финансовой отчетности</text:span></text:span><text:span text:style-name="T17">,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17">МСФО</text:span></text:span><text:span text:style-name="T17"> - к ее подготовке нужно подходить взвешенно и с должным уровнем профессионализма.</text:span></text:p>
      <text:p text:style-name="P133"/>
      <text:p text:style-name="P34">1.3 Концептуальные основы адаптации Международных стандартов финансовой отчетности в России</text:p>
      <text:p text:style-name="P34"/>
      <text:p text:style-name="P35">Генезис развития взглядов на проблематику адаптации МСФО в России претерпел ряд изменений, прежде чем появились первые документы, отражающие Концептуальные основы развития бухгалтерского учета и отчетности в соответствии с международными стандартами. </text:p>
      <text:p text:style-name="P35">В середине девяностых годов была предпринята одна из первых попыток систематизации проблем адаптации международных стандартов финансовой отчетности в Российской Федерации. Еще тогда отмечалось, что проблематика привязки МСФО к нашим условиям связана с решением целого ряда задач, которые требуют хотя бы предварительной систематизации. И тогда же была предпринята попытка формирования общей блок-схемы проблем адаптации МСФО в России. Было выделено семь групп (блоков) проблем (рисунок 1.1).</text:p>
      <text:p text:style-name="P35"><text:soft-page-break/>Первая группа проблем была связана с отсутствием последовательной государственной политики в области применения МСФО в нашей стране и отсутствием концептуальных законодательных решений по данной проблематике. </text:p>
      <text:p text:style-name="P35">Существование второй группы было обусловлено противоречивыми подходами в решении проблематики МСФО со стороны международных организаций бухгалтеров и аудиторов: Комитета по международным стандартам и действовавшего тогда Международного центра реформы бухгалтерского учета в Российской Федерации, а также наличие специальной программы ТАСИС - ЮНИКТАД по вопросам внедрения МСФО в России. </text:p>
      <text:p text:style-name="P35"/>
      <text:p text:style-name="P35"><draw:frame draw:style-name="fr1" draw:name="Врезка4" text:anchor-type="paragraph" svg:x="3.493cm" svg:y="0.318cm" svg:width="9.613cm" svg:height="1.804cm" draw:z-index="21"><draw:text-box><text:p text:style-name="P137">Блок 1</text:p><text:p text:style-name="P137">Отсутствие последовательной государственной политики в области применения МСФО в России</text:p></draw:text-box></draw:frame></text:p>
      <text:p text:style-name="P134"><draw:line text:anchor-type="paragraph" draw:z-index="1" draw:style-name="gr1" draw:text-style-name="P140" svg:x1="12.7cm" svg:y1="0.318cm" svg:x2="13.97cm" svg:y2="0.318cm"><text:p/></draw:line><draw:line text:anchor-type="paragraph" draw:z-index="7" draw:style-name="gr1" draw:text-style-name="P140" svg:x1="2.54cm" svg:y1="0.318cm" svg:x2="3.493cm" svg:y2="0.318cm"><text:p/></draw:line><draw:line text:anchor-type="paragraph" draw:z-index="9" draw:style-name="gr1" draw:text-style-name="P140" svg:x1="8.34cm" svg:y1="1.27cm" svg:x2="8.34cm" svg:y2="2.223cm"><text:p/></draw:line><draw:line text:anchor-type="paragraph" draw:z-index="25" draw:style-name="gr1" draw:text-style-name="P140" svg:x1="2.54cm" svg:y1="0.318cm" svg:x2="2.54cm" svg:y2="2.223cm"><text:p/></draw:line><draw:line text:anchor-type="paragraph" draw:z-index="26" draw:style-name="gr1" draw:text-style-name="P140" svg:x1="13.97cm" svg:y1="0.318cm" svg:x2="13.97cm" svg:y2="2.223cm"><text:p/></draw:line><text:tab/><text:tab/></text:p>
      <text:p text:style-name="P60"><draw:line text:anchor-type="paragraph" draw:z-index="2" draw:style-name="gr1" draw:text-style-name="P140" svg:x1="3.175cm" svg:y1="9.691cm" svg:x2="4.138cm" svg:y2="9.691cm"><text:p/></draw:line><draw:line text:anchor-type="paragraph" draw:z-index="3" draw:style-name="gr1" draw:text-style-name="P140" svg:x1="12.383cm" svg:y1="9.691cm" svg:x2="13.653cm" svg:y2="9.691cm"><text:p/></draw:line><draw:line text:anchor-type="paragraph" draw:z-index="4" draw:style-name="gr1" draw:text-style-name="P140" svg:x1="3.175cm" svg:y1="7.468cm" svg:x2="4.138cm" svg:y2="7.468cm"><text:p/></draw:line><draw:line text:anchor-type="paragraph" draw:z-index="5" draw:style-name="gr1" draw:text-style-name="P140" svg:x1="12.383cm" svg:y1="7.468cm" svg:x2="13.653cm" svg:y2="7.468cm"><text:p/></draw:line><draw:line text:anchor-type="paragraph" draw:z-index="6" draw:style-name="gr2" draw:text-style-name="P140" svg:x1="8.255cm" svg:y1="3.658cm" svg:x2="8.276cm" svg:y2="4.394cm"><text:p/></draw:line><draw:line text:anchor-type="paragraph" draw:z-index="8" draw:style-name="gr1" draw:text-style-name="P140" svg:x1="8.495cm" svg:y1="2.54cm" svg:x2="8.499cm" svg:y2="3.491cm"><text:p/></draw:line><draw:frame draw:style-name="fr1" draw:name="Врезка1" text:anchor-type="paragraph" svg:x="4.128cm" svg:y="4.293cm" svg:width="8.327cm" svg:height="1.903cm" draw:z-index="10"><draw:text-box><text:p text:style-name="P138">Блок 5</text:p><text:p text:style-name="P138">Образовательные проблемы адаптации МСФО</text:p></draw:text-box></draw:frame><draw:frame draw:style-name="fr1" draw:name="Врезка2" text:anchor-type="paragraph" svg:x="4.128cm" svg:y="6.516cm" svg:width="8.322cm" svg:height="1.903cm" draw:z-index="11"><draw:text-box><text:p text:style-name="P138">Блок 6</text:p><text:p text:style-name="P138">Внутренние противоречия формирования системы МСФО</text:p></draw:text-box></draw:frame><draw:line text:anchor-type="paragraph" draw:z-index="12" draw:style-name="gr2" draw:text-style-name="P140" svg:x1="8.255cm" svg:y1="6.198cm" svg:x2="8.257cm" svg:y2="6.517cm"><text:p/></draw:line><draw:frame draw:style-name="fr1" draw:name="Врезка3" text:anchor-type="paragraph" svg:x="4.128cm" svg:y="9.056cm" svg:width="8.322cm" svg:height="1.586cm" draw:z-index="13"><draw:text-box><text:p text:style-name="P138">Блок 7</text:p><text:p text:style-name="P138">Узкая издательская и авторская база</text:p></draw:text-box></draw:frame><draw:line text:anchor-type="paragraph" draw:z-index="14" draw:style-name="gr2" draw:text-style-name="P140" svg:x1="8.255cm" svg:y1="8.421cm" svg:x2="8.257cm" svg:y2="9.058cm"><text:p/></draw:line><draw:line text:anchor-type="paragraph" draw:z-index="15" draw:style-name="gr1" draw:text-style-name="P140" svg:x1="2.54cm" svg:y1="3.658cm" svg:x2="2.54cm" svg:y2="5.244cm"><text:p/></draw:line><draw:line text:anchor-type="paragraph" draw:z-index="16" draw:style-name="gr1" draw:text-style-name="P140" svg:x1="14.288cm" svg:y1="3.658cm" svg:x2="14.29cm" svg:y2="5.244cm"><text:p/></draw:line><draw:line text:anchor-type="paragraph" draw:z-index="17" draw:style-name="gr1" draw:text-style-name="P140" svg:x1="2.54cm" svg:y1="5.246cm" svg:x2="4.143cm" svg:y2="5.246cm"><text:p/></draw:line><draw:line text:anchor-type="paragraph" draw:z-index="18" draw:style-name="gr1" draw:text-style-name="P140" svg:x1="12.383cm" svg:y1="5.246cm" svg:x2="14.306cm" svg:y2="5.246cm"><text:p/></draw:line><draw:line text:anchor-type="paragraph" draw:z-index="19" draw:style-name="gr1" draw:text-style-name="P140" svg:x1="3.175cm" svg:y1="5.246cm" svg:x2="3.175cm" svg:y2="9.691cm"><text:p/></draw:line><draw:line text:anchor-type="paragraph" draw:z-index="20" draw:style-name="gr1" draw:text-style-name="P140" svg:x1="13.653cm" svg:y1="5.246cm" svg:x2="13.653cm" svg:y2="9.691cm"><text:p/></draw:line><draw:frame draw:style-name="fr1" draw:name="Врезка5" text:anchor-type="paragraph" svg:x="0.004cm" svg:y="0.457cm" svg:width="6.197cm" svg:height="3.552cm" draw:z-index="22"><draw:text-box><text:p text:style-name="P138">Блок 2</text:p><text:p text:style-name="P139">Противоречивые подходы в решении проблематики МСФО со стороны международных организаций бухгалтеров и аудиторов</text:p></draw:text-box></draw:frame><draw:frame draw:style-name="fr1" draw:name="Врезка6" text:anchor-type="paragraph" svg:x="6.35cm" svg:y="0.483cm" svg:width="4.166cm" svg:height="3.175cm" draw:z-index="23"><draw:text-box><text:p text:style-name="P138">Блок 3</text:p><text:p text:style-name="P139">Проблемы методологического и методического обеспечения задач адаптации МСФО </text:p></draw:text-box></draw:frame><draw:frame draw:style-name="fr1" draw:name="Врезка7" text:anchor-type="paragraph" svg:x="10.516cm" svg:y="0.383cm" svg:width="6.248cm" svg:height="3.276cm" draw:z-index="24"><draw:text-box><text:p text:style-name="P138">Блок 4</text:p><text:p text:style-name="P139">Нечеткая позиция общественных организаций бухгалтеров и аудиторов, а также промышленных и предпринимательских кругов</text:p></draw:text-box></draw:frame><text:soft-page-break/><draw:frame draw:style-name="fr2" draw:name="Графический объект1" text:anchor-type="as-char" svg:y="-17.692cm" svg:width="20.047cm" svg:height="15.487cm" draw:z-index="0"><draw:image xlink:href="Pictures/2000000F000049E700002ACB27B8C777.wmf" xlink:type="simple" xlink:show="embed" xlink:actuate="onLoad"/></draw:frame><text:span text:style-name="T6">Рисунок 1.1 - Проблемы адаптации Международных стандартов финансовой отчетности в России</text:span></text:p>
      <text:p text:style-name="P40"/>
      <text:p text:style-name="P115">Третья и четвертая группа лежали в области методологического и методического обеспечения задач адаптации МСФО и позиции правительственных и общественных организаций не только бухгалтеров и аудиторов, но и предпринимательских и промышленных кругов нашей страны. </text:p>
      <text:p text:style-name="P89">Пятая отражалась в плоскости образовательных усилий в данной сфере и со стороны Министерством образования, и со стороны высших учебных заведений и учебно-методических центров по подготовке бухгалтеров и аудиторов.</text:p>
      <text:p text:style-name="P89">Шестая и седьмая были связаны с внутренними противоречиями формирования системы МСФО и расширением издательской базы и круга авторов, занимающихся публикацией учебно-практической и методической литературы в данной сфере. </text:p>
      <text:p text:style-name="P89">Действительно, отсутствие стройной концепции применения МСФО в экономике России являлось основной причиной неподготовленности законодательной правовой базы внедрения МСФО. </text:p>
      <text:p text:style-name="P89">В последствии была предпринята попытка несколько расширить всю проблематику внедрения МСФО в России и придать ей общеэкономический характер. В частности, выделялись такие группы проблем, как: </text:p>
      <text:list xml:id="list5805586295901147654" text:style-name="WWNum5">
        <text:list-item>
          <text:p text:style-name="P90">общеэкономические проблемы, связанные с внутренней экономической обстановкой в стране и условиями работы отечественных компаний;</text:p>
        </text:list-item>
        <text:list-item>
          <text:p text:style-name="P90">институциональные проблемы, характеризующие способность нормативных и экономических институтов к восприятию МСФО; </text:p>
        </text:list-item>
        <text:list-item>
          <text:p text:style-name="P90">проблемы, связанные с внутренними различиями российской и международной систем бухгалтерского учета; </text:p>
        </text:list-item>
        <text:list-item>
          <text:p text:style-name="P90">проблемы, порождаемые внутренними противоречиями МСФО. </text:p>
        </text:list-item>
      </text:list>
      <text:p text:style-name="P89"><text:soft-page-break/>В целом общеэкономическая проблематика играет ключевую роль в оценке возможностей внедрения МСФО в России, поскольку отражает готовность субъектов экономики к их восприятию </text:p>
      <text:p text:style-name="P89">Второй уровень проблематики, институциональный, был достаточно четко очерчен уже при подготовке внедрения МСФО в России, в связи с чем в предложенной правительством Программе реформирования бухгалтерского учета в соответствии с международными стандартами финансовой отчетности, изначально были выделены три основных ориентира реформы российского (советского) учета: </text:p>
      <text:list xml:id="list8127291315118061140" text:style-name="WWNum6">
        <text:list-item>
          <text:p text:style-name="P91">нормативное и методологическое обеспечение реформы (в течение двух лет предполагалось разработать новые и пересмотреть ранее утвержденные положения по бухгалтерскому учету, которые включили бы основную массу требований МСФО); </text:p>
        </text:list-item>
        <text:list-item>
          <text:p text:style-name="P91">организация системы управления учетом (предполагалось возрастание роли профессиональных организаций в развитии методического обеспечения организации бухучета, прежде всего создание Института профессиональных бухгалтеров);</text:p>
        </text:list-item>
        <text:list-item>
          <text:p text:style-name="P91">подготовка и переподготовка кадров. </text:p>
        </text:list-item>
      </text:list>
      <text:p text:style-name="P89">Вышеназванные проблемы решены лишь частично, и круг проблем данного уровня остался достаточно ощутимым и на сегодняшний день. </text:p>
      <text:p text:style-name="P37"><text:span text:style-name="T7">Проблема регулирования. Распоряжением Правительства РФ от 21.03.1998 № 382-р «О приведении действующей системы бухгалтерского учета в соответствие с международными стандартами» общее методологическое руководство бухгалтерским учетом в РФ было возложено на Министерство финансов РФ (за исключением кредитных учреждений, в отношении которых методологическое руководство осуществляет Центральный банк РФ). Таким образом, принятые в исполнение Программы </text:span><text:soft-page-break/><text:span text:style-name="T7">положения (стандарты) по бухгалтерскому учету - это нормативные акты, а не нормативы, утверждаемые профессиональными объединениями бухгалтеров, как это понимается в международной практике. </text:span></text:p>
      <text:p text:style-name="P93">Проблема технической базы учета и уровня квалификации бухгалтерского персонала, без эффективного решения которой переход к МСФО будет невозможным. </text:p>
      <text:p text:style-name="P93">Сравнительный анализ российской системы учета и МСФО позволяет выделить еще одну проблемную область, связанную с внедрением МСФО в России, выражающуюся во внутренних различиях учетных систем. Среди данного круга проблем можно отметить доминирующие: </text:p>
      <text:list xml:id="list8933290279792761551" text:style-name="WWNum7">
        <text:list-item>
          <text:p text:style-name="P92">различия в принципах ведения бухгалтерского учета;</text:p>
        </text:list-item>
        <text:list-item>
          <text:p text:style-name="P92">отсутствие четкого разделения учета на бухгалтерский, управленческий и налоговый;</text:p>
        </text:list-item>
        <text:list-item>
          <text:p text:style-name="P92">различие подходов в отражении отдельных видов активов и обязательств. </text:p>
        </text:list-item>
      </text:list>
      <text:p text:style-name="P38"><text:span text:style-name="T7">Что касается одобренной</text:span><text:span text:style-name="T6"> </text:span><text:span text:style-name="T7">приказом Министра финансов Российской Федерации от 1 июля 2004 г. N 180 Концепции развития бухгалтерского учета и отчетности в Российской Федерации на среднесрочную перспективу, то она заслуживает внимания и с точки зрения присутствия в ней разделов, отражающих и создание инфраструктуры применения МСФО, и изменение системы регулирования бухгалтерского учета и отчетности, и усиление контроля качества бухгалтерской отчетности, и с точки зрения вопросов подготовки и повышения квалификации учетно-аналитических кадров.</text:span></text:p>
      <text:p text:style-name="P39"><text:span text:style-name="T7">В этом контексте можно отметить, что переход на международные стандарты финансовой отчетности нельзя рассматривать как единственную цель реформирования российской системы бухгалтерского учета. В действительности реформа должна быть гораздо глубже и заключаться в </text:span><text:soft-page-break/><text:span text:style-name="T7">конструировании эффективной надстройки над новым типом экономических отношений в России. В итоге должна быть создана среда, обеспечивающая формирование полной и объективной информации о финансовом положении и результатах деятельности компаний. Невозможность перехода на МСФО в один день обусловлена необходимостью осуществления целого комплекса взаимосвязанных мероприятий и наличием многочисленных проблем, отмеченных выше. Поэтому единственным и наиболее рациональным способом перехода к МСФО является не просто их последовательное внедрение, а поэтапная адаптация с учетом специфики учетной системы и всей российской экономической среды. Только такой подход сделает адаптацию и внедрение МСФО в России последовательной и необратимой. </text:span></text:p>
      <text:p text:style-name="P36"/>
      <text:p text:style-name="P42"><text:span text:style-name="T41">2.3 </text:span><text:span text:style-name="T38">Сравнительный анализ российских и международных стандартов финансовой отчетности</text:span></text:p>
      <text:p text:style-name="P43">2.<text:span text:style-name="T46">3.</text:span>1 Принципы составления финансовой отчетности</text:p>
      <text:p text:style-name="P41"/>
      <text:p text:style-name="P41">Несмотря на наличие большого сходства между вариантами учетных политик, использование которых разрешено в соответствии с российскими и международными стандартами бухгалтерского учета, применение этих вариантов зачастую строится на различных основополагающих принципах, теориях и целях. Расхождения между российской системой бухгалтерского учета и МСФО приводят к значительным различиям между финансовой отчетностью, составляемой в России и в западных странах. Основные различия между МСФО и российской системой учета связаны с исторически обусловленной разницей в конечных целях использования финансовой информации. Финансовая отчетность, подготовленная в соответствии с МСФО, используется инвесторами, а также другими предприятиями и финансовыми институтами. Финансовая отчетность, которая ранее <text:soft-page-break/>составлялась в соответствии с российской системой учета, использовалась органами государственного управления и статистики. Так как эти группы пользователей имели различные интересы и различные потребности в информации, принципы, лежащие в основе составления финансовой отчетности, развивались в различных направлениях. </text:p>
      <text:p text:style-name="P41">В соответствии с Федеральным законом «О бухгалтерском учете» была продекларирована такая задача бухгалтерского учета в России как формирование полной и достоверной информации о деятельности организации и ее имущественном положении, необходимой внутренним пользователям бухгалтерской отчетности – руководителям, учредителям, участникам и собственникам имущества организации, а также внешним – инвесторам, кредиторам и другим пользователям бухгалтерской отчетности. Концепция бухгалтерского учета в рыночной экономике России более широко трактует данную цель, акцентируя внимание на то, что отчетность должна, прежде всего, отвечать интересам ее внутренних и внешних заинтересованных пользователей для принятия решений. Несомненно, признание данных целей является значительным шагом в сторону МСФО, хотя следует отметить, что на практике, составители отчетности преследуют иные цели, прежде всего, фискальные. </text:p>
      <text:p text:style-name="P41">Например, одним из принципов, являющихся обязательными в МСФО, но не всегда применяемых в российской системе учета, является приоритет содержания над формой представления финансовой информации. В соответствии с МСФО содержание операций или других событий не всегда соответствует тому, каким оно представляется на основании их юридической или отраженной в учете формы. В соответствии с российской системой учета операции чаще всего правило учитываются строго в соответствии с их юридической формой, а не отражают экономическую сущность операции. Примером, когда форма превалирует над содержанием в российской системе учета, является случай отсутствия надлежащей документации для списания <text:soft-page-break/>основных средств, что не дает оснований для их списания, несмотря на то, что руководству известно, что такие объекты более не существуют по указанной балансовой стоимости. </text:p>
      <text:p text:style-name="P41">Вторым главным принципом международных стандартов учета, отличающим их от российской системы учета, и ведущим к возникновению множественных различий в финансовой отчетности, является отражение затрат. Международные стандарты учета предписывают следовать принципу соответствия, согласно которому затраты отражаются в периоде ожидаемого получения дохода, в то время как в российской системе учета затраты отражаются после выполнения определенных требований в отношении документации. Необходимость наличия надлежащей документации зачастую не позволяет российским предприятиям учесть все операции, относящиеся к определенному периоду. Эта разница приводит к различиям в моменте учета этих операций. </text:p>
      <text:p text:style-name="P41">В России принципы бухгалтерского учёта сформулированы в Федеральном законе «О бухгалтерском учёте» от 21 ноября 1996 г. (в виде требований к ведению бухгалтерского учёта), Положениях по бухгалтерскому учёту «Учётная политика предприятия» (ПБУ 1/98) (в виде требований и допущений) и «Бухгалтерская отчетность организации» (ПБУ 4/99), а также в принятой Концепции бухгалтерского учёта в рыночной экономике. Однако существуют сложности с реализацией продекларированных принципов на практике. Эта главная проблема, которая пока остается нерешенной до настоящего времени. </text:p>
      <text:p text:style-name="P41">В таблице 1 приведён сравнительный анализ концептуальных основ бухгалтерского учёта в международной и российской практике. </text:p>
      <text:p text:style-name="P41"/>
      <text:p text:style-name="P41">Таблица 1 - Сравнение принципов подготовки финансовой отчетности в международной практике и России </text:p>
      <table:table table:name="Таблица2" table:style-name="Таблица2">
        <table:table-column table:style-name="Таблица2.A"/>
        <table:table-column table:style-name="Таблица2.B"/>
        <table:table-column table:style-name="Таблица2.C"/>
        <table:table-column table:style-name="Таблица2.D"/>
        <text:soft-page-break/>
        <table:table-row table:style-name="Таблица2.1">
          <table:table-cell table:style-name="Таблица2.A1" office:value-type="string">
            <text:p text:style-name="P5">МСФО</text:p>
          </table:table-cell>
          <table:table-cell table:style-name="Таблица2.A1" office:value-type="string">
            <text:p text:style-name="P3">Российское законодательство</text:p>
          </table:table-cell>
          <table:table-cell table:style-name="Таблица2.A1" office:value-type="string">
            <text:p text:style-name="P5">Источник</text:p>
          </table:table-cell>
          <table:table-cell table:style-name="Таблица2.A1" office:value-type="string">
            <text:p text:style-name="P5">Комментарий</text:p>
          </table:table-cell>
        </table:table-row>
        <table:table-row table:style-name="Таблица2.2">
          <table:table-cell table:style-name="Таблица2.A2" office:value-type="string">
            <text:p text:style-name="P6"><text:span text:style-name="T8">I.</text:span><text:span text:style-name="T10">Основополагающие допущения</text:span></text:p>
          </table:table-cell>
          <table:table-cell table:style-name="Таблица2.A1" office:value-type="string">
            <text:p text:style-name="P5"/>
          </table:table-cell>
          <table:table-cell table:style-name="Таблица2.A1" office:value-type="string">
            <text:p text:style-name="P5"/>
          </table:table-cell>
          <table:table-cell table:style-name="Таблица2.A1" office:value-type="string">
            <text:p text:style-name="P5"/>
          </table:table-cell>
        </table:table-row>
        <table:table-row table:style-name="Таблица2.3">
          <table:table-cell table:style-name="Таблица2.A2" office:value-type="string">
            <text:p text:style-name="P3">1.Метод начислений </text:p>
          </table:table-cell>
          <table:table-cell table:style-name="Таблица2.A2" office:value-type="string">
            <text:p text:style-name="P3">Допущение временной определенности фактов хозяйственной деятельности </text:p>
          </table:table-cell>
          <table:table-cell table:style-name="Таблица2.A2" office:value-type="string">
            <text:p text:style-name="P3">Концепция, п. 4.1; ПБУ 1/98, п. 6 </text:p>
          </table:table-cell>
          <table:table-cell table:style-name="Таблица2.A2" office:value-type="string">
            <text:p text:style-name="P3">В МСФО используется другой термин, термин «метод начислений» в российской практике используется в налоговом законодательстве </text:p>
          </table:table-cell>
        </table:table-row>
        <table:table-row table:style-name="Таблица2.4">
          <table:table-cell table:style-name="Таблица2.A2" office:value-type="string">
            <text:p text:style-name="P3">2. Непрерывность деятельности </text:p>
          </table:table-cell>
          <table:table-cell table:style-name="Таблица2.A2" office:value-type="string">
            <text:p text:style-name="P3">Допущение непрерывности деятельности организации </text:p>
          </table:table-cell>
          <table:table-cell table:style-name="Таблица2.A2" office:value-type="string">
            <text:p text:style-name="P3">Концепция, п. 4.1; ПБУ 1/98, п. 6; ФЗ «О бухгалтерском учете», ст. 8, п. 3 </text:p>
          </table:table-cell>
          <table:table-cell table:style-name="Таблица2.A2" office:value-type="string">
            <text:p text:style-name="P3">В Концепции не раскрывается необходимость использования и раскрытия другой основы составления отчетности в случае, если предприятие не отвечает требованию непрерывности деятельности </text:p>
          </table:table-cell>
        </table:table-row>
        <table:table-row table:style-name="Таблица2.5">
          <table:table-cell table:style-name="Таблица2.A2" office:value-type="string">
            <text:p text:style-name="P5">- </text:p>
          </table:table-cell>
          <table:table-cell table:style-name="Таблица2.A2" office:value-type="string">
            <text:p text:style-name="P3">Допущение последовательности применения учетной политики </text:p>
          </table:table-cell>
          <table:table-cell table:style-name="Таблица2.A2" office:value-type="string">
            <text:p text:style-name="P3">Концепция, п. 4.1; ПБУ 1/98, п. 6; ПБУ 4/99, п. 9</text:p>
          </table:table-cell>
          <table:table-cell table:style-name="Таблица2.A2" office:value-type="string">
            <text:p text:style-name="P3">В МСФО данное допущение отсутствует </text:p>
          </table:table-cell>
        </table:table-row>
        <text:soft-page-break/>
        <table:table-row table:style-name="Таблица2.6">
          <table:table-cell table:style-name="Таблица2.A2" office:value-type="string">
            <text:p text:style-name="P5">- </text:p>
          </table:table-cell>
          <table:table-cell table:style-name="Таблица2.A2" office:value-type="string">
            <text:p text:style-name="P6"><text:span text:style-name="T10">Допущение имущественной обособленности организации</text:span><text:span text:style-name="T8"> </text:span></text:p>
          </table:table-cell>
          <table:table-cell table:style-name="Таблица2.A2" office:value-type="string">
            <text:p text:style-name="P3">Концепция, п. 4.1; ПБУ 1/98, п. 6; ФЗ «О бухгалтерском учете», ст. 8, п. 3 </text:p>
          </table:table-cell>
          <table:table-cell table:style-name="Таблица2.A2" office:value-type="string">
            <text:p text:style-name="P3">В МСФО данное допущение отсутствует </text:p>
          </table:table-cell>
        </table:table-row>
        <table:table-row table:style-name="Таблица2.7">
          <table:table-cell table:style-name="Таблица2.A2" office:value-type="string">
            <text:p text:style-name="P6"><text:span text:style-name="T8">II</text:span><text:span text:style-name="T10">. Качественные характеристики финансовой отчетности </text:span></text:p>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row>
        <table:table-row table:style-name="Таблица2.8">
          <table:table-cell table:style-name="Таблица2.A2" office:value-type="string">
            <text:p text:style-name="P5">1. Понятность </text:p>
          </table:table-cell>
          <table:table-cell table:style-name="Таблица2.A2" office:value-type="string">
            <text:p text:style-name="P5">- </text:p>
          </table:table-cell>
          <table:table-cell table:style-name="Таблица2.A2" office:value-type="string">
            <text:p text:style-name="P5">- </text:p>
          </table:table-cell>
          <table:table-cell table:style-name="Таблица2.A2" office:value-type="string">
            <text:p text:style-name="P3">В России данное требование не сформулировано </text:p>
          </table:table-cell>
        </table:table-row>
        <table:table-row table:style-name="Таблица2.9">
          <table:table-cell table:style-name="Таблица2.A2" office:value-type="string">
            <text:p text:style-name="P5">2. Уместность </text:p>
          </table:table-cell>
          <table:table-cell table:style-name="Таблица2.A2" office:value-type="string">
            <text:p text:style-name="P5">Уместность </text:p>
          </table:table-cell>
          <table:table-cell table:style-name="Таблица2.A2" office:value-type="string">
            <text:p text:style-name="P5">Концепция, п. 6.2.1. </text:p>
          </table:table-cell>
          <table:table-cell table:style-name="Таблица2.A2" office:value-type="string">
            <text:p text:style-name="P3">В МСФО данная характеристика раскрывается более подробно </text:p>
          </table:table-cell>
        </table:table-row>
        <table:table-row table:style-name="Таблица2.10">
          <table:table-cell table:style-name="Таблица2.A2" office:value-type="string">
            <text:p text:style-name="P5">2.1. Характер </text:p>
          </table:table-cell>
          <table:table-cell table:style-name="Таблица2.A2" office:value-type="string">
            <text:p text:style-name="P5">Содержание </text:p>
          </table:table-cell>
          <table:table-cell table:style-name="Таблица2.A2" office:value-type="string">
            <text:p text:style-name="P5">Концепция, п. 6.2.1. </text:p>
          </table:table-cell>
          <table:table-cell table:style-name="Таблица2.A2" office:value-type="string">
            <text:p text:style-name="P5">Существенных различий нет </text:p>
          </table:table-cell>
        </table:table-row>
        <table:table-row table:style-name="Таблица2.11">
          <table:table-cell table:style-name="Таблица2.A2" office:value-type="string">
            <text:p text:style-name="P6"><text:span text:style-name="T8">2.2. </text:span><text:span text:style-name="T10">Существенность</text:span><text:span text:style-name="T8"> </text:span></text:p>
          </table:table-cell>
          <table:table-cell table:style-name="Таблица2.A2" office:value-type="string">
            <text:p text:style-name="P6"><text:span text:style-name="T10">Существенность</text:span><text:span text:style-name="T8"> </text:span></text:p>
          </table:table-cell>
          <table:table-cell table:style-name="Таблица2.A2" office:value-type="string">
            <text:p text:style-name="P5">Концепция, п. 6.2.1. </text:p>
          </table:table-cell>
          <table:table-cell table:style-name="Таблица2.A2" office:value-type="string">
            <text:p text:style-name="P3">Существенных различий нет, в Приказе Минфина РФ от 22.07.2003 №67н «О формах бухгалтерской отчетности» существенной может признаваться сумма в 5% от общего итога </text:p>
          </table:table-cell>
        </table:table-row>
        <table:table-row table:style-name="Таблица2.12">
          <table:table-cell table:style-name="Таблица2.A2" office:value-type="string">
            <text:p text:style-name="P5">3. Надежность </text:p>
          </table:table-cell>
          <table:table-cell table:style-name="Таблица2.A2" office:value-type="string">
            <text:p text:style-name="P5">Надежность </text:p>
          </table:table-cell>
          <table:table-cell table:style-name="Таблица2.A2" office:value-type="string">
            <text:p text:style-name="P5">Концепция, п. 6.3. </text:p>
          </table:table-cell>
          <table:table-cell table:style-name="Таблица2.A2" office:value-type="string">
            <text:p text:style-name="P6"><text:span text:style-name="T10">В МСФО данная характеристика раскрывается более </text:span><text:soft-page-break/><text:span text:style-name="T10">подробно </text:span></text:p>
          </table:table-cell>
        </table:table-row>
        <table:table-row table:style-name="Таблица2.13">
          <table:table-cell table:style-name="Таблица2.A2" office:value-type="string">
            <text:p text:style-name="P5">3.1. Правдивое представление </text:p>
          </table:table-cell>
          <table:table-cell table:style-name="Таблица2.A2" office:value-type="string">
            <text:p text:style-name="P5">Объективное отражение </text:p>
          </table:table-cell>
          <table:table-cell table:style-name="Таблица2.A2" office:value-type="string">
            <text:p text:style-name="P5">Концепция, п. 6.3.1. </text:p>
          </table:table-cell>
          <table:table-cell table:style-name="Таблица2.A2" office:value-type="string">
            <text:p text:style-name="P5">Существенных различий нет </text:p>
          </table:table-cell>
        </table:table-row>
        <table:table-row table:style-name="Таблица2.14">
          <table:table-cell table:style-name="Таблица2.A2" office:value-type="string">
            <text:p text:style-name="P5">3.2. Приоритет содержания над формой </text:p>
          </table:table-cell>
          <table:table-cell table:style-name="Таблица2.A2" office:value-type="string">
            <text:p text:style-name="P3">Приоритет содержания над формой</text:p>
          </table:table-cell>
          <table:table-cell table:style-name="Таблица2.A2" office:value-type="string">
            <text:p text:style-name="P5">Концепция, п. 6.3.2.; ПБУ 1/98, п.7. </text:p>
          </table:table-cell>
          <table:table-cell table:style-name="Таблица2.A2" office:value-type="string">
            <text:p text:style-name="P5">Существенных различий нет </text:p>
          </table:table-cell>
        </table:table-row>
        <table:table-row table:style-name="Таблица2.15">
          <table:table-cell table:style-name="Таблица2.A2" office:value-type="string">
            <text:p text:style-name="P6"><text:span text:style-name="T8">3.3. </text:span><text:span text:style-name="T10">Нейтральность</text:span><text:span text:style-name="T8"> </text:span></text:p>
          </table:table-cell>
          <table:table-cell table:style-name="Таблица2.A2" office:value-type="string">
            <text:p text:style-name="P3">Нейтральность</text:p>
          </table:table-cell>
          <table:table-cell table:style-name="Таблица2.A2" office:value-type="string">
            <text:p text:style-name="P5">Концепция, п. 6.3.3.; ПБУ 4/99, п.7 </text:p>
          </table:table-cell>
          <table:table-cell table:style-name="Таблица2.A2" office:value-type="string">
            <text:p text:style-name="P3">В Концепции данное требование не распространяется на отчеты специального назначения </text:p>
          </table:table-cell>
        </table:table-row>
        <table:table-row table:style-name="Таблица2.16">
          <table:table-cell table:style-name="Таблица2.A2" office:value-type="string">
            <text:p text:style-name="P6"><text:span text:style-name="T8">3.4. </text:span><text:span text:style-name="T10">Осмотрительность</text:span><text:span text:style-name="T8"> </text:span></text:p>
          </table:table-cell>
          <table:table-cell table:style-name="Таблица2.A2" office:value-type="string">
            <text:p text:style-name="P3">Осмотрительность</text:p>
          </table:table-cell>
          <table:table-cell table:style-name="Таблица2.A2" office:value-type="string">
            <text:p text:style-name="P5">Концепция, п. 6.3.4.; ПБУ 1/98, п.7 </text:p>
          </table:table-cell>
          <table:table-cell table:style-name="Таблица2.A2" office:value-type="string">
            <text:p text:style-name="P5">Существенных различий нет </text:p>
          </table:table-cell>
        </table:table-row>
        <table:table-row table:style-name="Таблица2.17">
          <table:table-cell table:style-name="Таблица2.A2" office:value-type="string">
            <text:p text:style-name="P5">3.5. Полнота </text:p>
          </table:table-cell>
          <table:table-cell table:style-name="Таблица2.A2" office:value-type="string">
            <text:p text:style-name="P5">Полнота </text:p>
          </table:table-cell>
          <table:table-cell table:style-name="Таблица2.A2" office:value-type="string">
            <text:p text:style-name="P3">Концепция, п. 6.3.5.; ПБУ 1/98, п.7; ПБУ 4/99, п.6 </text:p>
          </table:table-cell>
          <table:table-cell table:style-name="Таблица2.A2" office:value-type="string">
            <text:p text:style-name="P5">Существенных различий нет </text:p>
          </table:table-cell>
        </table:table-row>
        <table:table-row table:style-name="Таблица2.18">
          <table:table-cell table:style-name="Таблица2.A2" office:value-type="string">
            <text:p text:style-name="P6"><text:span text:style-name="T8">4. </text:span><text:span text:style-name="T10">Сопоставимость</text:span><text:span text:style-name="T8"> </text:span></text:p>
          </table:table-cell>
          <table:table-cell table:style-name="Таблица2.A2" office:value-type="string">
            <text:p text:style-name="P5">Сравнимость </text:p>
          </table:table-cell>
          <table:table-cell table:style-name="Таблица2.A2" office:value-type="string">
            <text:p text:style-name="P5">Концепция, п. 6.4.; ПБУ 4/99, п.33 </text:p>
          </table:table-cell>
          <table:table-cell table:style-name="Таблица2.A2" office:value-type="string">
            <text:p text:style-name="P5">Существенных различий нет </text:p>
          </table:table-cell>
        </table:table-row>
        <table:table-row table:style-name="Таблица2.19">
          <table:table-cell table:style-name="Таблица2.A2" office:value-type="string">
            <text:p text:style-name="P5">- </text:p>
          </table:table-cell>
          <table:table-cell table:style-name="Таблица2.A2" office:value-type="string">
            <text:p text:style-name="P3">Непротиворечивость</text:p>
          </table:table-cell>
          <table:table-cell table:style-name="Таблица2.A2" office:value-type="string">
            <text:p text:style-name="P5">ПБУ 1/98, п.7 </text:p>
          </table:table-cell>
          <table:table-cell table:style-name="Таблица2.A2" office:value-type="string">
            <text:p text:style-name="P6"><text:span text:style-name="T10">МСФО не предусматривает требования противоречивости, тождество данных аналитического учета оборотам и остаткам по счетам синтетического учета на последний календарный день каждого </text:span><text:soft-page-break/><text:span text:style-name="T10">месяца обеспечивается за счет правдивого представления информации </text:span></text:p>
          </table:table-cell>
        </table:table-row>
        <table:table-row table:style-name="Таблица2.20">
          <table:table-cell table:style-name="Таблица2.A2" office:value-type="string">
            <text:p text:style-name="P6"><text:span text:style-name="T8">III</text:span><text:span text:style-name="T10">. Ограничения уместности и надежности информации </text:span></text:p>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row>
        <table:table-row table:style-name="Таблица2.21">
          <table:table-cell table:style-name="Таблица2.A2" office:value-type="string">
            <text:p text:style-name="P6"><text:span text:style-name="T8">1. </text:span><text:span text:style-name="T10">Своевременность</text:span></text:p>
          </table:table-cell>
          <table:table-cell table:style-name="Таблица2.A2" office:value-type="string">
            <text:p text:style-name="P6"><text:span text:style-name="T10">Своевременность</text:span><text:span text:style-name="T8"> </text:span></text:p>
          </table:table-cell>
          <table:table-cell table:style-name="Таблица2.A2" office:value-type="string">
            <text:p text:style-name="P5">Концепция, п. 6.5.1.; ПБУ 1/98, п.7 </text:p>
          </table:table-cell>
          <table:table-cell table:style-name="Таблица2.A2" office:value-type="string">
            <text:p text:style-name="P3">В ПБУ данное ограничение сформулировано как требование, а не ограничение уместности и надежности информации </text:p>
          </table:table-cell>
        </table:table-row>
        <table:table-row table:style-name="Таблица2.22">
          <table:table-cell table:style-name="Таблица2.A2" office:value-type="string">
            <text:p text:style-name="P3">2. Баланс между выгодами и затратами </text:p>
          </table:table-cell>
          <table:table-cell table:style-name="Таблица2.A2" office:value-type="string">
            <text:p text:style-name="P3">Баланс между выгодами и затратами, рациональность (согласно ПБУ) </text:p>
          </table:table-cell>
          <table:table-cell table:style-name="Таблица2.A2" office:value-type="string">
            <text:p text:style-name="P5">Концепция, п. 6.5.2. </text:p>
          </table:table-cell>
          <table:table-cell table:style-name="Таблица2.A2" office:value-type="string">
            <text:p text:style-name="P3">Данное ограничение в ПБУ 1/98 сформулировано как требование рациональности, однако подробно данное требование не раскрыто </text:p>
          </table:table-cell>
        </table:table-row>
        <table:table-row table:style-name="Таблица2.23">
          <table:table-cell table:style-name="Таблица2.A2" office:value-type="string">
            <text:p text:style-name="P6"><text:span text:style-name="T8">3. </text:span><text:span text:style-name="T10">Баланс меду качественными характеристиками</text:span><text:span text:style-name="T8"> </text:span></text:p>
          </table:table-cell>
          <table:table-cell table:style-name="Таблица2.A2" office:value-type="string">
            <text:p text:style-name="P3">Баланс между качественными характеристиками, рациональность (согласно ПБУ) </text:p>
          </table:table-cell>
          <table:table-cell table:style-name="Таблица2.A2" office:value-type="string">
            <text:p text:style-name="P5">Концепция, п. 6.5.3. </text:p>
          </table:table-cell>
          <table:table-cell table:style-name="Таблица2.A2" office:value-type="string">
            <text:p text:style-name="P3">Данное ограничение в ПБУ 1/98 сформулировано как требование рациональности, однако подробно данное требование не раскрыто </text:p>
          </table:table-cell>
        </table:table-row>
        <table:table-row table:style-name="Таблица2.24">
          <table:table-cell table:style-name="Таблица2.A2" office:value-type="string">
            <text:p text:style-name="P6"><text:span text:style-name="T8">IV</text:span><text:span text:style-name="T10">. Достоверное и объективное представление </text:span></text:p>
          </table:table-cell>
          <table:table-cell table:style-name="Таблица2.A1" office:value-type="string">
            <text:p text:style-name="P3"/>
          </table:table-cell>
          <table:table-cell table:style-name="Таблица2.A1" office:value-type="string">
            <text:p text:style-name="P3"/>
          </table:table-cell>
          <table:table-cell table:style-name="Таблица2.A1" office:value-type="string">
            <text:p text:style-name="P3"/>
          </table:table-cell>
        </table:table-row>
        <text:soft-page-break/>
        <table:table-row table:style-name="Таблица2.25">
          <table:table-cell table:style-name="Таблица2.A2" office:value-type="string">
            <text:p text:style-name="P3">Обеспечивается благодаря применению основных качественных характеристик и бухгалтерских стандартов </text:p>
          </table:table-cell>
          <table:table-cell table:style-name="Таблица2.A2" office:value-type="string">
            <text:p text:style-name="P3">Достоверное и полное представление</text:p>
          </table:table-cell>
          <table:table-cell table:style-name="Таблица2.A2" office:value-type="string">
            <text:p text:style-name="P5">ПБУ 4/99, п.6 </text:p>
          </table:table-cell>
          <table:table-cell table:style-name="Таблица2.A2" office:value-type="string">
            <text:p text:style-name="P3">В ФЗ «О бухгалтерском учете» (ст. 1, п.3) одной из задач бухгалтерского учета является формирование полной и достоверной информации о деятельности организации и ее имущественном положении </text:p>
          </table:table-cell>
        </table:table-row>
      </table:table>
      <text:p text:style-name="P41"/>
      <text:p text:style-name="P41">Резюмируя различия в основных принципах подготовки финансовой отчетности в соответствии с МСФО и российским законодательством, можно сделать следующие выводы: </text:p>
      <text:p text:style-name="P41">Согласно Закону «О бухгалтерском учете» основными задачами бухгалтерского учета, помимо формирования полной и достоверной информации, являются обеспечение информацией, необходимой для контроля над соблюдением законодательства, соответствием нормам и предотвращение отрицательных результатов хозяйственной деятельности; </text:p>
      <text:list xml:id="list36575910895844376" text:style-name="WWNum10">
        <text:list-item>
          <text:p text:style-name="P94">В российской практике присутствуют 2 допущения, непредусмотренные МСФО; </text:p>
        </text:list-item>
        <text:list-item>
          <text:p text:style-name="P94">В российской практике большинство принципов раскрыто менее подробно, чем в МСФО; </text:p>
        </text:list-item>
        <text:list-item>
          <text:p text:style-name="P94">Структура принципов в российском законодательстве не соответствует МСФО (например, ограничение уместности и надежности сформулировано как требование) и не представлена в логическом и последовательном порядке ни в одном отдельно взятом российском нормативном акте; </text:p>
        </text:list-item>
        <text:list-item>
          <text:p text:style-name="P94"><text:soft-page-break/>Присутствуют различия в терминологии. </text:p>
        </text:list-item>
      </text:list>
      <text:p text:style-name="P41"/>
      <text:p text:style-name="P62">2.<text:span text:style-name="T46">3.</text:span>2 Элементы финансовой отчетности</text:p>
      <text:p text:style-name="P41"/>
      <text:p text:style-name="P41">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активы, обязательства, собственный капитал, доходы и расходы. <text:span text:style-name="T37">Их определения в соответствии с МСФО были даны выше. </text:span></text:p>
      <text:p text:style-name="P41">В Концепции бухгалтерского учета Российской Федерации приводится такой же перечень элементов, характеризующих финансовое положение, как и в МСФО, однако формулировки Концепции гораздо короче, чем в МСФО, и не содержат пояснений и примеров. </text:p>
      <text:p text:style-name="P41">В отличие от Концепции, в законодательных актах, регламентирующих учет и отчетность в Российской Федерации, нет определения категорий «активы», «обязательства» и «капитал». В Федеральном законе «<text:span text:style-name="T37">О бухгалтерском учете</text:span>» говорится, что объектами бухгалтерского учета являются имущество организаций, их обязательства и хозяйственные операции, осуществляемые организациями в процессе их деятельности.</text:p>
      <text:p text:style-name="P41">В Положении по бухгалтерскому учету «<text:span text:style-name="T37">Бухгалтерская отчетность организации</text:span>» также отсутствует трактовка актива и пассива баланса как хозяйственных средств и их источников. <text:span text:style-name="T37">При этом капитал рассматривается как один из видов пассива</text:span> (до недавнего времени убытки прошлых лет вообще рассматривались в российском законодательстве как активы). </text:p>
      <text:p text:style-name="P41">Таким образом, трактовки элементов баланса в отечественных нормативах не совпадают с их трактовками в МСФО. Единственным документом, в котором они приближены к международным стандартам, является Концепция. Однако заявленные в Концепции трактовки активов, обязательств и капитала не согласуются с нормативными актами, в результате отсутствует механизм их реализации на практике. </text:p>
      <text:p text:style-name="P41"><text:soft-page-break/>Элементы отчетности признаются только, если они удовлетворяют критериям признания, т.е. существует вероятность того, что любая экономическая выгода, ассоциируемая с ним, будет получена или утрачена компанией, а также элемент имеет стоимость или оценку, которая может быть надежно измерена. </text:p>
      <text:p text:style-name="P41">В российской Концепции также указываются критерии признания активов и обязательств, однако трактовка признания капитала отсутствует, так как нет статей, посвященных концепции капитала и концепции его поддержания. Критерии признания активов и обязательств в Концепции совпадают с требованиями МСФО. Однако они остаются провозглашенными только в Концепции, на практике ни в одном нормативном акте нет даже термина «признание элементов отчетности». Отражение элементов в балансе российской бухгалтерской отчетности осуществляется на основании первичных документов, оформленных в соответствии с унифицированными формами. На практике отсутствует возможность применения профессиональных суждений бухгалтеров для определения вероятности получения или утраты экономических выгод. Таким образом, провозглашенный в Концепции подход к признанию активов, обязательств и капитала, несмотря на схожесть с МСФО, носит лишь декларативный характер. </text:p>
      <text:p text:style-name="P41">В соответствии с МСФО элементы отчетности могут оцениваться в учете, использую следующие методы: </text:p>
      <text:list xml:id="list9164625758954996399" text:style-name="WWNum11">
        <text:list-item>
          <text:p text:style-name="P95">Фактическая стоимость приобретения или первоначальная стоимость; </text:p>
        </text:list-item>
        <text:list-item>
          <text:p text:style-name="P95">Текущая или восстановительная стоимость; </text:p>
        </text:list-item>
        <text:list-item>
          <text:p text:style-name="P95">Возможная стоимость продажи или погашения; </text:p>
        </text:list-item>
        <text:list-item>
          <text:p text:style-name="P95">Дисконтированная или приведённая стоимость. </text:p>
        </text:list-item>
      </text:list>
      <text:p text:style-name="P41"><text:soft-page-break/>Перечень возможных методов оценки, устанавливаемых Концепцией, совпадает с перечнем в МСФО, однако их трактовка в Концепции, в отличие от МСФО, дается только для активов. О распространении данных методов на обязательства в Концепции не говорится. Определение дисконтированной стоимости вообще отсутствует в Концепции, поэтому остается только предполагать аналогию этого метода в Концепции с одноименным методом в МСФО. </text:p>
      <text:p text:style-name="P41">В российских нормативных актах содержатся различные способы оценки для конкретных статей баланса, как, например, в Положении по ведению бухгалтерского учета и бухгалтерской отчетности в Российской Федерации. Наиболее распространенной является фактическая себестоимость, хотя в ряде случаев используются иные оценки, разрешенные законодательством Российской Федерации. Следует отметить также большую степень регламентации оценок элементов отчетности в российском законодательстве по сравнению с требованиями МСФО. Во многих случаях в МСФО допускается оценка статей баланса на основании профессионального суждения бухгалтера с учетом особенностей предприятия, интересов пользователей и основополагающих принципов МСФО. В отечественной практике оценка любой статьи баланса производится строго в соответствии с требованиями Положения. В настоящее время многие из этих требований значительно приближены к требованиям МСФО. </text:p>
      <text:p text:style-name="P41">Элементами, отражающими финансовые результаты предприятия, являются доходы и расходы. Доход - это приращение экономических выгод в течение отчетного периода, происходящее в форме притока или увеличения активов либо уменьшения обязательств, что выражается в увеличении капитала, не связанного с вкладами участников акционерного капитала. Необходимо отметить большую схожесть трактовок дохода предприятия в Концепции, ПБУ 9/99 и МСФО. </text:p>
      <text:p text:style-name="P41"><text:soft-page-break/>Согласно МСФО выручка делится на доходы от обычной деятельности (выручка) и прочие доходы. В МСФО отмечается условный характер отнесения доходов к той или иной группе в зависимости от конкретной деятельности компании и единый характер различных статей доходов по экономической природе, так как все они представляют собой увеличение экономических выгод. </text:p>
      <text:p text:style-name="P41">В отличие от МСФО в Концепции классификация статей доходов рассматривается кратко, при этом не отражается смысл подразделения доходов на доходы от основной деятельности и прочие. Гораздо более подробно приводится классификация статей доходов в ПБУ 9/99. Аналогично МСФО в ПБУ 9/99 доходы подразделяются на доходы от обычных видов деятельности фирмы и прочие. Принцип отнесения доходов к определенной группе такой же, как и в МСФО, - исходя из характера деятельности предприятия и его операций. Аналогично МСФО в ПБУ 9/99 отмечается условность отнесения доходов к доходам от обычных видов деятельности для разных предприятий: одни и те же доходы могут быть основными для одних предприятий и прочими для других (например, арендная плата и др.). В ПБУ 9/99 прочие доходы подразделяются на три группы: операционные, внереализационные и чрезвычайные доходы, однако при этом не характеризуется их экономическая сущность. Вместо строгого определения критерия отнесения доходов к той или иной группе в ПБУ 9/99 дается открытый перечень примеров операционных, внереализационных и чрезвычайных доходов, при этом принцип группировки доходов остается неопределенным, что может повлечь разночтения у различных пользователей. </text:p>
      <text:p text:style-name="P41">Критерии признания дохода в МСФО и Концепции аналогичны. Согласно ПБУ 9/99 (п. 12) критерии признания выручки включают пять пунктов, которые распространяются на все виды выручки. (Исключение составляет только выручка от предоставления за плату во временное пользование активов, для признания которой требуется выполнение только <text:soft-page-break/>трех пунктов из пяти.). Сравнительный анализ этих критериев приведен в таблице 2. </text:p>
      <text:p text:style-name="P41">Таблица 2 - Критерии признания выручки в соответствии с МСФО и российской практикой</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5">ПБУ 9/99</text:p>
          </table:table-cell>
          <table:table-cell table:style-name="Таблица3.A1" table:number-columns-spanned="2" office:value-type="string">
            <text:p text:style-name="P5">МСФО 18</text:p>
          </table:table-cell>
          <table:covered-table-cell/>
          <table:table-cell table:style-name="Таблица3.A1" office:value-type="string">
            <text:p text:style-name="P4"/>
          </table:table-cell>
        </table:table-row>
        <table:table-row table:style-name="Таблица3.2">
          <table:table-cell table:style-name="Таблица3.A2" table:number-columns-spanned="2" office:value-type="string">
            <text:p text:style-name="P3">1) организация имеет право на получение этой выручки, вытекающее из конкретного договора или подтвержденное иным соответствующим образом </text:p>
          </table:table-cell>
          <table:covered-table-cell/>
          <table:table-cell table:style-name="Таблица3.A2" table:number-columns-spanned="2" office:value-type="string">
            <text:p text:style-name="P3">1) компания перевела на покупателя значительные риски и вознаграждения, связанные с собственностью на товары </text:p>
          </table:table-cell>
          <table:covered-table-cell/>
        </table:table-row>
        <table:table-row table:style-name="Таблица3.2">
          <table:table-cell table:style-name="Таблица3.A2" table:number-columns-spanned="2" office:value-type="string">
            <text:p text:style-name="P3">2) сумма выручки может быть определена </text:p>
          </table:table-cell>
          <table:covered-table-cell/>
          <table:table-cell table:style-name="Таблица3.A2" table:number-columns-spanned="2" office:value-type="string">
            <text:p text:style-name="P3">2) сумма выручки может быть надежно оценена </text:p>
          </table:table-cell>
          <table:covered-table-cell/>
        </table:table-row>
        <table:table-row table:style-name="Таблица3.2">
          <table:table-cell table:style-name="Таблица3.A2" table:number-columns-spanned="2" office:value-type="string">
            <text:p text:style-name="P3">3) имеется уверенность в том, что в результате конкретной операции произойдет увеличение экономических выгод организации </text:p>
          </table:table-cell>
          <table:covered-table-cell/>
          <table:table-cell table:style-name="Таблица3.A2" table:number-columns-spanned="2" office:value-type="string">
            <text:p text:style-name="P3">3) существует вероятность того, что экономические выгоды, связанные со сделкой, поступят в компанию </text:p>
          </table:table-cell>
          <table:covered-table-cell/>
        </table:table-row>
        <table:table-row table:style-name="Таблица3.2">
          <table:table-cell table:style-name="Таблица3.A2" table:number-columns-spanned="2" office:value-type="string">
            <text:p text:style-name="P3">4) расходы, которые произведены или будут произведены в связи с этой операцией, могут быть определены </text:p>
          </table:table-cell>
          <table:covered-table-cell/>
          <table:table-cell table:style-name="Таблица3.A2" table:number-columns-spanned="2" office:value-type="string">
            <text:p text:style-name="P3">4) понесенные или ожидаемые затраты, связанные со сделкой, могут быть надежно оценены </text:p>
          </table:table-cell>
          <table:covered-table-cell/>
        </table:table-row>
        <table:table-row table:style-name="Таблица3.2">
          <table:table-cell table:style-name="Таблица3.A2" table:number-columns-spanned="2" office:value-type="string">
            <text:p text:style-name="P3">5) право собственности (владения, пользования и распоряжения) на продукцию (товар) перешло от организации к покупателю или работа принята заказчиком (услуга оказана) </text:p>
          </table:table-cell>
          <table:covered-table-cell/>
          <table:table-cell table:style-name="Таблица3.A2" table:number-columns-spanned="2" office:value-type="string">
            <text:p text:style-name="P3">5) компания больше не участвует в управлении в той степени, которая обычно ассоциируется с правом собственности, и не контролирует проданные товары </text:p>
          </table:table-cell>
          <table:covered-table-cell/>
        </table:table-row>
      </table:table>
      <text:p text:style-name="P41"/>
      <text:p text:style-name="P41"/>
      <text:p text:style-name="P41">В целом данные определения являются схожими, хотя в отношении первого критерия следует отметить, что моменты перехода значительных <text:soft-page-break/>рисков (МСФО) и перехода юридических прав (российская практика) могут различаться. ПБУ не предусматривает анализ существенных рисков, связанных с собственностью на товары. </text:p>
      <text:p text:style-name="P41">Критерии включения расходов в отчетность в МСФО и Концепции сопоставимы. В Концепции присутствует дополнительное условие о независимости признания расхода от налогооблагаемой базы. В ПБУ 10/99 включены все требования к признанию расходов, изложенные в Концепции, однако помимо данных требований ПБУ содержит дополнительно условие, что «расходы признаются в бухгалтерском учете при наличии следующих условий: расход производится в соответствии с конкретным договором, требованием законодательных и нормативных актов, обычаями делового оборота». То есть в отличие от МСФО расход не может быть признан только на основании профессионального суждения бухгалтера об уменьшении экономических выгод и должен подтверждаться документально. Пункт 18 ПБУ содержит возможность признания расхода по кассовому методу, что не соответствует МСФО. </text:p>
      <text:p text:style-name="P41">Таким образом, несмотря на заметное сближение МСФО и российских стандартов все еще остаются нерешенными некоторые проблемы, как, например, жесткое нормативное регулирование многих вопросов учета финансовых результатов предприятия. Несмотря на заявления о независимости представления финансовых результатов в отчетности от целей налогообложения, на практике сохраняется фискальная направленность учета. Таким образом, сегодня сохраняются существенные проблемы, касающиеся отражения элементов финансовой отчетности в соответствии с МСФО. </text:p>
      <text:p text:style-name="P41"/>
      <text:p text:style-name="P43">2.2 Состав финансовой отчетности </text:p>
      <text:p text:style-name="P41"/>
      <text:p text:style-name="P41"><text:soft-page-break/>В таблице 3 приведено сравнение состава финансовой отчётности, которую должны предоставлять организации в соответствии с МСФО и российским законодательством. </text:p>
      <text:p text:style-name="P41"/>
      <text:p text:style-name="P41">Таблица 3 - Состав финансовой отчетности по МСФО и российскому законодательству </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table:number-columns-spanned="2" office:value-type="string">
            <text:p text:style-name="P135">МСФО </text:p>
          </table:table-cell>
          <table:covered-table-cell/>
          <table:table-cell table:style-name="Таблица4.A1" office:value-type="string">
            <text:p text:style-name="P135">Российское законодательство </text:p>
          </table:table-cell>
          <table:table-cell table:style-name="Таблица4.A1" office:value-type="string">
            <text:p text:style-name="P10"/>
          </table:table-cell>
        </table:table-row>
        <table:table-row table:style-name="Таблица4.2">
          <table:table-cell table:style-name="Таблица4.A1" office:value-type="string">
            <text:p text:style-name="P135">Бухгалтерский баланс </text:p>
          </table:table-cell>
          <table:table-cell table:style-name="Таблица4.A1" table:number-columns-spanned="3" office:value-type="string">
            <text:p text:style-name="P135">Бухгалтерский баланс (форма №1) </text:p>
          </table:table-cell>
          <table:covered-table-cell/>
          <table:covered-table-cell/>
        </table:table-row>
        <table:table-row table:style-name="Таблица4.2">
          <table:table-cell table:style-name="Таблица4.A1" office:value-type="string">
            <text:p text:style-name="P136">Отчёт о прибылях и убытках </text:p>
          </table:table-cell>
          <table:table-cell table:style-name="Таблица4.A1" table:number-columns-spanned="3" office:value-type="string">
            <text:p text:style-name="P136">Отчёт о прибылях и убытках (форма № 2) </text:p>
          </table:table-cell>
          <table:covered-table-cell/>
          <table:covered-table-cell/>
        </table:table-row>
        <table:table-row table:style-name="Таблица4.2">
          <table:table-cell table:style-name="Таблица4.A1" office:value-type="string">
            <text:p text:style-name="P135">Отчёт о движении капитала </text:p>
          </table:table-cell>
          <table:table-cell table:style-name="Таблица4.A1" table:number-columns-spanned="3" office:value-type="string">
            <text:p text:style-name="P136">Отчёт об изменениях капитала (форма №3) </text:p>
          </table:table-cell>
          <table:covered-table-cell/>
          <table:covered-table-cell/>
        </table:table-row>
        <table:table-row table:style-name="Таблица4.2">
          <table:table-cell table:style-name="Таблица4.A1" office:value-type="string">
            <text:p text:style-name="P136">Отчёт о движении денежных средств </text:p>
          </table:table-cell>
          <table:table-cell table:style-name="Таблица4.A1" table:number-columns-spanned="3" office:value-type="string">
            <text:p text:style-name="P136">Отчёт о движении денежных средств (форма № 4) </text:p>
          </table:table-cell>
          <table:covered-table-cell/>
          <table:covered-table-cell/>
        </table:table-row>
        <table:table-row table:style-name="Таблица4.2">
          <table:table-cell table:style-name="Таблица4.A1" office:value-type="string">
            <text:p text:style-name="P9"><text:span text:style-name="T9">-</text:span><text:span text:style-name="T8"> </text:span></text:p>
          </table:table-cell>
          <table:table-cell table:style-name="Таблица4.A1" table:number-columns-spanned="3" office:value-type="string">
            <text:p text:style-name="P136">Приложение к бухгалтерскому балансу (форма №5) </text:p>
          </table:table-cell>
          <table:covered-table-cell/>
          <table:covered-table-cell/>
        </table:table-row>
        <table:table-row table:style-name="Таблица4.2">
          <table:table-cell table:style-name="Таблица4.A1" office:value-type="string">
            <text:p text:style-name="P9"><text:span text:style-name="T9">-</text:span><text:span text:style-name="T8"> </text:span></text:p>
          </table:table-cell>
          <table:table-cell table:style-name="Таблица4.A1" table:number-columns-spanned="3" office:value-type="string">
            <text:p text:style-name="P136">Отчёт о целевом использовании полученных средств (форма № 6) </text:p>
          </table:table-cell>
          <table:covered-table-cell/>
          <table:covered-table-cell/>
        </table:table-row>
        <table:table-row table:style-name="Таблица4.2">
          <table:table-cell table:style-name="Таблица4.A1" office:value-type="string">
            <text:p text:style-name="P136">Учётная политика и пояснительная записка </text:p>
          </table:table-cell>
          <table:table-cell table:style-name="Таблица4.A1" table:number-columns-spanned="3" office:value-type="string">
            <text:p text:style-name="P135">Пояснительная записка </text:p>
          </table:table-cell>
          <table:covered-table-cell/>
          <table:covered-table-cell/>
        </table:table-row>
        <table:table-row table:style-name="Таблица4.2">
          <table:table-cell table:style-name="Таблица4.A1" office:value-type="string">
            <text:p text:style-name="P9"><text:span text:style-name="T9">-</text:span><text:span text:style-name="T8"> </text:span></text:p>
          </table:table-cell>
          <table:table-cell table:style-name="Таблица4.A1" table:number-columns-spanned="3" office:value-type="string">
            <text:p text:style-name="P136">Аудиторское заключение, подтверждающее достоверность бухгалтерской отчётности, если она подлежит обязательному аудиту </text:p>
          </table:table-cell>
          <table:covered-table-cell/>
          <table:covered-table-cell/>
        </table:table-row>
      </table:table>
      <text:p text:style-name="P41"/>
      <text:p text:style-name="P41"><text:soft-page-break/>Состав отчетности по российскому законодательству приведен в соответствии с нормативными актами Министерства финансов РФ. Следует отметить, что Федеральный закон «О бухгалтерском учете» предусматривает следующий состав бухгалтерской отчетности: </text:p>
      <text:list xml:id="list6323851312158342585" text:style-name="WWNum12">
        <text:list-item>
          <text:p text:style-name="P96">бухгалтерский баланс; </text:p>
        </text:list-item>
        <text:list-item>
          <text:p text:style-name="P96">отчет о прибылях и убытках; </text:p>
        </text:list-item>
        <text:list-item>
          <text:p text:style-name="P96">приложения к ним, предусмотренные нормативными актами; </text:p>
        </text:list-item>
        <text:list-item>
          <text:p text:style-name="P96">аудиторское заключение, подтверждающее достоверность бухгалтерской отчетности организации, если она в соответствии с федеральными законами подлежит обязательному аудиту; </text:p>
        </text:list-item>
        <text:list-item>
          <text:p text:style-name="P96">пояснительная записка. </text:p>
        </text:list-item>
      </text:list>
      <text:p text:style-name="P41">Таким образом, федеральным законодательством отчет об изменениях капитала и отчет о движениях денежных средств рассматривается как часть приложений к бухгалтерскому балансу и отчету о прибылях и убытках. </text:p>
      <text:p text:style-name="P41">Любопытен факт включения в состав отчетности аудиторского заключения по российским стандартам. Многие специалисты подчеркивают некорректность такого включения, поскольку получается, что аудиторское заключение должно содержать мнение в том числе о самом себе. </text:p>
      <text:p text:style-name="P41">Необходимо отметить различие в терминологии: международные стандарты – это стандарты финансовой отчетности, в то время как в российской практике отчетность называется бухгалтерской. </text:p>
      <text:p text:style-name="P41">Особого внимания требует вопрос соответствия отчетности МСФО. Отчетность соответствует МСФО, если она подготовлена в соответствии со всеми стандартами и интерпретациями, если необходимо. Факт соответствия МСФО должен быть отражен в финансовой отчетности. При этом соответствие МСФО означает, что отчетность удовлетворяет всем <text:soft-page-break/>требованиям каждого применимого стандарта. И наоборот, финансовая отчетность не может быть охарактеризована как соответствующая МСФО, если имеются какие-либо существенные отступления от стандартов и разъяснений к ним в отношении учета и раскрытия информации. Наличие национальных стандартов, противоречащих МСФО, а также раскрытие учетной политики и включение в отчетность соответствующих пояснений не считаются оправданием отклонений от требований МСФО. </text:p>
      <text:p text:style-name="P41">Вместе с тем предусмотрено, что в исключительных ситуациях может оказаться необходимым отступление от МСФО. Такие ситуации возникают, когда применение международных стандартов может привести к искажению информации об отдельных хозяйственных операциях. В этом случае финансовая отчетность должна содержать: </text:p>
      <text:list xml:id="list2952100897604832775" text:style-name="WWNum13">
        <text:list-item>
          <text:p text:style-name="P97">мнение руководства компании о необходимости отклонений от МСФО; </text:p>
        </text:list-item>
        <text:list-item>
          <text:p text:style-name="P97">подробное объяснение причины, по которой применение этих стандартов может привести к искажению отчетности; </text:p>
        </text:list-item>
        <text:list-item>
          <text:p text:style-name="P97">описание правила, предписанного МСФО, и фактически использованной схемы учета; </text:p>
        </text:list-item>
        <text:list-item>
          <text:p text:style-name="P97">оценку влияния данного отклонения на величину активов, обязательств, капитала, прибыли (убытка) и денежных потоков для каждого периода, представленного в отчетности. </text:p>
        </text:list-item>
      </text:list>
      <text:p text:style-name="P41">Знание всех фактов отклонений от МСФО позволяет пользователю составить собственное мнение об отчетности и подсчитать сумму поправок, необходимых для приведения отчетности в соответствие с МСФО. Важная роль в исполнении описанного правила принадлежит аудиторам, которые обязаны выразить мнение, действительно ли отчетность составлена в соответствии с МСФО, т.е. удостовериться и подтвердить, что отчетность отвечает всем требованиям каждого отдельно взятого стандарта. </text:p>
      <text:p text:style-name="P41"><text:soft-page-break/>Кроме того, МСФО устанавливают достаточно жесткий подход к выбору учетной политики. В этом процессе компания должна ориентироваться на правила, предписанные МСФО. При отсутствии таковых для отдельных операций руководство компании вырабатывает учетную политику, при использовании которой финансовая отчетность будет содержать полную и непредвзятую информацию, необходимую пользователям для принятия решений, достоверно отражающую результаты деятельности и положение компании, а также экономическое содержание операций (а не их юридическую форму). При отсутствии конкретных требований для отдельных операций необходимо ориентироваться на требования, принятые для сходных операций, и общие принципы системы МСФО. Допускается также использовать отраслевые правила учета и стандарты, выпущенные другими органами, но лишь в той степени, в какой их требования не противоречат МСФО. Это дает возможность применять, в частности, US GAAP, так как последние содержат детально разработанные правила учета для многих сложных операций. </text:p>
      <text:p text:style-name="P41">Принятый в МСФО подход призван устранить излишне широкую интерпретацию стандартов, а также ситуации, когда в публикуемой финансовой отчетности содержится указание, что она подготовлена в соответствии с МСФО, хотя на самом деле не все требования стандартов соблюдены. Чаще всего подобные ситуации возникают в отношении требований по раскрытию информации (операции со связанными сторонами, географические и операционные сегменты). </text:p>
      <text:p text:style-name="P41"/>
      <text:p text:style-name="P43">2.2.1 Бухгалтерский баланс </text:p>
      <text:p text:style-name="P41">Международными стандартами не предусмотрена какая либо стандартная форма баланса и определяется лишь круг обязательных статей баланса: </text:p>
      <text:list xml:id="list4765425178820531935" text:style-name="WWNum14">
        <text:list-item>
          <text:p text:style-name="P98"><text:soft-page-break/>основные средства; </text:p>
        </text:list-item>
        <text:list-item>
          <text:p text:style-name="P98">нематериальные активы; </text:p>
        </text:list-item>
        <text:list-item>
          <text:p text:style-name="P98">финансовые активы; </text:p>
        </text:list-item>
        <text:list-item>
          <text:p text:style-name="P98">инвестиции, учтенные по методу участия; </text:p>
        </text:list-item>
        <text:list-item>
          <text:p text:style-name="P98">запасы; </text:p>
        </text:list-item>
        <text:list-item>
          <text:p text:style-name="P98">торговые и другие дебиторские задолженности; </text:p>
        </text:list-item>
        <text:list-item>
          <text:p text:style-name="P98">денежные средства и их эквиваленты; </text:p>
        </text:list-item>
        <text:list-item>
          <text:p text:style-name="P98">задолженность покупателей и заказчиков и другая дебиторская задолженность; </text:p>
        </text:list-item>
        <text:list-item>
          <text:p text:style-name="P98">налоговые обязательства; </text:p>
        </text:list-item>
        <text:list-item>
          <text:p text:style-name="P98">резервы; </text:p>
        </text:list-item>
        <text:list-item>
          <text:p text:style-name="P98">долгосрочные обязательства, включающие выплату процентов; </text:p>
        </text:list-item>
        <text:list-item>
          <text:p text:style-name="P98">доля меньшинства; </text:p>
        </text:list-item>
        <text:list-item>
          <text:p text:style-name="P98">выпущенный капитал и резервы. </text:p>
        </text:list-item>
      </text:list>
      <text:p text:style-name="P41">В России форма баланса закреплена законодательно (<text:span text:style-name="T37">Приказ Минфина №67 от 22 июля 2003 г. «О формах бухгалтерской отчетности»</text:span>). Имеется ряд различий в раскрытии статей баланса, которые приводятся ниже. </text:p>
      <text:p text:style-name="P41">Ключевые различия в отношении основных средств касаются амортизации. В соответствии с международными стандартами учета руководству компании разрешено самостоятельно определять сроки службы основных средств, в зависимости от того, в течение какого периода времени предприятие предполагает их использовать. Хотя в ПБУ 6/01 «Учёт основных средств» также прописано, что организация сама определяет срок полезного <text:soft-page-break/>использования основных средств, <text:span text:style-name="T37">на практике организации для целей бухгалтерского учета продолжают использовать нормы амортизации, установленные Постановлением Совета Министров СССР от 22 октября 1990 г. №1072 «О единых нормах амортизационных отчислений на полное восстановление основных фондов народного хозяйства СССР»</text:span>. В связи с принятием Главы 25 Налогового кодекса многие предприятия используют новую классификацию основных средств, установленную Постановлением Правительства РФ от 1 января 2002 г. №1 «О классификации основных средств, включаемых в амортизационные группы», т.е. предпочтение отдается налоговому учету. Разница в сроках службы приводит к расхождениям в величине остаточной стоимости активов, а также в суммах по амортизации, начисленных за определенный период, представленных в соответствии с российской системой учета и МСФО. В соответствии с ПБУ 6/01 «Учёт основных средств» амортизация может производиться одним из четырёх способов амортизационных начислений: </text:p>
      <text:list xml:id="list7811645012262163285" text:style-name="WWNum15">
        <text:list-item>
          <text:p text:style-name="P99">линейный способ; </text:p>
        </text:list-item>
        <text:list-item>
          <text:p text:style-name="P99">способ уменьшающегося остатка; </text:p>
        </text:list-item>
        <text:list-item>
          <text:p text:style-name="P99">способ списания стоимости по сумме чисел лет срока полезного использования; </text:p>
        </text:list-item>
        <text:list-item>
          <text:p text:style-name="P99">способ списания стоимости пропорционально объему продукции (работ). </text:p>
        </text:list-item>
      </text:list>
      <text:p text:style-name="P41">В МСФО 16 «Основные средства» предусмотрено три метода: </text:p>
      <text:list xml:id="list2465142532222886604" text:style-name="WWNum16">
        <text:list-item>
          <text:p text:style-name="P100">равномерного начисления; </text:p>
        </text:list-item>
        <text:list-item>
          <text:p text:style-name="P100">уменьшаемого остатка; </text:p>
        </text:list-item>
        <text:list-item>
          <text:p text:style-name="P100">метод суммы изделий. </text:p>
        </text:list-item>
      </text:list>
      <text:p text:style-name="P41"><text:soft-page-break/>Однако российскими предприятиями на практике опять таки в основном используется линейный метод, предписанный Налоговым кодексом. </text:p>
      <text:p text:style-name="P41">Важное отличие состоит в том, что в российском учете не используется регулярный анализ активов на предмет их обесценения, в то время как МСФО 36 «Обесценение активов» применяется к большому числу активов, признаваемых в бухгалтерском балансе (нематериальные активы, основные средства, инвестиции). Основная задача этого стандарта - обеспечить реальную оценку активов в финансовой отчетности путем признания убытка от их обесценения (снижения стоимости, ценности), когда чистая балансовая стоимость превышает возмещаемую сумму. Убыток признается в отчете о прибылях и убытках за отчетный период, а если актив ранее переоценивался, - относится в уменьшение резерва переоценки. В МСФО 36 предусмотрен ряд возможных признаков обесценения, наличие которых компания должна проверять на каждую отчетную дату, используя ряд внешних и внутренних источников информации. При выявлении хотя бы одного из них необходимо оценить возмещаемую стоимость актива для определения убытка от обесценения. </text:p>
      <text:p text:style-name="P41">В российских правилах не предусмотрено признания такого убытка. В ПБУ 6/01 предусмотрена уценка основных средств по итогам переоценки, при этом сумма уценки относится на счет учета нераспределенной прибыли (непокрытый убыток) или в уменьшение добавочного капитала организации, образованного за счет сумм дооценки этого объекта, проведенной в предыдущие отчетные периоды. Однако российские стандарты не ставят целью регулярный анализ активов на предмет их обесценения и признание убытков в отчетном году. </text:p>
      <text:p text:style-name="P41">Определения нематериальных активов согласно МСФО 38 «Нематериальные активы» и ПБУ 14/2000 «Учет нематериальных активов» в целом соответствуют друг другу, хотя есть и некоторые различия. Первое <text:soft-page-break/>состоит в том, что согласно ПБУ нематериальные активы (НМА) должны использоваться в течение длительного времени, т.е. иметь срок полезного использования свыше 12 месяцев. МСФО же не предусматривает временных критериев для признания нематериальных активов, т.е. предполагает более гибкий подход. Второе отличие состоит в том, что согласно пункту 3 ПБУ для признания НМА необходимо наличие надлежаще оформленных документов, подтверждающих существование самого актива и исключительного права у организации на результаты интеллектуальной деятельности (патенты, свидетельства, другие охранные документы, договор уступки (приобретения) патента, товарного знака и т.п.). В МСФО 38 нет требования к наличию юридических прав, т.к. основным критерием является способность контролировать будущие экономические выгоды от использования НМА, т.к. компания может контролировать эти выгоды иным способом (МСФО 38.13). </text:p>
      <text:p text:style-name="P41">В результате несоответствия определений существует ряд различий в признании тех или иных объектов НМА в учете. Например, ПБУ 14/2000 относит к НМА организационные расходы. В соответствии с МСФО 38 организационные расходы не признаются НМА, т.к. они напрямую не связаны с получением от них экономических выгод. Несмотря на то, что расходы на учреждение организации производятся с целью получения будущих экономических выгод, реальная вероятность их получения на момент создания компании отсутствует – компания может оказаться, например, убыточной. </text:p>
      <text:p text:style-name="P41">В российском системе учёте активы, создаваемые самим предприятием, такие как стоимость собственного созданного программного обеспечения, «ноу-хау», исключительное право на товарный знак могут быть отражены как нематериальные. Согласно МСФО, активы, создаваемые самим предприятием, должны удовлетворять следующим критериям: актив должен быть потенциально выгодным в экономическом плане, и стоимость актива должна быть достоверно определена. Внутренне созданные торговые марки <text:soft-page-break/>вообще не должны признаваться в составе НМА, так как затраты на них невозможно отличить от затрат на развитие компании в целом. </text:p>
      <text:p text:style-name="P41">ПБУ 14/2000 относит к НМА деловую репутацию организации. МСФО 38 различает внутренне созданную деловую репутацию и деловую репутацию, возникающую при объединении компаний. Внутренняя деловая репутация не признается НМА и вообще не отражается в учете как актив, поскольку не является идентифицируемым ресурсом и не может быть надежно измерена. Деловая репутация как актив возникает и отражается в учете лишь при покупке другой компании целиком как имущественного комплекса. В этом случае организация присоединяет все активы и обязательства приобретаемой компании, уплачивая за нее определенную плату. Разница между уплаченной суммой и стоимостью приобретенных активов и обязательств и составляет деловую репутацию. Несмотря на то, что МСФО 38 однозначно требует отражения положительной деловой репутации в качестве амортизируемого актива, при этом деловая репутация показывается отдельной строкой в разделе внеоборотных активов. В отличие от МСФО 38 ПБУ 14/2000 не разграничивает внутренне созданную и приобретенную деловую репутацию. </text:p>
      <text:p text:style-name="P41">Еще один важный вопрос – учет затрат на научно-исследовательские и опытно-конструкторские работы. Научно-исследовательские работы - оригинальные и запланированные исследования, проводимые в целях получения новых научных или специальных знаний. Опытно-конструкторские работы - применение результатов научных исследований или иных знаний при разработке плана или проекта производства новых или существенно усовершенствованных материалов, приборов, продуктов, технологий, систем или услуг, до начала промышленного производства или использования. Согласно МСФО, расходы на научно-исследовательские и опытно-конструкторские работы необходимо отражать в учете как расходы того периода, в течение которого они были <text:soft-page-break/>понесены, за исключением тех случаев, когда соблюдаются следующие условия (в таких случаях их необходимо учитывать как НМА): </text:p>
      <text:list xml:id="list38590166148112671" text:style-name="WWNum17">
        <text:list-item>
          <text:p text:style-name="P101">техническая осуществимость продукта или процесса может быть продемонстрирована; </text:p>
        </text:list-item>
        <text:list-item>
          <text:p text:style-name="P101">компания намерена производить, продавать или использовать продукт или процесс; </text:p>
        </text:list-item>
        <text:list-item>
          <text:p text:style-name="P101">может быть продемонстрировано наличие рынка для продукта или процесса, или, если он предназначен скорее для внутреннего использования, а не для продажи, то его полезность для компании; </text:p>
        </text:list-item>
        <text:list-item>
          <text:p text:style-name="P101">существуют достаточные ресурсы, или их доступность может быть продемонстрирована, для завершения проекта, продажи или использования продукта или процесса; </text:p>
        </text:list-item>
        <text:list-item>
          <text:p text:style-name="P101">затраты, относимые на продукт или процесс, могут быть надёжно оценены. </text:p>
        </text:list-item>
      </text:list>
      <text:p text:style-name="P41">В российском учете затраты на НИОКР могут капитализироваться как по ОКР, так и по НИР в случае наличия положительного результата. Поскольку наличие положительного результата не означает однозначно возможности использования или продажи результатов исследований и разработок, необходимо признать существенное отличие в квалификации данных объектов в российском учете от требований МСФО. Следовательно, при подготовке финансовой отчетности в формате МСФО следует списать те затраты на расходы соответствующего периода, которые не подпадают под определение затрат на научно-исследовательские и опытно-конструкторские работы согласно МСФО. </text:p>
      <text:p text:style-name="P41">Также в российском законодательстве пока нет никаких чётко прописанных процедур по учёту объединений компаний (покупке и слиянию интересов) и отражению положительной или отрицательной деловой <text:soft-page-break/>репутации (goodwill), которая при этом возникает. По ПБУ 14/2000 деловая репутация - это разница между покупной ценой организации и стоимостью по балансу всех ее активов и обязательств. По МСФО 38 деловая репутация определяется как превышение стоимости покупки приобретаемой компании над справедливой стоимостью приобретенных активов и обязательств. Справедливая стоимость по международным стандартам - это сумма, на которую можно обменять актив при совершении сделки между хорошо осведомленными, желающими совершить такую операцию сторонами. Справедливая стоимость объектов может существенно отличаться от их балансовой стоимости. Таким образом, разница между справедливой и балансовой стоимостью активов и обязательств приобретаемой организации приводит к разным оценкам величины деловой репутации в российском и международном стандартах. </text:p>
      <text:p text:style-name="P41">Аналогично основным средствам, в российском учете не предусмотрен регулярный анализ НМА на предмет возможного обесценения (МСФО 36). Также перечень раскрываемой информации в отчетности в МСФО шире, чем в российском учете. </text:p>
      <text:p text:style-name="P41">Таким образом, в отношении нематериальных активов между российскими и международными стандартами есть отличия практически по всем показателям. Возможно, российский национальный стандарт и не должен быть полной копией соответствующего международного. Однако взаимодействие отечественных организаций с иностранными партнерами требует понимания отчетности наших компаний зарубежным пользователем. НМА - один из наиболее сложных объектов учета, их неосязаемость, проблемы с идентификацией и оценкой могут привести к неоднозначным трактовкам отчетности. </text:p>
      <text:p text:style-name="P41">Можно выделить ряд различий при учёте материально-производственных запасов. Учёт запасов регулируется МСФО 2 «Запасы» и ПБУ 5/01 «Учёт материально-производственных запасов». ПБУ <text:soft-page-break/>5/01 предписывает оценивать МПЗ по фактической себестоимости. А в конце отчетного периода материально-производственные запасы должны переоцениваться: «Материально – производственные запасы, которые морально устарели, полностью или частично потеряли свое первоначальное качество, либо текущая рыночная стоимость, стоимость продажи которых снизилась, отражаются в бухгалтерском балансе на конец отчетного года за вычетом резерва под снижение стоимости материальных ценностей». На основании данного определения несколько не понятно, как должны оцениваться запасы, цена возможной реализации которых в одном отчетном периоде была ниже фактической себестоимости, а в следующем отчетном периоде выросла выше фактической себестоимости. В соответствии с МСФО 2 запасы должны оцениваться по наименьшей из двух величин: себестоимости и возможной чистой цене продаж. При этом в соответствии с МСФО возможная цена продаж рассчитывается за вычетом расходов на продажу (что не предусмотрено ПБУ). </text:p>
      <text:p text:style-name="P41">Далее, при поступлении и списании одних и тех же видов материально-производственных запасов с различной фактической себестоимостью становится возможным применение нескольких способов расчета текущей себестоимости единицы запасов. Себестоимость материально-производственных запасов (кроме товаров в торговле, принятых к учету по продажным ценам и МБП) по российскому законодательству может производиться следующими способами: </text:p>
      <text:list xml:id="list4430745873297271848" text:style-name="WWNum18">
        <text:list-item>
          <text:p text:style-name="P102">по себестоимости каждой единицы; </text:p>
        </text:list-item>
        <text:list-item>
          <text:p text:style-name="P102">по средней себестоимости; </text:p>
        </text:list-item>
        <text:list-item>
          <text:p text:style-name="P102">по себестоимости первых по времени приобретения МПЗ (метод ФИФО); </text:p>
        </text:list-item>
      </text:list>
      <text:p text:style-name="P41">В отличие от России, в международной практике предусмотрено 2 метода: </text:p>
      <text:p text:style-name="P41"><text:soft-page-break/>Метод ФИФО (основной порядок учета); </text:p>
      <text:p text:style-name="P41">Метод средневзвешенной (основной порядок учета); </text:p>
      <text:p text:style-name="P41">Инвестиции могут быть отнесены к краткосрочным или долгосрочным. Текущие инвестиции по своему характеру являются легко реализуемыми и рассчитаны на срок не более одного года. Долгосрочные инвестиции представляют собой инвестиции, рассчитанные на срок более одного года. Российская система учета требует, чтобы как текущие, так и долгосрочные инвестиции были представлены в балансе по стоимости их приобретения. В противоположность этому, международные стандарты учета разрешают учитывать долгосрочные инвестиции в зависимости от их характера: </text:p>
      <text:list xml:id="list955726122017929256" text:style-name="WWNum19">
        <text:list-item>
          <text:p text:style-name="P103">по себестоимости (т.е. включая расходы по приобретению, такие как брокерские и банковские комиссионные сборы, гонорары, пошлины); </text:p>
        </text:list-item>
        <text:list-item>
          <text:p text:style-name="P103">по переоценённой стоимости; </text:p>
        </text:list-item>
        <text:list-item>
          <text:p text:style-name="P103">по меньшему из двух значений: себестоимости и рыночной стоимости. </text:p>
        </text:list-item>
      </text:list>
      <text:p text:style-name="P41">В соответствии с международными стандартами учета краткосрочные инвестиции могут отражаться в балансе по рыночной стоимости или по более низкой из себестоимости и рыночной стоимости (т.е. суммы, которая будет получена в результате продажи инвестиции на фондовом рынке). Возникающая в результате такой оценки прибыль (убыток) должна быть отражена в отчете о прибылях и убытках. </text:p>
      <text:p text:style-name="P41">В случае снижения стоимости долгосрочного вложения, которое по оценкам не является кратковременным, его балансовая стоимость уменьшается. Такое снижение стоимости долгосрочных инвестиций, за исключением временного снижения, отражается в отчете о прибылях и убытках. Увеличение балансовой стоимости долгосрочных инвестиций, возникающее в результате переоценки долгосрочных инвестиций, должно <text:soft-page-break/>быть отнесено на кредит счета изменения стоимости инвестиций в результате переоценки в разделе акционерный капитал. В той степени, в которой снижение стоимости инвестиций компенсирует предыдущее увеличение стоимости той же инвестиции, которое было отнесено на кредит счета изменения стоимости инвестиций в результате переоценки и в последствии не было сторнировано, это снижение учитывается на счете изменения стоимости инвестиций в результате переоценки. Во всех прочих случаях снижение балансовой стоимости должно быть отражено как расход. </text:p>
      <text:p text:style-name="P41">Есть различия в подходе к созданию резерва по сомнительной дебиторской задолженности. При создании резерва российские предприятия в основном руководствуются статьей 266 Налогового кодекса, в результате чего данный подход страдает формализмом. Российские стандарты бухгалтерского учета и отчетности предусматривают создание резервов только в отношении конкретной задолженности. МСФО допускают возможность создания общего резерва на всю дебиторскую задолженность, например, как процент от нетто – реализации. На практике, при составлении отчётности российскими предприятиями по МСФО, резерв по сомнительным долгам составляет очень значительный процент и существенно уменьшает показатели прибыли. </text:p>
      <text:p text:style-name="P41"/>
      <text:p text:style-name="P43">2.2.2 Отчет о прибылях и убытках </text:p>
      <text:p text:style-name="P41">Международные стандарты учета предписывают следовать принципу соответствия, согласно которому затраты отражаются в периоде ожидаемого получения дохода, а в российской системе учета затраты отражаются после выполнения определенных требований к составлению документации. Требование наличия надлежащей документации часто не позволяет российским предприятиям учесть все операции, относящиеся к определенному периоду. Основополагающий принцип МСФО, <text:soft-page-break/>заключающийся в том, что содержание финансовой отчетности важнее формы представления информации или ее извлечения, находится в противоречии с положением о необходимости наличия достаточной документации для отражения операции. Различие в сроках учета операций, в отношении которых не имеется достаточной документации в соответствии с российской системой учета, приводит к многочисленным расхождениям между МСФО и российской системой учета в отчете о прибылях и убытках. Самый распространенный пример несоответствия – многие российские предприятия признают выручку не по дате отгрузки, а по дате счета-фактуры, который может выписываться через 2-3 недели после даты отгрузки (когда, например, цена на продукцию рассчитывается на основе какого-либо индикатора за период времени до и после даты счета-фактуры). </text:p>
      <text:p text:style-name="P41">Одно из существенных различий в подходе к отчёту о прибылях и убытках в России и международной практике было устранено в ходе реформы. Как известно, до недавнего времени за момент реализации продукции можно было принимать момент оплаты продукции или момент её отгрузки, и подавляющее большинство предприятий использовали первый, так называемый «кассовый» метод учёта. С 1 января 1996 г. в бухгалтерском учёте момент реализации продукции определяется, как правило, только по моменту отгрузки, как и в международной практике. </text:p>
      <text:p text:style-name="P41">Еще одним различием между новой российской формой отчета о финансовых результатах и отчетом о прибылях и убытках формата МСФО является отражение амортизации и расходов по оплате труда. Согласно МСФО, если компании раскрывают отчет о прибылях и убытках, используя метод «по назначению затрат», т.е. по функциональному признаку расходов (наиболее широко применяемый на практике), то они должны дополнительно раскрывать данные по расходам на амортизацию и оплату труда. В российской практике данные расходы раскрываются в Приложении к бухгалтерскому балансу (Форма 5). </text:p>
      <text:p text:style-name="P41"><text:soft-page-break/>Также следует выделить некоторые различия в составе себестоимости реализованной продукции. В соответствии с МСФО коммерческие расходы и, в общем случае, общехозяйственные расходы (амортизация зданий управления, расходы на содержание аппарата управления, вспомогательных служб) не рассматриваются как непосредственно связанные с приобретением и производством товаров, и, следовательно, не включаются в себестоимость производства. В соответствии с российской системой учета коммерческие расходы и общехозяйственные расходы могут включаться в состав себестоимости реализованной продукции, если это предусмотрено учетной политикой. Поэтому, например, проводка по списанию общехозяйственных расходов на себестоимость продукции (дебет 20 кредит 26) является не совсем корректной, и необходимо делать корректировочные записи, раскрывая данные расходы отдельно. Отдельно следует обратить внимание на отражение налогов, кроме налога на прибыль, в отчете о прибылях и убытках. В России эти налоги обычно включаются в разные строки: например, таможенные сборы, налог на пользователей автодорог (сейчас он отменен) отражаются по строке управленческих или коммерческих расходов, тогда как налог на имущество и налог на рекламу обычно включаются в состав прочих расходов. Также в российский отчет о прибылях и убытках не включаются экспортные таможенные пошлины (они исключаются из выручки и из себестоимости) и акцизы, так что пользователи отчетности не имеют возможности оценить сумму пошлин, которые могут быть очень существенными для некоторых компаний. Согласно МСФО акцизы показываются в составе выручки отдельно, пошлины могут также показываться в составе выручки, если это предусмотрено учетной политикой. </text:p>
      <text:p text:style-name="P41">Большой теоретический и практический интерес вызывает учёт бартера. В российской экономике бартер играет значительно более важную роль, нежели в международных масштабах. Например, доля бартера в выручке РАО «ЕЭС России» в 2002 составила 22%. Согласно МСФО, если товары или услуги обмениваются на другие однородные и аналогичные по <text:soft-page-break/>стоимости товары или услуги, такая сделка не признается реализацией. Такая ситуация возникает, когда поставщики обмениваются товарами, перемещая их между различными регионами, с тем чтобы своевременно отреагировать на локальные изменения спроса (например, взаимные поставки нефтепродуктов). В тех случаях, когда происходит обмен разнородными товарами, например, грузовые автомобили обмениваются на стальной прокат, выручка должна оцениваться по справедливой стоимости полученных товаров (услуг), скорректированной на сумму переданных денежных средств или их эквивалентов. Если невозможно оценить справедливую стоимость полученных товаров (услуг), выручку оценивают по стоимости переданных товаров (услуг), скорректированной на сумму переданных денежных средств или их эквивалентов. В российской системе учета бартерные операции всегда рассматриваются как реализация, а случае обмена однородными и разнородными товарами не рассмотрены. Следовательно, при обмене товаров на аналогичные товары, такие сделки следует исключить из реализации, определяемой согласно международным стандартам. </text:p>
      <text:p text:style-name="P41">В соответствии с российскими стандартами доходы и расходы, полученные и понесенные по разным операциям, отражаются развернуто: операции с ценными бумагами, материалами, основными средствами, курсовые и суммовые разницы, налоги, подлежащие уплате, штрафы и пени к уплате или к получению и т.д. Согласно МСФО 1 (п. 36) выручка и расходы по неосновной деятельности должны показываться свернуто. Поэтому для целей трансформации финансовой отчетности необходимо получить расшифровку указанных строк по видам расходов и доходов и свернуто показать только те доходы и расходы, которые относятся к одним и тем же операциям: как правило, это относится к операциям по реализации основных средств, материалов, а также к курсовым и суммовым разницам. </text:p>
      <text:p text:style-name="P41"/>
      <text:p text:style-name="P43">2.2.3 Отчет о движении денежных средств </text:p>
      <text:p text:style-name="P41"><text:soft-page-break/>Отчет о прибылях и убытках в международной практике готовится по МСФО 7 «Отчеты о движении денежных средств», в России – в соответствии с Приказом Минфина РФ от 28 июня 2000 г. N 60н «О методологических рекомендациях о порядке формирования показателей бухгалтерской отчетности организации». Для ведения хозяйственной деятельности, исполнения обязательств и обеспечения доходности компании нужны денежные средства. Способность генерировать денежные потоки – важнейший показатель финансового состояния. Отчет о движении денежных средств обеспечивает предоставление информации, позволяющей оценить эти показатели, а также понять изменения в чистых активах компании, ее финансовую структуру (в том числе ликвидность и платежеспособность), способность регулировать время и плотность денежных потоков в условиях постоянно меняющихся внешних и внутренних факторов. Включение отчета о движении денежных средств в финансовую отчетность позволяет осуществить моделирование текущей стоимости будущих денежных потоков для сравнительной оценки компаний. </text:p>
      <text:p text:style-name="P41">В соответствии с МСФО 7 «Отчеты о движении денежных средств» в отчете о движении денежных средств отражаются изменения не только в наличных денежных средствах, но и в денежных эквивалентах. К денежным эквивалентам относятся краткосрочные и высоколиквидные инвестиции, свободно обратимые в заранее известную сумму денежных средств с незначительным риском колебаний стоимости. Инвестиции, признаваемые эквивалентами денежных средств, держат на балансе не столько для получения инвестиционного дохода либо контроля над деятельностью объекта инвестиций, сколько для обеспечения исполнения краткосрочных обязательств. Это своего рода прием управления денежными средствами. К эквивалентам денежных средств относятся инвестиции с кратким сроком обращения, как правило, не превышающим трех месяцев до даты погашения. При более длительных сроках обращения соответствующие инвестиции <text:soft-page-break/>обычно не отвечают требованию незначительности риска колебаний стоимости. </text:p>
      <text:p text:style-name="P41">В российской практике понятия денежных эквивалентов нет. В правилах составления отчета о движении денежных средств говорится о денежных средствах, учитываемых в кассе организации, на расчетных, валютных и специальных счетах. Краткосрочные депозиты в банках включаются в состав краткосрочных финансовых вложений. Отсутствует требование о раскрытии ограничений на использование отраженных в отчетности денежных средств, а также состава денежных средств. </text:p>
      <text:p text:style-name="P41">Существуют значительные расхождения в методах подготовки информации – российские правила предусматривают только прямой метод (нарастающим итогом с начала года), а МСФО - прямой и косвенный. Косвенный метод более распространен в мировой практике как метод составления отчета о движении денежных средств. Он включает в себя элементы анализа, так как базируется на сопоставлении изменений различных статей бухгалтерского баланса за отчетный период, характеризующих имущественное и финансовое положение организации, а также включает анализ движения основных средств, их амортизацию и другие показатели, которые невозможно получить исключительно из данных бухгалтерского баланса. В результате применения косвенного метода финансовый результат (чистая прибыль) организации за период преобразуется в разность между величинами денежных средств, находящихся в распоряжении организации по состоянию на начало и конец отчетного периода. Необходимо отметить, что при подготовке консолидированной отчетности прямой метод является малоприменимым, т.к. требует больших затрат на получение необходимой информации по каждому из консолидируемых предприятий. </text:p>
      <text:p text:style-name="P41">Согласно МСФО при отражении денежных потоков в иностранной валюте их величина пересчитывается в валюту отчетности по курсу, <text:soft-page-break/>принятому на дату движения денежных средств. По российским стандартам в случае наличия (движения) денежных средств в иностранной валюте сначала составляется расчет в иностранной валюте по каждому ее виду. После этого данные каждого расчета, составленного в иностранной валюте, пересчитываются по курсу Центрального банка Российской Федерации на дату составления бухгалтерской отчетности. Полученные данные по отдельным расчетам суммируются при заполнении соответствующих показателей отчета. </text:p>
      <text:p text:style-name="P41">Есть различия в порядке классификации данных по видам деятельности. В соответствии с МСФО 7 финансовая деятельность - это деятельность, которая приводит к изменению в размере и составе собственного капитала и заемных средств компании, а инвестиционная деятельность – приобретение и продажа долгосрочных активов и других инвестиций, не относящихся к денежным эквивалентам. Согласно российским стандартам инвестиционная деятельность – это деятельность, связанная с капитальными вложениями организации в связи с приобретением земельных участков, зданий и иной недвижимости, оборудования, нематериальных активов, других внеоборотных активов, а также их продажей; с осуществлением долгосрочных финансовых вложений в другие организации, выпуском облигаций, других ценных бумаг долгосрочного характера и т.п. Финансовая деятельность – это деятельность организации, связанная с осуществлением краткосрочных финансовых вложений, выпуском облигаций, иных ценных бумаг краткосрочного характера, выбытием ранее приобретенных на срок до 12 месяцев акций, облигаций и т.п. Исходя из рассмотренных определений, денежные поступления в российской практике при выпуске краткосрочных облигаций классифицируются как финансовая деятельность, а долгосрочных – как инвестиционная. В МСФО денежные средства, привлеченные в результате эмиссии облигаций, классифицируются как финансовая деятельность. </text:p>
      <text:p text:style-name="P41"><text:soft-page-break/>В таблице 4 приведены основные различия в подходах к классификации видов деятельности. </text:p>
      <text:p text:style-name="P41"/>
      <text:p text:style-name="P41">Таблица 4 - Классификация некоторых видов деятельности отчета о прибылях и убытках по МСФО и российским стандартам</text:p>
      <table:table table:name="Таблица5" table:style-name="Таблица5">
        <table:table-column table:style-name="Таблица5.A" table:number-columns-repeated="2"/>
        <table:table-column table:style-name="Таблица5.C"/>
        <table:table-column table:style-name="Таблица5.D"/>
        <table:table-column table:style-name="Таблица5.E"/>
        <table:table-column table:style-name="Таблица5.F"/>
        <table:table-row table:style-name="Таблица5.1">
          <table:table-cell table:style-name="Таблица5.A1" office:value-type="string">
            <text:p text:style-name="P135">Движение денежных средств</text:p>
          </table:table-cell>
          <table:table-cell table:style-name="Таблица5.A1" office:value-type="string">
            <text:p text:style-name="P135">МСФО</text:p>
          </table:table-cell>
          <table:table-cell table:style-name="Таблица5.A1" table:number-columns-spanned="2" office:value-type="string">
            <text:p text:style-name="P135">Российская практика</text:p>
          </table:table-cell>
          <table:covered-table-cell/>
          <table:table-cell table:style-name="Таблица5.A1" table:number-columns-spanned="2" office:value-type="string">
            <text:p text:style-name="P10"/>
          </table:table-cell>
          <table:covered-table-cell/>
        </table:table-row>
        <table:table-row table:style-name="Таблица5.2">
          <table:table-cell table:style-name="Таблица5.A1" table:number-columns-spanned="3" office:value-type="string">
            <text:p text:style-name="P136">Поступления от собственников (акционеров) в виде вкладов </text:p>
          </table:table-cell>
          <table:covered-table-cell/>
          <table:covered-table-cell/>
          <table:table-cell table:style-name="Таблица5.A1" table:number-columns-spanned="2" office:value-type="string">
            <text:p text:style-name="P135">Финансовая </text:p>
          </table:table-cell>
          <table:covered-table-cell/>
          <table:table-cell table:style-name="Таблица5.A1" office:value-type="string">
            <text:p text:style-name="P135">Текущая </text:p>
          </table:table-cell>
        </table:table-row>
        <table:table-row table:style-name="Таблица5.3">
          <table:table-cell table:style-name="Таблица5.A1" table:number-columns-spanned="3" office:value-type="string">
            <text:p text:style-name="P135">Выплата дивидендов собственникам </text:p>
          </table:table-cell>
          <table:covered-table-cell/>
          <table:covered-table-cell/>
          <table:table-cell table:style-name="Таблица5.A1" table:number-columns-spanned="2" office:value-type="string">
            <text:p text:style-name="P135">Финансовая </text:p>
          </table:table-cell>
          <table:covered-table-cell/>
          <table:table-cell table:style-name="Таблица5.A1" office:value-type="string">
            <text:p text:style-name="P135">Инвестиционная</text:p>
          </table:table-cell>
        </table:table-row>
        <table:table-row table:style-name="Таблица5.4">
          <table:table-cell table:style-name="Таблица5.A1" table:number-columns-spanned="3" office:value-type="string">
            <text:p text:style-name="P136">Поступления от собственников (акционеров) строго целевого характера использования </text:p>
          </table:table-cell>
          <table:covered-table-cell/>
          <table:covered-table-cell/>
          <table:table-cell table:style-name="Таблица5.A1" table:number-columns-spanned="2" office:value-type="string">
            <text:p text:style-name="P135">Финансовая </text:p>
          </table:table-cell>
          <table:covered-table-cell/>
          <table:table-cell table:style-name="Таблица5.A1" office:value-type="string">
            <text:p text:style-name="P135">Инвестиционная</text:p>
          </table:table-cell>
        </table:table-row>
        <table:table-row table:style-name="Таблица5.5">
          <table:table-cell table:style-name="Таблица5.A1" table:number-columns-spanned="3" office:value-type="string">
            <text:p text:style-name="P136">Поступление и возврат долгосрочных кредитов и займов (в том числе облигационных) целевого характера, а также выплата процентов по ним </text:p>
          </table:table-cell>
          <table:covered-table-cell/>
          <table:covered-table-cell/>
          <table:table-cell table:style-name="Таблица5.A1" table:number-columns-spanned="2" office:value-type="string">
            <text:p text:style-name="P135">Финансовая </text:p>
          </table:table-cell>
          <table:covered-table-cell/>
          <table:table-cell table:style-name="Таблица5.A1" office:value-type="string">
            <text:p text:style-name="P135">Инвестиционная </text:p>
          </table:table-cell>
        </table:table-row>
        <table:table-row table:style-name="Таблица5.6">
          <table:table-cell table:style-name="Таблица5.A1" table:number-columns-spanned="3" office:value-type="string">
            <text:p text:style-name="P136">Поступление и возврат краткосрочных кредитов и займов (в том числе облигационных) целевого характера, а также выплата процентов по ним </text:p>
          </table:table-cell>
          <table:covered-table-cell/>
          <table:covered-table-cell/>
          <table:table-cell table:style-name="Таблица5.A1" table:number-columns-spanned="2" office:value-type="string">
            <text:p text:style-name="P135">Финансовая </text:p>
          </table:table-cell>
          <table:covered-table-cell/>
          <table:table-cell table:style-name="Таблица5.A1" office:value-type="string">
            <text:p text:style-name="P135">Финансовая </text:p>
          </table:table-cell>
        </table:table-row>
        <table:table-row table:style-name="Таблица5.7">
          <table:table-cell table:style-name="Таблица5.A1" table:number-columns-spanned="3" office:value-type="string">
            <text:p text:style-name="P136">Поступление и возврат краткосрочных кредитов и займов (в том числе облигационных), не имеющих строго целевого характера </text:p>
          </table:table-cell>
          <table:covered-table-cell/>
          <table:covered-table-cell/>
          <table:table-cell table:style-name="Таблица5.A1" table:number-columns-spanned="2" office:value-type="string">
            <text:p text:style-name="P135">Финансовая </text:p>
          </table:table-cell>
          <table:covered-table-cell/>
          <table:table-cell table:style-name="Таблица5.A1" office:value-type="string">
            <text:p text:style-name="P135">Текущая </text:p>
          </table:table-cell>
        </table:table-row>
      </table:table>
      <text:p text:style-name="P41"/>
      <text:p text:style-name="P41">Таким образом, в отношении отчета о движении денежных средств также остаются существенные различия между российскими и международными стандартами финансовой отчетности. </text:p>
      <text:p text:style-name="P41"/>
      <text:p text:style-name="P43"><text:soft-page-break/>2.2.4 Прочие различия</text:p>
      <text:p text:style-name="P41"><text:span text:style-name="T25">Консолидированная (сводная) отчетность.</text:span> Одно из ключевых отличий МСФО и российской системы учета – это различия при подготовке консолидированной или сводной отчетности. Термин «консолидированная» используется в МСФО, «сводная» - в российском законодательстве. Необходимость составления сводной бухгалтерской отчетности предусматривается Положением по ведению бухгалтерского учета и бухгалтерской отчетности в Российской Федерации, (Приказом Минфина России от 29.07.1998 N 34н). В нем говорится, что в случае наличия у организации дочерних и зависимых обществ помимо собственного бухгалтерского отчета составляется также сводная бухгалтерская отчетность, включающая показатели отчетов таких обществ, находящихся на территории Российской Федерации и за ее пределами, в порядке, устанавливаемом Минфином России. </text:p>
      <text:p text:style-name="P41">Такой порядок установлен Методическими рекомендациями по составлению и представлению сводной бухгалтерской отчетности (утверждены Приказом Минфина России от 30.12.1996 N 112). В пункте 1.3 рекомендаций определены три условия, при которых бухгалтерская отчетность дочернего общества включается в сводную бухгалтерскую отчетность: </text:p>
      <text:list xml:id="list2228002718426409066" text:style-name="WWNum20">
        <text:list-item>
          <text:p text:style-name="P104">головная организация обладает более пятидесяти процентов голосующих акций акционерного общества или более пятидесяти процентов уставного капитала общества с ограниченной ответственностью; </text:p>
        </text:list-item>
        <text:list-item>
          <text:p text:style-name="P104">головная организация имеет возможность определять решения, принимаемые дочерним обществом, в соответствии с заключенным между головной организацией и дочерним обществом договором; </text:p>
        </text:list-item>
        <text:list-item>
          <text:p text:style-name="P104">в случае наличия у головной организации иных способов определения решений, принимаемых дочерним обществом. </text:p>
        </text:list-item>
      </text:list>
      <text:p text:style-name="P41"><text:soft-page-break/>Предприятие может не составлять сводную бухгалтерскую отчетность, если одновременно соблюдаются следующие условия: </text:p>
      <text:list xml:id="list384744592667133609" text:style-name="WWNum21">
        <text:list-item>
          <text:p text:style-name="P105">сводная бухгалтерская отчетность составлена на основе МСФО; </text:p>
        </text:list-item>
        <text:list-item>
          <text:p text:style-name="P105">Группой обеспечена достоверность сводной бухгалтерской отчетности, составленной на основе МСФО; </text:p>
        </text:list-item>
        <text:list-item>
          <text:p text:style-name="P105">пояснительная записка к сводной бухгалтерской отчетности содержит перечень применяемых требований бухгалтерской отчетности, раскрывает способы ведения бухгалтерского учета, включая оценки, отличающиеся от правил, предусмотренных нормативными актами и методическими указаниями по бухгалтерскому учету Министерства финансов Российской Федерации. </text:p>
        </text:list-item>
      </text:list>
      <text:p text:style-name="P41">МСФО ориентированы, прежде всего, на составление сводной отчетности, т.к. только сводная финансовая отчетность обеспечивает выполнение главной цели отчетности – предоставление достоверной и объективной информации о финансовом положении компании, финансовых результатах ее деятельности и изменениях в них. Именно сводная отчетность дает четкое представление о том, какие активы реально контролируют те или иные акционеры с учетом дочерних компаний. Как правило, индивидуальная финансовая отчетность необходима в первую очередь для регулирующих органов. </text:p>
      <text:p text:style-name="P41">Российские рекомендации не затрагивают ряд важных вопросов, возникающих при составлении сводной отчетности. Министерство финансов РФ считает одной из своих первоочередных затрат разработать ПБУ по сводной отчетности, которое должно устранить большинство существующих различий. </text:p>
      <text:p text:style-name="P41">Согласно МСФО 22 «Объединение компаний» существуют два метода учета объединения компаний: метод покупки, при котором определяется <text:soft-page-break/>покупатель, стоимость покупки и осуществляется распределение установленной стоимости на идентифицируемые активы и обязательства, и метод объединения интересов, который применяется в тех редких ситуациях, когда покупатель не может быть определен. Выбор метода не зависит от юридической формы сделки. Например, при реорганизации в форме слияния двух независимых компаний применяется метод покупки, если, по сути, эта операция является покупкой и соответствует определению, предусмотренному МСФО. В российских правилах вопросы объединения деятельности (бизнеса) двух и более компаний пока не разработаны. В то же время необходимо отметить, что КМСФО планирует отменить метод объединения интересов в рамках проекта по улучшению качества МСФО. Очевидно, что для разработки российского ПБУ необходимо будет проанализировать эти изменения, которые будут сделаны в ближайшем времени. </text:p>
      <text:p text:style-name="P41">Согласно рекомендациям (<text:span text:style-name="T37">Приказ Минфина России от 30.12.1996 N 112, пункт 1.8</text:span>) некоторые материнские компании могут не составлять сводную отчетность в случаях, которые не предусмотрены в МСФО. В российских стандартах не прописаны правила для консолидации так называемых специализированных компаний. Этот вопрос в настоящее время является весьма актуальным в виду повсеместного использования подобных компаний. Как правило, специализированные компании – это оффшорные компании, создаваемые для осуществления сложных финансовых операций. Манипуляции при отражении таких операций широко использовались в случаях с Enron и Parmalat. КМСФО и американский Совет по разработке финансовых учётных стандартов в настоящее время работают над пересмотром стандартов учета специализированных компаний. </text:p>
      <text:p text:style-name="P41">По российским правилам стоимостная оценка участия головной организации в дочернем обществе, являющемся банком или иной кредитной организацией, может отражаться в сводной бухгалтерской отчетности в <text:soft-page-break/>порядке, установленном для отражения вложений в зависимое общество. Обоснованность этого подтверждается независимым аудитором. То есть, если в состав Группы входит банк (а это очень частое явление для крупных промышленных групп), то его результаты не консолидируются в результаты Группы на общих основаниях. Согласно МСФО 27 исключение дочерней компании из консолидации из-за того, что ее деятельность отличается от деятельности других компаний группы, неоправданно, так как сведения отчетности дочерних обществ и раскрытие дополнительной информации о различных видах их деятельности в сводной финансовой отчетности обеспечивают наличие более качественной информации. </text:p>
      <text:p text:style-name="P41"><text:span text:style-name="T25">Учет инфляции.</text:span> Согласно МСФО 29 «Финансовая отчетность в условиях гиперинфляции» финансовая отчетность компании, отчитывающейся в валюте страны с гиперинфляционной экономикой, должна быть представлена в единицах измерения, действующих на отчетную дату. То есть информация за отчетный период и сравнительные данные за предшествующие периоды пересчитываются с учетом изменений в общей покупательной способности валюты, в которой выражена финансовая отчетность. </text:p>
      <text:p text:style-name="P41">Признаки гиперинфляции: </text:p>
      <text:list xml:id="list3972260594280594034" text:style-name="WWNum22">
        <text:list-item>
          <text:p text:style-name="P106">Большинство населения предпочитает хранить свои сбережения в неденежной форме или в относительно стабильной иностранной валюте. Средства в местной валюте немедленно инвестируются для сохранения покупательной способности; </text:p>
        </text:list-item>
        <text:list-item>
          <text:p text:style-name="P106">Большинство населения выражает денежные суммы не в местной валюте, а в относительно стабильной иностранной валюте. Цены могут указываться в этой иностранной валюте; </text:p>
        </text:list-item>
        <text:list-item>
          <text:p text:style-name="P106"><text:soft-page-break/>Продажи и покупки в кредит производятся по ценам, которые компенсируют предполагаемую потерю покупательной способности в течение срока кредита, даже если этот период непродолжителен; </text:p>
        </text:list-item>
        <text:list-item>
          <text:p text:style-name="P106">Процентные ставки, заработная плата и цены связаны с индексом цен; </text:p>
        </text:list-item>
        <text:list-item>
          <text:p text:style-name="P106">Совокупный рост инфляции за три года приближается или превосходит 100%. </text:p>
        </text:list-item>
      </text:list>
      <text:p text:style-name="P41">До 2003 г. Россия отвечала данным критериям, соответственно отчетность должна была корректироваться в соответствии с требованиями МСФО 29. В 2000-2002 гг. уровень инфляции (рассчитанный на основе индекса потребительских цен) составил 20.1%, 18.8% и 15.1%, соответственно. Таким образом, за 3 года инфляция составила 64.3%. Остальные признаки гиперинфляции также не соответствуют в полной мере состоянию российской экономики. Это означает, что начиная с отчетности за 2003 г. МСФО 29 может не применяться для российских компаний. </text:p>
      <text:p text:style-name="P41">Российские правила не предусматривают корректировку данных бухгалтерской отчетности на уровень инфляции, что является одной из причин несопоставимости ее с МСФО, отсутствует требование о пересчете данных финансовой отчетности дочерних компаний, выраженных в валюте страны с гиперинфляционной экономикой. </text:p>
      <text:p text:style-name="P41"><text:span text:style-name="T25">Учет валютных курсов. </text:span>В России порядок учета операций в иностранной валюте определен в ПБУ «Учет активов и обязательств, стоимость которых выражена в иностранной валюте» (ПБУ 3/2000), в МСФО ему соответствует МСФО 21 «Влияние изменений валютных курсов». Можно выделить несколько основных различий между этими стандартами. </text:p>
      <text:p text:style-name="P41">Согласно ПБУ операции в валюте пересчитываются в рубли по официальному курсу Банка России, МСФО не уточняет, по какому курсу <text:soft-page-break/>должна быть пересчитана операция (т.е. допускает использование среднего курса). </text:p>
      <text:p text:style-name="P41">МСФО предусматривает допустимый альтернативный способ учета курсовых разниц, которые появляются вследствие серьезного снижения стоимости валюты, которое влияет на сумму обязательств, возникших в результате недавнего приобретения активов за иностранную валюту. Такая курсовая разница должна включаться в балансовую стоимость актива при соблюдении определенных условий. В ПБУ 3/2000 никак не оговариваются подобные случаи. </text:p>
      <text:p text:style-name="P41">В ПБУ 3/2000 особо оговаривается порядок учета курсовых разниц, связанных с формированием уставного (складочного) капитала. Такие курсовые разницы должны относится счет «Добавочный капитал». </text:p>
      <text:p text:style-name="P41">МСФО предусматривают особый порядок пересчета валют в отношении отчетности зарубежных дочерних компаний, включаемых в консолидированную отчетность. Для этого необходимо произвести пересчет всех активов и обязательств компании по конечному курсу, а статей расходов и доходов - по курсу на дату совершения операции. Возникающие при этом курсовые разницы должны относится не на расходы или доходы отчетного года, а на собственный капитал компании вплоть до реализации чистой инвестиции. Данный порядок не предусмотрен в ПБУ 3/2000. </text:p>
      <text:p text:style-name="P116">3 Реформирование бухгалтерского учета и отчетности в России в соответствии с МСФО</text:p>
      <text:p text:style-name="P41"/>
      <text:p text:style-name="P41">Реформирование бухгалтерского учета в России осуществляется на основе Концепции развития бухгалтерского учета и отчетности в Российской Федерации на среднесрочную перспективу (<text:span text:style-name="T37">одобрена приказом Минфина РФ от 1 июля 2004 г. № 180</text:span>). </text:p>
      <text:p text:style-name="P41">Концепция развития бухгалтерского учета и отчетности в Российской Федерации на среднесрочную перспективу (далее - Концепция), разработанная по решению Правительства Российской Федерации, направлена на повышение качества информации, формируемой в бухгалтерском учете и отчетности, и обеспечение гарантированного доступа к ней заинтересованным пользователям.</text:p>
      <text:p text:style-name="P41">В конце 1990 - начале 2000 гг. в области бухгалтерского учета и отчетности в Российской Федерации произошли значительные изменения, во многом предопределенные Программой реформирования бухгалтерского учета в соответствии с Международными стандартами финансовой отчетности, утвержденной постановлением Правительства Российской Федерации от 6 марта 1998 г. № 283.</text:p>
      <text:p text:style-name="P41">Несмотря на определенные успехи в развитии в бухгалтерском учете и отчетности в последние годы, все же имеются серьезные проблемы, которые проявляются:</text:p>
      <text:list xml:id="list7944678975207530402" text:style-name="WWNum23">
        <text:list-item>
          <text:p text:style-name="P107">в отсутствии официального статуса бухгалтерской отчетности, составляемой по МСФО, а также необходимой инфраструктуры применения МСФО;</text:p>
        </text:list-item>
        <text:list-item>
          <text:p text:style-name="P107"><text:soft-page-break/>в формальном подходе регулирующих органов и хозяйствующих субъектов ко многим категориям, принципам и требованиям бухгалтерского учета и отчетности, отвечающим условиям рыночной экономики;</text:p>
        </text:list-item>
        <text:list-item>
          <text:p text:style-name="P107">в неоправданно высоких затратах хозяйствующих субъектов на подготовку консолидированной финансовой отчетности по МСФО путем трансформации бухгалтерской отчетности, подготовленной по российским правилам;</text:p>
        </text:list-item>
        <text:list-item>
          <text:p text:style-name="P107">в значительном административном бремени хозяйствующих субъектов по представлению избыточной отчетности органам государственной власти, а также излишних затратах из-за необходимости параллельно с бухгалтерским учетом вести налоговый учет;</text:p>
        </text:list-item>
        <text:list-item>
          <text:p text:style-name="P107">в слабости системы контроля качества бухгалтерской отчетности, в том числе в невысоком качестве аудита бухгалтерской отчетности;</text:p>
        </text:list-item>
        <text:list-item>
          <text:p text:style-name="P107">в недостаточности участия профессиональных общественных объединений и другой заинтересованной общественности, включая пользователей бухгалтерской отчетности, в регулировании бухгалтерского учета и отчетности, а также в развитии бухгалтерской и аудиторской профессии;</text:p>
        </text:list-item>
        <text:list-item>
          <text:p text:style-name="P107">в низком уровне профессиональной подготовки большей части бухгалтеров и аудиторов, а также недостаточности навыков использования информации, подготовленной по МСФО.</text:p>
        </text:list-item>
      </text:list>
      <text:p text:style-name="P41">Сложившаяся система бухгалтерского учета и отчетности не обеспечивает в полной мере надлежащее качество и надежность формируемой в ней информации, а также существенно ограничивает возможности полезного использования этой информации.</text:p>
      <text:p text:style-name="P41">В настоящее время складываются благоприятные условия для дальнейшего развития бухгалтерского учета и отчетности в Российской <text:soft-page-break/>Федерации. Введены в действие нормативные правовые акты, охватывающие большинство объектов бухгалтерского учета и отчетности. В профессиональном сообществе накоплены определенные навыки и опыт ведения бухгалтерского учета и отчетности в рыночных условиях. В обществе созрело понимание необходимости повышения темпов перехода к использованию МСФО.</text:p>
      <text:p text:style-name="P41">Цель и основные направления дальнейшего развития бухгалтерского учета и отчетности.</text:p>
      <text:p text:style-name="P41">Целью развития бухгалтерского учета и отчетности на среднесрочную перспективу (2004-2010 гг.) является создание приемлемых условий и предпосылок последовательного и успешного выполнения системой бухгалтерского учета и отчетности присущих ей функций в экономике Российской Федерации. В частности, функции формирования информации о деятельности хозяйствующих субъектов, полезной для принятия экономических решений заинтересованными внешними и внутренними пользователями (собственниками, инвесторами, кредиторами, органами государственной власти, управленческим персоналом хозяйствующих субъектов и др.). Суть дальнейшего развития состоит в активизации использования МСФО для реализации этой функции путем создания необходимой инфраструктуры и построения эффективного учетного процесса.</text:p>
      <text:p text:style-name="P41">Дальнейшее развитие бухгалтерского учета и отчетности осуществляется и будет осуществляться по следующим основным направлениям:</text:p>
      <text:p text:style-name="P41">1) повышение качества информации, формируемой в бухгалтерском учете и отчетности.</text:p>
      <text:p text:style-name="P41">Основное направление развития бухгалтерского учета и отчетности - повышение качества информации, формируемой в них. Мировой опыт <text:soft-page-break/>показывает, что характеристики, определяющие полезность информации, достигаются непосредственным использованием МСФО или применением их в качестве основы построения национальной системы бухгалтерского учета и отчетности.</text:p>
      <text:p text:style-name="P41">2) создание инфраструктуры применения МСФО.</text:p>
      <text:p text:style-name="P41">Необходимым условием широкого применения МСФО в экономике Российской Федерации является создание инфраструктуры, обеспечивающей использование этих стандартов в регулировании бухгалтерского учета и отчетности и непосредственно хозяйствующими субъектами. Основные элементы: законодательное признание МСФО в Российской Федерации; процедура одобрения МСФО; механизм обобщения и распространения опыта применения МСФО; порядок официального перевода МСФО на русский язык; контроль качества бухгалтерской отчетности, подготовленной по МСФО, в том числе аудит; обучение МСФО.</text:p>
      <text:p text:style-name="P41">3) изменение системы регулирования бухгалтерского учета и отчетности.</text:p>
      <text:p text:style-name="P41">Развитие системы регулирования бухгалтерского учета и отчетности должно быть направлено на построение такой модели, которая учитывала бы интересы всех заинтересованных сторон, обеспечивала снижение издержек и повышение эффективности регулирования. В основе этой модели - разумное сочетание деятельности органов государственной власти и профессионального сообщества (профессиональных общественных объединений и другой заинтересованной общественности).</text:p>
      <text:p text:style-name="P41">4) усиление контроля качества бухгалтерской отчетности.</text:p>
      <text:p text:style-name="P41">Как показывает отечественная и мировая практика, важнейшим элементом обеспечения качества бухгалтерской отчетности является действенный контроль качества.</text:p>
      <text:p text:style-name="P41"><text:soft-page-break/>Основой системы контроля должен быть институт аудита как форма независимой проверки бухгалтерской отчетности хозяйствующих субъектов лицами, обладающими необходимой квалификацией и наделенными соответствующими полномочиями. В этом отношении институт аудита становится одним из основных инструментов развития бухгалтерского учета и отчетности. Предпосылками действенности аудита бухгалтерской отчетности являются:</text:p>
      <text:list xml:id="list564407325789748723" text:style-name="WWNum24">
        <text:list-item>
          <text:p text:style-name="P108">качественные стандарты аудиторской деятельности, соответствующие Международным стандартам аудита;</text:p>
        </text:list-item>
        <text:list-item>
          <text:p text:style-name="P108">четкие правила независимости аудиторских организаций и аудиторов;</text:p>
        </text:list-item>
        <text:list-item>
          <text:p text:style-name="P108">непреложное следование аудиторских организаций и аудиторов Кодексу профессиональной этики;</text:p>
        </text:list-item>
        <text:list-item>
          <text:p text:style-name="P108">единые квалификационные требования к аудиторам независимо от того, в какой отрасли или сфере экономики они ведут деятельность;</text:p>
        </text:list-item>
        <text:list-item>
          <text:p text:style-name="P108">высокий квалификационный уровень (в том числе в области МСФО) аудиторов, обеспечиваемый системой аттестации и повышения квалификации, включая квалификационный экзамен;</text:p>
        </text:list-item>
        <text:list-item>
          <text:p text:style-name="P108">контроль качества работы аудиторских организаций и аудиторов со стороны прежде всего профессиональных общественных объединений;</text:p>
        </text:list-item>
        <text:list-item>
          <text:p text:style-name="P108">эффективная система государственно-общественного надзора за аудиторскими организациями и аудиторами.</text:p>
        </text:list-item>
      </text:list>
      <text:p text:style-name="P41">Наряду с аудитом система контроля качества бухгалтерской отчетности предполагает соответствующую надзорную деятельность уполномоченных государственных органов (Федеральная служба по финансовым рынкам, Центральный банк Российской Федерации, Федеральная служба страхового надзора и др.). Основной задачей их является обеспечение гарантированного <text:soft-page-break/>доступа к качественной бухгалтерской отчетности заинтересованным пользователям. С этой целью государственные органы должны контролировать, насколько хозяйствующие субъекты своевременно и полно раскрывают бухгалтерскую отчетность, а также в какой степени информация в публичной бухгалтерской отчетности соответствует принятым стандартам.</text:p>
      <text:p text:style-name="P41">Система контроля качества бухгалтерской отчетности должна также включать комплекс мер финансовой, административной и уголовной ответственности хозяйствующих субъектов и их руководителей.</text:p>
      <text:p text:style-name="P41">Немалое значение для качества бухгалтерской отчетности имеет система корпоративного управления (поведения) хозяйствующих субъектов, соответствующая передовому мировому опыту в этой области.</text:p>
      <text:p text:style-name="P41">5) существенное повышение квалификации специалистов, занятых организацией и ведением бухгалтерского учета и отчетности, аудитом бухгалтерской отчетности, а также пользователей бухгалтерской отчетности.</text:p>
      <text:p text:style-name="P41">Развитие бухгалтерского учета и отчетности невозможно без совершенствования бухгалтерского образования. С одной стороны, задача заключается в подготовке достаточного количества квалифицированных бухгалтеров и аудиторов, понимающих концепции и конкретные правила формирования информации в бухгалтерском учете и отчетности, владеющих современными навыками ведения бухгалтерского учета, подготовки и аудита бухгалтерской отчетности. С другой стороны, качественная система бухгалтерского учета и отчетности предполагает наличие достаточного числа пользователей, нуждающихся в информации, формируемой в бухгалтерском учете и отчетности, имеющих потребность и навыки ее использования при принятии экономических решений, в частности определении направлений инвестирования капитала и анализе рисков, связанных с этим. Наличие заинтересованных пользователей является одной из важнейших предпосылок развития бухгалтерского учета и отчетности.</text:p>
      <text:p text:style-name="P41"><text:soft-page-break/>Как показывает отечественный и мировой опыт, развитие бухгалтерского учета и отчетности должно происходить в тесной связи с изменениями экономической ситуации в стране и отвечать характеру и уровню развития хозяйственного механизма. Недопустимо неоправданное затягивание процессов преобразования бухгалтерского учета и отчетности. В то же время, форсирование изменений в бухгалтерском учете и отчетности вне связи с изменениями в хозяйственном механизме и реальным функционированием рыночных институтов может привести к снижению качества финансовой информации в экономике, дискредитации МСФО, а также ослаблению финансовой дисциплины. Кроме того, переход на МСФО требует времени для практической отработки новых методов и процедур сбора и обработки информации.</text:p>
      <text:p text:style-name="P41">Изменения в бухгалтерском учете и отчетности, в частности переход на МСФО, должны происходить постепенно с учетом возможностей, потребностей и готовности профессиональной и другой заинтересованной общественности, а также органов государственной власти.</text:p>
      <text:p text:style-name="P41">Предусмотренные Концепцией основные направления развития бухгалтерского учета и отчетности относятся ко всем отраслям и сферам экономики Российской Федерации. Вместе с тем реализация их в некоторых отраслях и сферах экономики (в частности, в некоммерческих организациях, банковской системе) имеет определенные особенности.</text:p>
      <text:p text:style-name="P41">Этапы развития бухгалтерского учета и отчетности в среднесрочной перспективе.</text:p>
      <text:p text:style-name="P41">Реализация Концепции должна осуществляться по специальным планам, охватывающим все выделенные направления развития бухгалтерского учета и отчетности. В период 2004-2010 гг. предполагаются следующие этапы реализации Концепции.</text:p>
      <text:p text:style-name="P41"><text:soft-page-break/>2004-2007 гг. Был осуществлен обязательный перевод на МСФО консолидированной финансовой отчетности общественно значимых хозяйствующих субъектов, кроме тех, чьи ценные бумаги обращаются на фондовых рынках других стран и которые составляют такую отчетность по иным международно признаваемым стандартам. Утвержден основной комплект российских стандартов индивидуальной бухгалтерской отчетности на основе МСФО. Произошло совершенствование принципов и требований к организации учетного процесса, а также базовых правил бухгалтерского учета, обеспечивающих формирование информации для составления индивидуальной и консолидированной финансовой отчетности. Был создан специальный орган в рамках системы утверждения (одобрения) стандартов бухгалтерского учета и отчетности. Созданы основные элементы инфраструктуры применения МСФО. Произошло сближение правил налогового учета с правилами бухгалтерского учета. Активизировалось участие профессиональных общественных объединений в развитии и регулировании бухгалтерской и аудиторской профессии. Усилился контроль обеспечения общественно значимыми хозяйствующими субъектами публичности консолидированной финансовой отчетности. Совершенствовалась система подготовки и повышения квалификации кадров, в том числе пользователей бухгалтерской отчетности. А также наблюдается развитие международного сотрудничества в области бухгалтерского учета, отчетности и аудиторской деятельности.</text:p>
      <text:p text:style-name="P33">2008-2010 гг. Планируется обязательный перевод на МСФО консолидированной финансовой отчетности других хозяйствующих субъектов, включая общественно значимые, ценные бумаги которых обращаются на фондовых рынках других стран и которые составляют такую отчетность по иным международно признаваемым стандартам. Оценка возможности составления определенным кругом хозяйствующих субъектов индивидуальной бухгалтерской отчетности непосредственно по МСФО (вместо российских стандартов). Укрепление и расширение сферы <text:soft-page-break/>деятельности специального органа в рамках системы утверждения (одобрения) стандартов бухгалтерского учета и отчетности. Дальнейшее повышение роли профессиональных общественных объединений в развитии и регулировании бухгалтерской и аудиторской профессии. Развитие системы контроля обеспечения хозяйствующими субъектами публичности бухгалтерской отчетности. Расширение сферы контроля на качество бухгалтерской отчетности, в том числе подготовленной по МСФО.</text:p>
      <text:p text:style-name="P73">3.2 Проблемы и недостатки процедуры перехода на МСФО</text:p>
      <text:p text:style-name="P21"/>
      <text:p text:style-name="P21">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 </text:p>
      <text:p text:style-name="P21">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text:soft-page-break/>заходит о доступе к рынкам капитала в других странах, различия в системах управления начинают привлекать внимание. </text:p>
      <text:p text:style-name="P21">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p>
      <text:p text:style-name="P21">Национальные проблемы GAAP (Generally Accepted Accounting Principles) </text:p>
      <text:p text:style-name="P21"><text:soft-page-break/>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p>
      <text:p text:style-name="P22"><text:soft-page-break/>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p>
      <text:p text:style-name="P61"/>
      <text:p text:style-name="P19"/>
      <text:list xml:id="list215616687022492" text:continue-list="list215616511900209" text:style-name="L1">
        <text:list-header>
          <text:p text:style-name="P81"><text:span text:style-name="T36">3 </text:span>Выводы</text:p>
        </text:list-header>
      </text:list>
      <text:p text:style-name="P109">Применение МСФО в России на сегодняшний день в большей мере декларируется, чем реально осуществляется на практике. В "заключении" своей курсовой работы я постараюсь подробно рассмотреть и сделать выводы, в чем заключаются практические трудности применения МСФО в России.</text:p>
      <text:p text:style-name="P109">Неразвитость рыночной экономики в России и отсутствие достоверных рыночных оценок подтверждается, например, тем, что заключение договоров на предоставление беспроцентных займов, а также договоров о безвозмездной передаче активов и по сей день является распространенной деловой практикой в России. Договоры подобного содержания не свойственны рыночной экономике.</text:p>
      <text:p text:style-name="P109">Об отсутствии на сегодняшний день сформировавшейся рыночной экономики в России свидетельствует также трудности в получении достоверных рыночных оценок:</text:p>
      <text:p text:style-name="P109">1) текущей рыночной или восстановительной стоимости в отсутствии активного рынка для соответствующих товаров и услуг;</text:p>
      <text:p text:style-name="P109">2) возможной цены реализации в отсутствии активного рынка для соответствующих товаров и услуг;</text:p>
      <text:p text:style-name="P109">3) дисконтированной или приведенной стоимости связи с необъективной рыночной процентной ставкой в размере ставки рефинансирования, устанавливаемой банком России;</text:p>
      <text:p text:style-name="P109">4) текущей рыночной стоимости при наличии активного рынка товаров и услуг;</text:p>
      <text:p text:style-name="P109"><text:soft-page-break/>5) справедливой стоимости в связи с отсутствием достаточно квалифицированных и опытных специалистов-оценщиков.</text:p>
      <text:p text:style-name="P109">Принципиальные отличия менталитета российских финансовых специалистов от менталитета их европейских и американских коллег основаны на различных исторических, культурных и правовых традициях.</text:p>
      <text:p text:style-name="P109">До 90-х г. ХХ века российский бухгалтер был высококвалифицированным служащим, который представлял по строго регламентированным процедурам информацию, необходимую государству для национальной статистики и управления. Эта информация никогда не предназначалась для использования финансовыми рынками, для целей корпоративного управления или защиты интересов инвесторов.</text:p>
      <text:p text:style-name="P109">В условиях развития новой экономики России кардинальным образом меняются как пользователи информации, так и их потребности, и финансовая отчетность компаний должна развиваться, чтобы соответствовать этим переменам.</text:p>
      <text:p text:style-name="P109">Здесь же следует отметить, что применение МСФО предполагает наличие особого мышления. При составлении отчетности по МСФО требуется перенос акцента с инструкций и регламентов на формирование профессионального мнения, суждения бухгалтера.</text:p>
      <text:p text:style-name="P109">Действующее в России правовые нормы препятствуют отказу от приоритета формы договора над его экономическим содержанием в связи с тем, что в России приоритетно право. Приоритет права выражается в том, что российским законодательством предусмотрена ответственность организаций и должностных лиц за нарушение правовых норм.</text:p>
      <text:p text:style-name="P44"><text:span text:style-name="T39">Что касается МСФО, то они концептуальны по смыслу, их требования можно охарактеризовать как подход к формированию финансовой отчетности, ставящий экономическое содержание совершаемых сделок и операций выше правовой формы договоров, которыми эти сделки и операции </text:span><text:soft-page-break/><text:span text:style-name="T39">оформляются. При составлении финансовой отчетности по МСФО не применяется ни какой специальный план счетов с установленными номерами, нет регламентированных бухгалтерских проводок, нет указаний о том, какие реквизиты должны содержать первичные документы по тем или иным сделкам или как оформлять результаты инвентаризации, обязательно проводимой перед составлением финансовой отчетности.</text:span></text:p>
      <text:p text:style-name="P109">В России, как и в некоторых других странах, нормы регулирования бухгалтерского учета традиционно носили директивный характер и в силу этого не оставляли для бухгалтера иной возможности, как применять подход, при котором правовая форма хозяйственной операции превыше ее экономического содержания. В этих условиях бухгалтеры должны были внимательно следить за тем, чтобы документы были правильными по форме. Однако форма может неточно отражать содержание. В связи с названными причинами в настоящее время российские бухгалтеры не готовы применять на практике полностью противоположный подход при классификации сделок. Признать приоритет экономического содержания сделки над юридической формой договора российским бухгалтерам не позволяют также опасения, связанные с возможными предусмотренными российским законодательством последствиями таких действий. Последствия выражаются в конкретных размерах штрафных санкций, установленных за подобные нарушения административным, налоговым и уголовным кодексами России.</text:p>
      <text:p text:style-name="P44"><text:span text:style-name="T39">Действующие на сегодняшний день российские правовые нормы не позволяют правильно отразить в финансовой отчетности такую хозяйственную ситуацию, при которой в финансовой отчетности, составленной по МСФО, могут появиться активы, стоимость которых не отражена в бухгалтерском учете, например в связи с отсутствием первичных документов, подтверждающих право собственности на эти активы. При этом, хотя актив и не принят к бухгалтерскому учету, если организация </text:span><text:soft-page-break/><text:span text:style-name="T39">контролирует этот актив, то он должен быть отражен в его финансовой отчетности.</text:span></text:p>
      <text:p text:style-name="P109">Также в хозяйственной практике встречаются обратные ситуации, при которых актив, отраженный в бухгалтерском учете, может не отражаться в финансовой отчетности, например, в связи с тем, что он не приносит экономических выгод организации.</text:p>
      <text:p text:style-name="P109">Отсутствие ответственности за неприменение действующих российских ПБУ, регламентирующих вопросы составления финансовой отчетности, приводит к возможности необязательного применения национальных стандартов - положений по бухгалтерскому учету (ПБУ) в российской практике.</text:p>
      <text:p text:style-name="P109">На сегодняшний день сами российские ПБУ можно разделить на две группы:</text:p>
      <text:list xml:id="list215615054620813" text:continue-list="list36575910895844376" text:style-name="WWNum10">
        <text:list-item>
          <text:p text:style-name="P110">стандарты, регулирующие составление финансовой отчетности компаний;</text:p>
        </text:list-item>
        <text:list-item>
          <text:p text:style-name="P110">смешанные стандарты, которые регулируют как вопросы бухгалтерского учета, так и вопросы финансовой отчетности компаний.</text:p>
        </text:list-item>
      </text:list>
      <text:p text:style-name="P109">К стандартам, регулирующим в основном вопросы формирования финансовой отчетности компаний и в связи с этим, как правило, не применяющимся российскими бухгалтерами, следует отнести:</text:p>
      <text:list xml:id="list215616165225809" text:continue-list="list9164625758954996399" text:style-name="WWNum11">
        <text:list-item>
          <text:p text:style-name="P111">ПБУ 4/99 "Бухгалтерская отчетность организации";</text:p>
        </text:list-item>
        <text:list-item>
          <text:p text:style-name="P111">ПБУ 7/98 "События после отчетной даты";</text:p>
        </text:list-item>
        <text:list-item>
          <text:p text:style-name="P111">ПБУ 8/01 "Условные факты хозяйственной деятельности";</text:p>
        </text:list-item>
        <text:list-item>
          <text:p text:style-name="P111">ПБУ 9/99 "Доходы организации";</text:p>
        </text:list-item>
        <text:list-item>
          <text:p text:style-name="P111">ПБУ 10/99 "Расходы организации";</text:p>
        </text:list-item>
        <text:list-item>
          <text:p text:style-name="P111"><text:soft-page-break/>ПБУ 11/2000 "Информация об аффилированных лицах";</text:p>
        </text:list-item>
        <text:list-item>
          <text:p text:style-name="P111">ПБУ 12/2000 "Информация по сегментам";</text:p>
        </text:list-item>
        <text:list-item>
          <text:p text:style-name="P111">ПБУ 16/02 "Информация по прекращаемой деятельности";</text:p>
        </text:list-item>
        <text:list-item>
          <text:p text:style-name="P111">ПБУ 18/02 "Учет расчетов по налогу на прибыль";</text:p>
        </text:list-item>
      </text:list>
      <text:p text:style-name="P112">10) ПБУ 20/03 "Информация об участии в совместной деятельности".</text:p>
      <text:p text:style-name="P44"><text:span text:style-name="T39">Полноценное применение названных выше российских ПБУ зачастую требует от бухгалтера сформулировать профессиональное суждение, обоснованное соответствующими расчетами, и взять на себя ответственность за такое суждение. Сформировать свое профессиональное суждение при отсутствии первичных документов бухгалтеру подчас не позволяет выработанный годами консервативный образ мышления. Кроме того, ситуация, при которой в российском законодательстве не установлены меры ответственности за неприменение ПБУ, дает возможность не применять ПБУ, требующее опираться на собственное суждение, а не на наличие или отсутствие первичных документов. Примечательно, что российские ПБУ, регулирующие составление финансовой отчетности, являются переведенными и видоизмененными редакциями МСБУ (</text:span><text:span text:style-name="T40">IAS</text:span><text:span text:style-name="T39">) .</text:span></text:p>
      <text:p text:style-name="P109">Остальные российские ПБУ относятся к смешанным стандартам, которые регулируют как вопросы бухгалтерского учета, так и вопросы составления финансовой отчетности. Как правило, в смешанных стандартах в заключении приводится раздел о раскрытии информации и финансовой отчетности компаний. Это свидетельствует о том, что данные стандарты, помимо требований к отражению в бухгалтерском учете тех или иных фактов хозяйственной деятельности, содержат также требования к составлению финансовой отчетности, а именно — к раскрытию определенной информации в пояснительной записке к финансовой отчетности.</text:p>
      <text:p text:style-name="P109"><text:soft-page-break/>Можно сделать вывод, что в настоящее время формируются различия в методологии бухгалтерского учета, с одной стороны, и в методологии составления финансовой отчетности, с другой стороны. Эти различия и приводят к изменению национальных стандартов, в настоящее время в них отдельно прослеживается информация, касающаяся непосредственно ведения бухгалтерского учета, и отдельно - составления финансовой отчетности.</text:p>
      <text:p text:style-name="P109">Недостаточный уровень квалификации российского финансового персонала в области МСФО также затрудняет их внедрение в российскую практику формирования финансовой отчетности.</text:p>
      <text:p text:style-name="P109">В России в настоящее время недостаточно число специалистов, профессионально владеющих знаниями в области МСФО. В основном владеет такими знаниями и практическим опытом персонал большой аудиторской четверки, который в плановом порядке обучается и сдает экзамены в рамках аттестации на международный диплом АССА. Здесь также можно назвать банковских служащих, занимающихся вопросами отчетности, которые в спешном порядке были обучены в связи с переходом российских банков с 2004 г. на составление отчетности по МСФО.</text:p>
      <text:p text:style-name="P109">В настоящее время процесс подготовки квалифицированных специалистов в области МСФО в России активизировался, и в ближайшее время следует ожидать преодоления существующей проблемы в этой сфере.</text:p>
      <text:p text:style-name="P109">В практической деятельности российских компаний происходит разделение специалистов и выполняемых ими функций по наметившимся двум направлениям учетной деятельности:</text:p>
      <text:list xml:id="list215617016574947" text:continue-list="list6323851312158342585" text:style-name="WWNum12">
        <text:list-item>
          <text:p text:style-name="P113">бухгалтерский учет и составление индивидуальной бухгалтерской отчетности по российским правилам по-прежнему остается прерогативой бухгалтеров;</text:p>
        </text:list-item>
        <text:list-item>
          <text:p text:style-name="P113"><text:soft-page-break/>функция составления консолидированной финансовой отчетности в соответствии с требованиями МСФО переходит к финансовым аналитикам компаний.</text:p>
        </text:list-item>
      </text:list>
      <text:p text:style-name="P109">Сохраняющийся приоритет норм Налогового кодекса Российской Федерации над положениями российских ПБУ, касающихся составления финансовой отчетности, ориентирует российский бухгалтерский учет на требования налоговых органов, что остается одним из главных препятствий на пути реформирования российского бухгалтерского учета и отчетности при переходе на МСФО.</text:p>
      <text:p text:style-name="P109">Согласно требованиям российского законодательства бухгалтерская отчетность вместе в налоговыми декларациями в обязательном порядке представляется в налоговые органы, и этот факт не позволяет четко разделить отчетность компаний на финансовую и налоговую.</text:p>
      <text:p text:style-name="P109">Зачастую руководители компаний опасаются, что в результате внедрения МСФО у них не останется возможности оптимизировать налогообложение с помощью заключения не отвечающих сути сделок договоров и других "теневых" способов избежания высоких налоговых платежей.</text:p>
      <text:p text:style-name="P109">Компаниям следует формировать налоговую отчетность, исходя из требований налогового законодательства, и исключительно для целей налогообложения, а финансовую отчетность формировать, исходя из полезности для пользователей этой отчетности отражаемой в ней информации. Однако в настоящее время такой подход к формированию отчетности в России пока не реализован.</text:p>
      <text:p text:style-name="P44"><text:span text:style-name="T39">Отсутствие методических разработок по применению МСФО в России - проблема, связанная с недостатками самих международных стандартов, которые носят обобщенный, концептуальный характер. Кроме того, отсутствуют методические разработки по применению отдельных МСБУ </text:span><text:soft-page-break/><text:span text:style-name="T39">(</text:span><text:span text:style-name="T40">IAS</text:span><text:span text:style-name="T39">) и МСФО (</text:span><text:span text:style-name="T40">IFRS</text:span><text:span text:style-name="T39">) . Публикуемые интерпретации касаются лишь отдельных "узких" моментов в практическом использовании некоторых стандартов и не содержат полного описания правил применения того или иного стандарта, конкретных примеров приложения рекомендаций стандартов к ситуациям, возникающим в реальной деятельности компаний.</text:span></text:p>
      <text:p text:style-name="P114">Это направление требует в ближайшее время активных усилий Министерства финансов России, Института профессиональных бухгалтеров России и других объединений бухгалтеров и аудиторов.</text:p>
      <text:p text:style-name="P53">…........................................</text:p>
      <text:p text:style-name="P53"/>
      <text:p text:style-name="P57">Заключение</text:p>
      <text:p text:style-name="P19"/>
      <text:p text:style-name="P19">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19"><text:soft-page-break/>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text:span text:style-name="T37">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23">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9">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9">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9">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19">Анализ мирового опыта введения МСФО свидетельствует о ряде важных тенденций: Сближение национальных стандартов с МСФО идёт <text:soft-page-break/>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p>
      <text:p text:style-name="P54">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54"/>
      <text:p text:style-name="P56"/>
      <text:p text:style-name="P56"/>
      <text:p text:style-name="P56"/>
      <text:p text:style-name="P56"/>
      <text:p text:style-name="P56"/>
      <text:p text:style-name="P56"/>
      <text:p text:style-name="P56">Приложения</text:p>
      <text:p text:style-name="P55">Таблица 1.1 - Состав действующих международных стандартов</text:p>
      <text:p text:style-name="P25"/>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 стандарта</text:p>
          </table:table-cell>
          <table:table-cell table:style-name="Таблица1.A1" office:value-type="string">
            <text:p text:style-name="P2">Название стандарта</text:p>
          </table:table-cell>
        </table:table-row>
        <table:table-row table:style-name="Таблица1.1">
          <table:table-cell table:style-name="Таблица1.A1" office:value-type="string">
            <text:p text:style-name="P2">МСФО (IFRS) 1</text:p>
          </table:table-cell>
          <table:table-cell table:style-name="Таблица1.A1" office:value-type="string">
            <text:p text:style-name="P2">Первое применение МСФО</text:p>
          </table:table-cell>
        </table:table-row>
        <table:table-row table:style-name="Таблица1.1">
          <table:table-cell table:style-name="Таблица1.A1" office:value-type="string">
            <text:p text:style-name="P2">МСФО (IFRS) 2</text:p>
          </table:table-cell>
          <table:table-cell table:style-name="Таблица1.A1" office:value-type="string">
            <text:p text:style-name="P2">Выплаты долевыми инструментами</text:p>
          </table:table-cell>
        </table:table-row>
        <table:table-row table:style-name="Таблица1.1">
          <table:table-cell table:style-name="Таблица1.A1" office:value-type="string">
            <text:p text:style-name="P2">МСФО (IFRS) 3</text:p>
          </table:table-cell>
          <table:table-cell table:style-name="Таблица1.A1" office:value-type="string">
            <text:p text:style-name="P2">Объединения бизнеса</text:p>
          </table:table-cell>
        </table:table-row>
        <table:table-row table:style-name="Таблица1.1">
          <table:table-cell table:style-name="Таблица1.A1" office:value-type="string">
            <text:p text:style-name="P2">МСФО (IFRS) 4</text:p>
          </table:table-cell>
          <table:table-cell table:style-name="Таблица1.A1" office:value-type="string">
            <text:p text:style-name="P2">Договоры страхования<text:soft-page-break/></text:p>
          </table:table-cell>
        </table:table-row>
        <table:table-row table:style-name="Таблица1.1">
          <table:table-cell table:style-name="Таблица1.A1" office:value-type="string">
            <text:p text:style-name="P2">МСФО (IFRS) 5 </text:p>
          </table:table-cell>
          <table:table-cell table:style-name="Таблица1.A1" office:value-type="string">
            <text:p text:style-name="P2">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2">МСФО (IFRS) 6</text:p>
          </table:table-cell>
          <table:table-cell table:style-name="Таблица1.A1" office:value-type="string">
            <text:p text:style-name="P2">Добыча и оценка природных ископаемых</text:p>
          </table:table-cell>
        </table:table-row>
        <table:table-row table:style-name="Таблица1.1">
          <table:table-cell table:style-name="Таблица1.A1" office:value-type="string">
            <text:p text:style-name="P2">МСФО (IRF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9" office:value-type="string">
            <text:p text:style-name="P1"><text:span text:style-name="Strong_20_Emphasis"><text:span text:style-name="T13">МСФО (IFRS) 8</text:span></text:span></text:p>
          </table:table-cell>
          <table:table-cell table:style-name="Таблица1.A9" office:value-type="string">
            <text:p text:style-name="P1"><text:span text:style-name="Emphasis"><text:span text:style-name="T16">Операционные сегменты</text:span></text:span></text:p>
          </table:table-cell>
        </table:table-row>
        <table:table-row table:style-name="Таблица1.1">
          <table:table-cell table:style-name="Таблица1.A9" office:value-type="string">
            <text:p text:style-name="P7"><text:span text:style-name="Strong_20_Emphasis"><text:span text:style-name="T21">МСФО (IFRS) 9</text:span></text:span></text:p>
            <text:p text:style-name="Text_20_body"><text:span text:style-name="Emphasis"><text:span text:style-name="T1"/></text:span></text:p>
          </table:table-cell>
          <table:table-cell table:style-name="Таблица1.A9" office:value-type="string">
            <text:p text:style-name="P7"><text:span text:style-name="Strong_20_Emphasis"><text:span text:style-name="T3"/></text:span></text:p>
            <text:p text:style-name="Text_20_body"><text:a xlink:type="simple" xlink:href="http://allmsfo.ru/images/stories/Downloads/msfo/IFRS/ifrs09.pdf"><text:span text:style-name="Emphasis"><text:span text:style-name="T1">Финансовые инструменты</text:span></text:span></text:a></text:p>
          </table:table-cell>
        </table:table-row>
        <table:table-row table:style-name="Таблица1.1">
          <table:table-cell table:style-name="Таблица1.A9" office:value-type="string">
            <text:p text:style-name="P7"><text:span text:style-name="Strong_20_Emphasis"><text:span text:style-name="T21">МСФО (IFRS) 10</text:span></text:span></text:p>
            <text:p text:style-name="Text_20_body"><text:span text:style-name="Emphasis"><text:span text:style-name="T1"/></text:span></text:p>
          </table:table-cell>
          <table:table-cell table:style-name="Таблица1.A9" office:value-type="string">
            <text:p text:style-name="P7"><text:span text:style-name="Strong_20_Emphasis"><text:span text:style-name="T3"/></text:span></text:p>
            <text:p text:style-name="Text_20_body"><text:a xlink:type="simple" xlink:href="http://allmsfo.ru/images/stories/Downloads/msfo/IFRS/ifrs10.pdf"><text:span text:style-name="Emphasis"><text:span text:style-name="T1">Консолидированная финансовая отчетность</text:span></text:span></text:a></text:p>
          </table:table-cell>
        </table:table-row>
        <table:table-row table:style-name="Таблица1.1">
          <table:table-cell table:style-name="Таблица1.A9" office:value-type="string">
            <text:p text:style-name="P7"><text:span text:style-name="Strong_20_Emphasis"><text:span text:style-name="T21">МСФО (IFRS) 11</text:span></text:span></text:p>
            <text:p text:style-name="Text_20_body"><text:span text:style-name="Emphasis"><text:span text:style-name="T1"/></text:span></text:p>
          </table:table-cell>
          <table:table-cell table:style-name="Таблица1.A9" office:value-type="string">
            <text:p text:style-name="P7"><text:span text:style-name="Strong_20_Emphasis"><text:span text:style-name="T3"/></text:span></text:p>
            <text:p text:style-name="Text_20_body"><text:a xlink:type="simple" xlink:href="http://allmsfo.ru/images/stories/Downloads/msfo/IFRS/ifrs11.pdf"><text:span text:style-name="Emphasis"><text:span text:style-name="T1">Совместная деятельность</text:span></text:span></text:a></text:p>
          </table:table-cell>
        </table:table-row>
        <table:table-row table:style-name="Таблица1.1">
          <table:table-cell table:style-name="Таблица1.A9" office:value-type="string">
            <text:p text:style-name="P7"><text:span text:style-name="Strong_20_Emphasis"><text:span text:style-name="T21">МСФО (IFRS) 12</text:span></text:span></text:p>
            <text:p text:style-name="P75"><text:line-break/></text:p>
          </table:table-cell>
          <table:table-cell table:style-name="Таблица1.A9" office:value-type="string">
            <text:p text:style-name="P7"><text:span text:style-name="Strong_20_Emphasis"><text:span text:style-name="T3"/></text:span></text:p>
            <text:p text:style-name="Text_20_body"><text:a xlink:type="simple" xlink:href="http://allmsfo.ru/images/stories/Downloads/msfo/IFRS/ifrs12.pdf"><text:span text:style-name="Emphasis"><text:span text:style-name="T1">Раскрытие информации об участии в других предприятиях</text:span></text:span></text:a><text:span text:style-name="T3"><text:line-break/></text:span></text:p>
          </table:table-cell>
        </table:table-row>
        <table:table-row table:style-name="Таблица1.1">
          <table:table-cell table:style-name="Таблица1.A9" office:value-type="string">
            <text:p text:style-name="P8"><text:span text:style-name="Strong_20_Emphasis"><text:span text:style-name="T3">МСФО (IFRS) 13</text:span></text:span></text:p>
            <text:p text:style-name="Text_20_body"><text:span text:style-name="Emphasis"><text:span text:style-name="T1"/></text:span></text:p>
          </table:table-cell>
          <table:table-cell table:style-name="Таблица1.A9" office:value-type="string">
            <text:p text:style-name="P8"><text:span text:style-name="Strong_20_Emphasis"><text:span text:style-name="T3"/></text:span></text:p>
            <text:p text:style-name="P74"><text:a xlink:type="simple" xlink:href="http://allmsfo.ru/images/stories/Downloads/msfo/IFRS/ifrs13.pdf"><text:span text:style-name="Emphasis"><text:span text:style-name="T1">Оценка справедливой стоимости</text:span></text:span></text:a></text:p>
          </table:table-cell>
        </table:table-row>
        <table:table-row table:style-name="Таблица1.1">
          <table:table-cell table:style-name="Таблица1.A1" office:value-type="string">
            <text:p text:style-name="P2">МСФО (IAS) 1</text:p>
          </table:table-cell>
          <table:table-cell table:style-name="Таблица1.A1" office:value-type="string">
            <text:p text:style-name="P2">Представление финансовой отчетности</text:p>
          </table:table-cell>
        </table:table-row>
        <table:table-row table:style-name="Таблица1.1">
          <table:table-cell table:style-name="Таблица1.A1" office:value-type="string">
            <text:p text:style-name="P2">МСФО (IAS) 2</text:p>
          </table:table-cell>
          <table:table-cell table:style-name="Таблица1.A1" office:value-type="string">
            <text:p text:style-name="P2">Запасы</text:p>
          </table:table-cell>
        </table:table-row>
        <table:table-row table:style-name="Таблица1.1">
          <table:table-cell table:style-name="Таблица1.A1" office:value-type="string">
            <text:p text:style-name="P2">МСФО (IA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1" office:value-type="string">
            <text:p text:style-name="P2">МСФО (IAS) 8</text:p>
          </table:table-cell>
          <table:table-cell table:style-name="Таблица1.A1" office:value-type="string">
            <text:p text:style-name="P2">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2">МСФО (IAS) 10</text:p>
          </table:table-cell>
          <table:table-cell table:style-name="Таблица1.A1" office:value-type="string">
            <text:p text:style-name="P2">События после отчетной даты</text:p>
          </table:table-cell>
        </table:table-row>
        <table:table-row table:style-name="Таблица1.1">
          <table:table-cell table:style-name="Таблица1.A1" office:value-type="string">
            <text:p text:style-name="P2">МСФО (IAS) 11</text:p>
          </table:table-cell>
          <table:table-cell table:style-name="Таблица1.A1" office:value-type="string">
            <text:p text:style-name="P2">Договоры подряда</text:p>
          </table:table-cell>
        </table:table-row>
        <table:table-row table:style-name="Таблица1.1">
          <table:table-cell table:style-name="Таблица1.A1" office:value-type="string">
            <text:p text:style-name="P2">МСФО (IAS) 12</text:p>
          </table:table-cell>
          <table:table-cell table:style-name="Таблица1.A1" office:value-type="string">
            <text:p text:style-name="P2">Налоги на прибыль</text:p>
          </table:table-cell>
        </table:table-row>
        <table:table-row table:style-name="Таблица1.1">
          <table:table-cell table:style-name="Таблица1.A1" office:value-type="string">
            <text:p text:style-name="P2">МСФО (IAS) 14</text:p>
          </table:table-cell>
          <table:table-cell table:style-name="Таблица1.A1" office:value-type="string">
            <text:p text:style-name="P2">Сегментная отчетность</text:p>
          </table:table-cell>
        </table:table-row>
        <table:table-row table:style-name="Таблица1.1">
          <table:table-cell table:style-name="Таблица1.A1" office:value-type="string">
            <text:p text:style-name="P2">МСФО (IAS) 16</text:p>
          </table:table-cell>
          <table:table-cell table:style-name="Таблица1.A1" office:value-type="string">
            <text:p text:style-name="P2">Основные средства</text:p>
          </table:table-cell>
        </table:table-row>
        <table:table-row table:style-name="Таблица1.1">
          <table:table-cell table:style-name="Таблица1.A1" office:value-type="string">
            <text:p text:style-name="P2">МСФО (IAS) 17</text:p>
          </table:table-cell>
          <table:table-cell table:style-name="Таблица1.A1" office:value-type="string">
            <text:p text:style-name="P2">Аренда</text:p>
          </table:table-cell>
        </table:table-row>
        <text:soft-page-break/>
        <table:table-row table:style-name="Таблица1.1">
          <table:table-cell table:style-name="Таблица1.A1" office:value-type="string">
            <text:p text:style-name="P2">МСФО (IAS) 18</text:p>
          </table:table-cell>
          <table:table-cell table:style-name="Таблица1.A1" office:value-type="string">
            <text:p text:style-name="P2">Выручка</text:p>
          </table:table-cell>
        </table:table-row>
        <table:table-row table:style-name="Таблица1.1">
          <table:table-cell table:style-name="Таблица1.A1" office:value-type="string">
            <text:p text:style-name="P2">МСФО (IAS) 19</text:p>
          </table:table-cell>
          <table:table-cell table:style-name="Таблица1.A1" office:value-type="string">
            <text:p text:style-name="P2">Вознаграждения работникам</text:p>
          </table:table-cell>
        </table:table-row>
        <table:table-row table:style-name="Таблица1.1">
          <table:table-cell table:style-name="Таблица1.A1" office:value-type="string">
            <text:p text:style-name="P2">МСФО (IAS) 20</text:p>
          </table:table-cell>
          <table:table-cell table:style-name="Таблица1.A1" office:value-type="string">
            <text:p text:style-name="P2">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2">МСФО (IAS) 21</text:p>
          </table:table-cell>
          <table:table-cell table:style-name="Таблица1.A1" office:value-type="string">
            <text:p text:style-name="P2">Влияние изменений валютных курсов</text:p>
          </table:table-cell>
        </table:table-row>
        <table:table-row table:style-name="Таблица1.1">
          <table:table-cell table:style-name="Таблица1.A1" office:value-type="string">
            <text:p text:style-name="P2">МСФО (IAS) 23</text:p>
          </table:table-cell>
          <table:table-cell table:style-name="Таблица1.A1" office:value-type="string">
            <text:p text:style-name="P2">Затраты по займам</text:p>
          </table:table-cell>
        </table:table-row>
        <table:table-row table:style-name="Таблица1.1">
          <table:table-cell table:style-name="Таблица1.A1" office:value-type="string">
            <text:p text:style-name="P2">МСФО (IAS) 24</text:p>
          </table:table-cell>
          <table:table-cell table:style-name="Таблица1.A1" office:value-type="string">
            <text:p text:style-name="P2">Раскрыте информации о связанных сторонах</text:p>
          </table:table-cell>
        </table:table-row>
        <table:table-row table:style-name="Таблица1.1">
          <table:table-cell table:style-name="Таблица1.A1" office:value-type="string">
            <text:p text:style-name="P2">МСФО (IAS) 26</text:p>
          </table:table-cell>
          <table:table-cell table:style-name="Таблица1.A1" office:value-type="string">
            <text:p text:style-name="P2">Учет и отчетность по пенсионным планам</text:p>
          </table:table-cell>
        </table:table-row>
        <table:table-row table:style-name="Таблица1.1">
          <table:table-cell table:style-name="Таблица1.A1" office:value-type="string">
            <text:p text:style-name="P2">МСФО (IAS) 27</text:p>
          </table:table-cell>
          <table:table-cell table:style-name="Таблица1.A1" office:value-type="string">
            <text:p text:style-name="P2">Консолидированная и индивидуальная финансовая отч<text:span text:style-name="T22">етность </text:span></text:p>
          </table:table-cell>
        </table:table-row>
        <table:table-row table:style-name="Таблица1.1">
          <table:table-cell table:style-name="Таблица1.A1" office:value-type="string">
            <text:p text:style-name="P2">МСФО (IAS) 28</text:p>
          </table:table-cell>
          <table:table-cell table:style-name="Таблица1.A1" office:value-type="string">
            <text:p text:style-name="P2">Инвестиции в ассоциированные компании</text:p>
          </table:table-cell>
        </table:table-row>
        <table:table-row table:style-name="Таблица1.1">
          <table:table-cell table:style-name="Таблица1.A1" office:value-type="string">
            <text:p text:style-name="P2">МСФО (IAS)29</text:p>
          </table:table-cell>
          <table:table-cell table:style-name="Таблица1.A1" office:value-type="string">
            <text:p text:style-name="P2">Финансовая отчетность в условиях гиперинфляции</text:p>
          </table:table-cell>
        </table:table-row>
        <table:table-row table:style-name="Таблица1.1">
          <table:table-cell table:style-name="Таблица1.A1" office:value-type="string">
            <text:p text:style-name="P2">МСФО (IAS) 31 </text:p>
          </table:table-cell>
          <table:table-cell table:style-name="Таблица1.A1" office:value-type="string">
            <text:p text:style-name="P2">Финансовая отчетность об участии в совместной деятельности</text:p>
          </table:table-cell>
        </table:table-row>
        <table:table-row table:style-name="Таблица1.1">
          <table:table-cell table:style-name="Таблица1.A1" office:value-type="string">
            <text:p text:style-name="P2">МСФО (IAS) 32</text:p>
          </table:table-cell>
          <table:table-cell table:style-name="Таблица1.A1" office:value-type="string">
            <text:p text:style-name="P2">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2">МСФО (IAS) 33</text:p>
          </table:table-cell>
          <table:table-cell table:style-name="Таблица1.A1" office:value-type="string">
            <text:p text:style-name="P2">Прибыль на акцию</text:p>
          </table:table-cell>
        </table:table-row>
        <table:table-row table:style-name="Таблица1.1">
          <table:table-cell table:style-name="Таблица1.A1" office:value-type="string">
            <text:p text:style-name="P2">МСФО (IAS) 34</text:p>
          </table:table-cell>
          <table:table-cell table:style-name="Таблица1.A1" office:value-type="string">
            <text:p text:style-name="P2">Промежуточная финансовая отчетность</text:p>
          </table:table-cell>
        </table:table-row>
        <table:table-row table:style-name="Таблица1.1">
          <table:table-cell table:style-name="Таблица1.A1" office:value-type="string">
            <text:p text:style-name="P2">МСФО (IAS) 36</text:p>
          </table:table-cell>
          <table:table-cell table:style-name="Таблица1.A1" office:value-type="string">
            <text:p text:style-name="P2">Обесценение активов</text:p>
          </table:table-cell>
        </table:table-row>
        <table:table-row table:style-name="Таблица1.1">
          <table:table-cell table:style-name="Таблица1.A1" office:value-type="string">
            <text:p text:style-name="P2">МСФО (IAS) 37</text:p>
          </table:table-cell>
          <table:table-cell table:style-name="Таблица1.A1" office:value-type="string">
            <text:p text:style-name="P2">Резервы, условные обязательства и условыне активы</text:p>
          </table:table-cell>
        </table:table-row>
        <table:table-row table:style-name="Таблица1.1">
          <table:table-cell table:style-name="Таблица1.A1" office:value-type="string">
            <text:p text:style-name="P2">МСФО (IAS) 38</text:p>
          </table:table-cell>
          <table:table-cell table:style-name="Таблица1.A1" office:value-type="string">
            <text:p text:style-name="P2">Нематериальные активы</text:p>
          </table:table-cell>
        </table:table-row>
        <table:table-row table:style-name="Таблица1.1">
          <table:table-cell table:style-name="Таблица1.A1" office:value-type="string">
            <text:p text:style-name="P2">МСФО (IAS) 39</text:p>
          </table:table-cell>
          <table:table-cell table:style-name="Таблица1.A1" office:value-type="string">
            <text:p text:style-name="P2">Финансовые инструменты: признание и оценка</text:p>
          </table:table-cell>
        </table:table-row>
        <table:table-row table:style-name="Таблица1.1">
          <table:table-cell table:style-name="Таблица1.A1" office:value-type="string">
            <text:p text:style-name="P2">МСФО (IAS) 40</text:p>
          </table:table-cell>
          <table:table-cell table:style-name="Таблица1.A1" office:value-type="string">
            <text:p text:style-name="P2">Инвестиции в недвижимость</text:p>
          </table:table-cell>
        </table:table-row>
        <table:table-row table:style-name="Таблица1.1">
          <table:table-cell table:style-name="Таблица1.A1" office:value-type="string">
            <text:p text:style-name="P2">МСФО (IAS) 41</text:p>
          </table:table-cell>
          <table:table-cell table:style-name="Таблица1.A1" office:value-type="string">
            <text:p text:style-name="P2">Сельское хозяйство</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2" svg:font-family="Arial" style:font-family-generic="system"/>
    <style:font-face style:name="Courier New3" svg:font-family="'Courier New'" style:font-family-generic="system"/>
    <style:font-face style:name="DejaVu Sans1" svg:font-family="'DejaVu Sans'" style:font-family-generic="system"/>
    <style:font-face style:name="Lohit Hindi2" svg:font-family="'Lohit Hindi'"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3"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Normal_20__28_Web_29_" style:display-name="Normal (Web)" style:family="paragraph" style:default-outline-level="">
      <style:paragraph-properties fo:margin-left="0cm" fo:margin-right="0cm" fo:margin-top="0.176cm" fo:margin-bottom="0.176cm" style:contextual-spacing="false" fo:text-align="start" style:justify-single-word="false" fo:orphans="2" fo:widows="2" fo:text-indent="0cm" style:auto-text-indent="false" style:vertical-align="auto"/>
      <style:text-properties fo:font-size="12pt" fo:language="ru" fo:country="RU" style:font-size-asian="12pt" style:language-asian="ru" style:country-asian="RU" style:font-name-complex="Times New Roman2" style:font-family-complex="'Times New Roman'" style:font-family-generic-complex="system" style:font-size-complex="12pt" style:language-complex="ar" style:country-complex="SA"/>
    </style:style>
    <style:style style:name="Frame_20_contents" style:display-name="Frame contents" style:family="paragraph" style:parent-style-name="Standard" style:class="extra"/>
    <style:style style:name="Стиль2" style:family="paragraph" style:default-outline-level="">
      <style:paragraph-properties fo:margin-left="0cm" fo:margin-right="0cm" fo:text-align="justify" style:justify-single-word="false" fo:orphans="2" fo:widows="2" fo:text-indent="0cm" style:auto-text-indent="false" style:vertical-align="auto" style:writing-mode="lr-tb"/>
      <style:text-properties style:font-name="Liberation Serif" fo:font-family="'Liberation Serif'" style:font-family-generic="roman" fo:font-size="10pt" fo:language="en" fo:country="US" style:letter-kerning="true" style:font-name-asian="Arial1" style:font-family-asian="Arial" style:font-family-generic-asian="system" style:font-pitch-asian="variable" style:font-size-asian="10pt" style:language-asian="en" style:country-asian="US" style:font-name-complex="DejaVu Sans1" style:font-family-complex="'DejaVu Sans'" style:font-family-generic-complex="system" style:font-size-complex="10pt" style:language-complex="ar" style:country-complex="SA"/>
    </style:style>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34</meta:editing-cycles>
    <meta:creation-date>2014-04-01T16:47:00</meta:creation-date>
    <dc:date>2014-06-03T21:56:14.670812560</dc:date>
    <meta:editing-duration>P6DT21H24M31S</meta:editing-duration>
    <meta:generator>LibreOffice/4.1.3.2$Linux_X86_64 LibreOffice_project/410m0$Build-2</meta:generator>
    <dc:creator>yuriy </dc:creator>
    <meta:document-statistic meta:table-count="5" meta:image-count="1" meta:object-count="0" meta:page-count="117" meta:paragraph-count="832" meta:word-count="22177" meta:character-count="179418" meta:non-whitespace-character-count="1578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